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68cm"/>
    </style:style>
    <style:style style:name="co2" style:family="table-column">
      <style:table-column-properties fo:break-before="auto" style:column-width="54.871cm"/>
    </style:style>
    <style:style style:name="co3" style:family="table-column">
      <style:table-column-properties fo:break-before="auto" style:column-width="39.48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text:p>abandon</text:p>
          </table:table-cell>
          <table:table-cell office:value-type="string">
            <text:p>abdicate, desert, leave, resign, abjure, discontinue, quit, retire from, cast off, forego, recant, retract, cease, forsake, relinquish, surrender, cede, forswear, renounce, vacate, depart from, give up, repudiate, withdraw from</text:p>
          </table:table-cell>
          <table:table-cell office:value-type="string">
            <text:p>adopt, defend, occupy, seek, advocate, favor, prosecute, support, assert, haunt, protect, undertake, cherish, hold, pursue, uphold, claim, keep, retain, vindicate, court, maintain</text:p>
          </table:table-cell>
        </table:table-row>
        <table:table-row table:style-name="ro1">
          <table:table-cell office:value-type="string">
            <text:p>abase</text:p>
          </table:table-cell>
          <table:table-cell office:value-type="string">
            <text:p>bring low, depress, dishonor, lower, cast down, discredit, humble, reduce, debase, disgrace, humiliate, sink, degrade</text:p>
          </table:table-cell>
          <table:table-cell office:value-type="string">
            <text:p>advance, elevate, honor, raise, aggrandize, exalt, promote, uplift, dignify</text:p>
          </table:table-cell>
        </table:table-row>
        <table:table-row table:style-name="ro1">
          <table:table-cell office:value-type="string">
            <text:p>abash</text:p>
          </table:table-cell>
          <table:table-cell office:value-type="string">
            <text:p>bewilder, daunt, embarrass, mortify, chagrin, discompose, humble, overawe, confound, disconcert, humiliate, shame, confuse, dishearten</text:p>
          </table:table-cell>
          <table:table-cell office:value-type="string">
            <text:p>animate, cheer, encourage, rally, buoy, embolden, inspirit, uphold</text:p>
          </table:table-cell>
        </table:table-row>
        <table:table-row table:style-name="ro1">
          <table:table-cell office:value-type="string">
            <text:p>abate</text:p>
          </table:table-cell>
          <table:table-cell office:value-type="string">
            <text:p>decline, ebb, mitigate, reduce, decrease, lessen, moderate, subside, diminish, lower</text:p>
          </table:table-cell>
          <table:table-cell office:value-type="string">
            <text:p>aggravate, enhance, foment, rage, amplify, enlarge, increase, raise, continue, extend, magnify, revive, develop</text:p>
          </table:table-cell>
        </table:table-row>
        <table:table-row table:style-name="ro1">
          <table:table-cell office:value-type="string">
            <text:p>abbreviation</text:p>
          </table:table-cell>
          <table:table-cell office:value-type="string">
            <text:p>abridgment, contraction</text:p>
          </table:table-cell>
          <table:table-cell/>
        </table:table-row>
        <table:table-row table:style-name="ro1">
          <table:table-cell office:value-type="string">
            <text:p>abet</text:p>
          </table:table-cell>
          <table:table-cell office:value-type="string">
            <text:p>advocate, countenance, incite, sanction, aid, embolden, instigate, support, assist, encourage, promote, uphold</text:p>
          </table:table-cell>
          <table:table-cell office:value-type="string">
            <text:p>baffle, deter, dissuade, hinder, confound, disapprove, expose, impede, counteract, disconcert, frustrate, obstruct, denounce, discourage</text:p>
          </table:table-cell>
        </table:table-row>
        <table:table-row table:style-name="ro1">
          <table:table-cell office:value-type="string">
            <text:p>abhor</text:p>
          </table:table-cell>
          <table:table-cell office:value-type="string">
            <text:p>abominate, dislike, loathe, scorn, despise, hate, nauseate, shun, detest</text:p>
          </table:table-cell>
          <table:table-cell office:value-type="string">
            <text:p>admire, crave, esteem, love, approve, desire, like, relish, covet, enjoy</text:p>
          </table:table-cell>
        </table:table-row>
        <table:table-row table:style-name="ro1">
          <table:table-cell office:value-type="string">
            <text:p>abide</text:p>
          </table:table-cell>
          <table:table-cell office:value-type="string">
            <text:p>anticipate, dwell, remain, stop, await, endure, reside, tarry, bear, expect, rest, tolerate, bide, inhabit, sojourn, wait, confront, live, stay, watch, continue, lodge</text:p>
          </table:table-cell>
          <table:table-cell office:value-type="string">
            <text:p>abandon, forfeit, migrate, reject, avoid, forfend, move, resist, depart, journey, proceed, shun</text:p>
          </table:table-cell>
        </table:table-row>
        <table:table-row table:style-name="ro1">
          <table:table-cell office:value-type="string">
            <text:p>abolish</text:p>
          </table:table-cell>
          <table:table-cell office:value-type="string">
            <text:p>abate, eradicate, prohibit, stamp out, abrogate, exterminate, remove, subvert, annihilate, extirpate, repeal, supplant, annul, nullify, reverse, suppress, destroy, obliterate, revoke, terminate, end, overthrow, set aside</text:p>
          </table:table-cell>
          <table:table-cell office:value-type="string">
            <text:p>authorize, establish, reinstate, revive, cherish, institute, renew, set up, confirm, introduce, repair, support, continue, legalize, restore, sustain, enact, promote</text:p>
          </table:table-cell>
        </table:table-row>
        <table:table-row table:style-name="ro1">
          <table:table-cell office:value-type="string">
            <text:p>abomination</text:p>
          </table:table-cell>
          <table:table-cell office:value-type="string">
            <text:p>abhorrence, curse, hatred, plague, abuse, detestation, horror, shame, annoyance, disgust, iniquity, villainy, aversion, evil, nuisance, wickedness, crime, execration, offense</text:p>
          </table:table-cell>
          <table:table-cell office:value-type="string">
            <text:p>affection, blessing, enjoyment, joy, appreciation, delight, esteem, satisfaction, approval, desire, gratification, treat, benefit</text:p>
          </table:table-cell>
        </table:table-row>
        <table:table-row table:style-name="ro1">
          <table:table-cell office:value-type="string">
            <text:p>abridgment</text:p>
          </table:table-cell>
          <table:table-cell office:value-type="string">
            <text:p>abbreviation, compend, epitome, summary, abstract, compendium, outline, synopsis, analysis, digest</text:p>
          </table:table-cell>
          <table:table-cell/>
        </table:table-row>
        <table:table-row table:style-name="ro1">
          <table:table-cell office:value-type="string">
            <text:p>absolute</text:p>
          </table:table-cell>
          <table:table-cell office:value-type="string">
            <text:p>arbitrary, compulsory, haughty, peremptory, arrogant, controlling, imperative, positive, authoritative, despotic, imperious, supreme, autocratic, dictatorial, irresponsible, tyrannical, coercive, dogmatic, lordly, unconditional, commanding, domineering, overbearing, unequivocal, compulsive, exacting</text:p>
          </table:table-cell>
          <table:table-cell office:value-type="string">
            <text:p>accountable, constitutional, gentle, lowly, responsible, complaisant, contingent, humble, meek, submissive, compliant, docile, lenient, mild, yielding, conditional, ductile, limited</text:p>
          </table:table-cell>
        </table:table-row>
        <table:table-row table:style-name="ro1">
          <table:table-cell office:value-type="string">
            <text:p>absolve</text:p>
          </table:table-cell>
          <table:table-cell office:value-type="string">
            <text:p>acquit, exculpate, forgive, pardon, clear, exempt, free, release, discharge, exonerate, liberate, set free</text:p>
          </table:table-cell>
          <table:table-cell office:value-type="string">
            <text:p>accuse, charge, condemn, impeach, obligate, bind, compel, convict, inculpate, oblige</text:p>
          </table:table-cell>
        </table:table-row>
        <table:table-row table:style-name="ro1">
          <table:table-cell office:value-type="string">
            <text:p>absorb</text:p>
          </table:table-cell>
          <table:table-cell office:value-type="string">
            <text:p>consume, engross, suck up, take in, drink in, exhaust, swallow, take up, drink up, imbibe, swallow up</text:p>
          </table:table-cell>
          <table:table-cell office:value-type="string">
            <text:p>cast out, dissipate, emit, put forth, shoot forth, disgorge, distract, exude, radiate, throw off, disperse, eject, give up, send out, vomit</text:p>
          </table:table-cell>
        </table:table-row>
        <table:table-row table:style-name="ro1">
          <table:table-cell office:value-type="string">
            <text:p>abstinence</text:p>
          </table:table-cell>
          <table:table-cell office:value-type="string">
            <text:p>abstemiousness, frugality, self-denial, sobriety, continence, moderation, self-restraint, temperance, fasting, self-control</text:p>
          </table:table-cell>
          <table:table-cell office:value-type="string">
            <text:p>drunkenness, greed, reveling, sensuality, excess, intemperance, revelry, wantonness, gluttony, intoxication, self-indulgence</text:p>
          </table:table-cell>
        </table:table-row>
        <table:table-row table:style-name="ro1">
          <table:table-cell office:value-type="string">
            <text:p>abstract</text:p>
          </table:table-cell>
          <table:table-cell office:value-type="string">
            <text:p>appropriate, distract, purloin, steal, detach, divert, remove, take away, discriminate, eliminate, separate, withdraw, distinguish</text:p>
          </table:table-cell>
          <table:table-cell office:value-type="string">
            <text:p>add, complete, fill up, restore, unite, combine, conjoin, increase, strengthen</text:p>
          </table:table-cell>
        </table:table-row>
        <table:table-row table:style-name="ro1">
          <table:table-cell office:value-type="string">
            <text:p>abstracted</text:p>
          </table:table-cell>
          <table:table-cell office:value-type="string">
            <text:p>absent, heedless, listless, preoccupied, absent-minded, inattentive, negligent, thoughtless, absorbed, indifferent, oblivious</text:p>
          </table:table-cell>
          <table:table-cell office:value-type="string">
            <text:p>alert, on hand, ready, wide-awake, attentive, prompt, thoughtful</text:p>
          </table:table-cell>
        </table:table-row>
        <table:table-row table:style-name="ro1">
          <table:table-cell office:value-type="string">
            <text:p>absurd</text:p>
          </table:table-cell>
          <table:table-cell office:value-type="string">
            <text:p>anomalous, ill-considered, ludicrous, ridiculous, chimerical, ill-judged, mistaken, senseless, erroneous, inconclusive, monstrous, stupid, false, incorrect, nonsensical, unreasonable, foolish, infatuated, paradoxical, wild, ill-advised, irrational, preposterous</text:p>
          </table:table-cell>
          <table:table-cell office:value-type="string">
            <text:p>certain, incontrovertible, rational, substantial, consistent, indisputable, reasonable, true, demonstrable, indubitable, sagacious, undeniable, demonstrated, infallible, sensible, unquestionable, established, logical, sound, wise, incontestable</text:p>
          </table:table-cell>
        </table:table-row>
        <table:table-row table:style-name="ro1">
          <table:table-cell office:value-type="string">
            <text:p>abuse</text:p>
          </table:table-cell>
          <table:table-cell office:value-type="string">
            <text:p>aggrieve, impose on or, oppress, ruin, damage, upon, persecute, slander, defame, injure, pervert, victimize, defile, malign, prostitute, vilify, disparage, maltreat, rail at, violate, harm, misemploy, ravish, vituperate, ill-treat, misuse, reproach, wrong, ill-use, molest, revile</text:p>
          </table:table-cell>
          <table:table-cell office:value-type="string">
            <text:p>applaud, conserve, favor, protect, sustain, benefit, consider, laud, regard, tend, care for, eulogize, panegyrize, respect, uphold, cherish, extol, praise, shield, vindicate</text:p>
          </table:table-cell>
        </table:table-row>
        <table:table-row table:style-name="ro1">
          <table:table-cell office:value-type="string">
            <text:p>accessory</text:p>
          </table:table-cell>
          <table:table-cell office:value-type="string">
            <text:p>abetter or abettor, associate, companion, henchman, accomplice, attendant, confederate, participator, ally, coadjutor, follower, partner, assistant, colleague, helper, retainer</text:p>
          </table:table-cell>
          <table:table-cell office:value-type="string">
            <text:p>adversary, chief, foe, leader, principal, antagonist, commander, hinderer, opponent, rival, betrayer, enemy, instigator, opposer</text:p>
          </table:table-cell>
        </table:table-row>
        <table:table-row table:style-name="ro1">
          <table:table-cell office:value-type="string">
            <text:p>accident</text:p>
          </table:table-cell>
          <table:table-cell office:value-type="string">
            <text:p>adventure, contingency, happening, misfortune, calamity, disaster, hazard, mishap, casualty, fortuity, incident, possibility, chance, hap, misadventure</text:p>
          </table:table-cell>
          <table:table-cell office:value-type="string">
            <text:p>appointment, decree, intention, ordainment, preparation, calculation, fate, law, ordinance, provision, certainty, foreordination, necessity, plan, purpose</text:p>
          </table:table-cell>
        </table:table-row>
        <table:table-row table:style-name="ro1">
          <table:table-cell office:value-type="string">
            <text:p>acquaintance</text:p>
          </table:table-cell>
          <table:table-cell office:value-type="string">
            <text:p>association, experience, fellowship, intimacy, companionship, familiarity, friendship, knowledge</text:p>
          </table:table-cell>
          <table:table-cell office:value-type="string">
            <text:p>ignorance, ignoring, inexperience, unfamiliarity</text:p>
          </table:table-cell>
        </table:table-row>
        <table:table-row table:style-name="ro1">
          <table:table-cell office:value-type="string">
            <text:p>acrimony</text:p>
          </table:table-cell>
          <table:table-cell office:value-type="string">
            <text:p>acerbity, harshness, severity, tartness, asperity, malignity, sharpness, unkindness, bitterness, moroseness, sourness, virulence, causticity</text:p>
          </table:table-cell>
          <table:table-cell office:value-type="string">
            <text:p>amiability, gentleness, kindness, smoothness, courtesy, good nature, mildness, sweetness</text:p>
          </table:table-cell>
        </table:table-row>
        <table:table-row table:style-name="ro1">
          <table:table-cell office:value-type="string">
            <text:p>act</text:p>
          </table:table-cell>
          <table:table-cell office:value-type="string">
            <text:p>accomplishment, execution, movement, achievement, exercise, operation, action, exertion, performance, consummation, exploit, proceeding, deed, feat, transaction, doing, motion, work, effect</text:p>
          </table:table-cell>
          <table:table-cell office:value-type="string">
            <text:p>cessation, immobility, inertia, quiet, suffering, deliberation, inaction, passion[A], repose, suspension, endurance, inactivity, quiescence, rest</text:p>
          </table:table-cell>
        </table:table-row>
        <table:table-row table:style-name="ro1">
          <table:table-cell office:value-type="string">
            <text:p>active</text:p>
          </table:table-cell>
          <table:table-cell office:value-type="string">
            <text:p>agile, energetic, officious, sprightly, alert, expeditious, prompt, spry, brisk, industrious, quick, supple, bustling, lively, ready, vigorous, busy, mobile, restless, wide awake, diligent, nimble</text:p>
          </table:table-cell>
          <table:table-cell office:value-type="string">
            <text:p>dull, inactive, lazy, slow, heavy, indolent, quiescent, sluggish, idle, inert, quiet, stupid</text:p>
          </table:table-cell>
        </table:table-row>
        <table:table-row table:style-name="ro1">
          <table:table-cell office:value-type="string">
            <text:p>acumen</text:p>
          </table:table-cell>
          <table:table-cell office:value-type="string">
            <text:p>acuteness, insight, perspicacity, sharpness, cleverness, keenness, sagacity, shrewdness, discernment, penetration</text:p>
          </table:table-cell>
          <table:table-cell office:value-type="string">
            <text:p>bluntness, dulness, obtuseness, stupidity</text:p>
          </table:table-cell>
        </table:table-row>
        <table:table-row table:style-name="ro1">
          <table:table-cell office:value-type="string">
            <text:p>add</text:p>
          </table:table-cell>
          <table:table-cell office:value-type="string">
            <text:p>adjoin, annex, augment, extend, make up, affix, append, cast up, increase, subjoin, amplify, attach, enlarge, join on, sum up</text:p>
          </table:table-cell>
          <table:table-cell office:value-type="string">
            <text:p>abstract, diminish, lessen, remove, withdraw, deduct, dissever, reduce, subtract</text:p>
          </table:table-cell>
        </table:table-row>
        <table:table-row table:style-name="ro1">
          <table:table-cell office:value-type="string">
            <text:p>addicted</text:p>
          </table:table-cell>
          <table:table-cell office:value-type="string">
            <text:p>abandoned, devoted, given over, inclined, accustomed, disposed, given up, prone, attached, given, habituated, wedded</text:p>
          </table:table-cell>
          <table:table-cell office:value-type="string">
            <text:p>averse, disinclined, indisposed, unaccustomed</text:p>
          </table:table-cell>
        </table:table-row>
        <table:table-row table:style-name="ro1">
          <table:table-cell office:value-type="string">
            <text:p>address</text:p>
          </table:table-cell>
          <table:table-cell office:value-type="string">
            <text:p>cost, approach, hail, speak to, apostrophize, court, salute, woo, appeal, greet</text:p>
          </table:table-cell>
          <table:table-cell office:value-type="string">
            <text:p>avoid, elude, overlook, pass by, cut, ignore, pass, shun</text:p>
          </table:table-cell>
        </table:table-row>
        <table:table-row table:style-name="ro1">
          <table:table-cell office:value-type="string">
            <text:p>address</text:p>
          </table:table-cell>
          <table:table-cell office:value-type="string">
            <text:p>adroitness, discretion, manners, readiness, courtesy, ingenuity, politeness, tact, dexterity</text:p>
          </table:table-cell>
          <table:table-cell office:value-type="string">
            <text:p>awkwardness, clumsiness, ill-breeding, stupidity, boorishness, fatuity, ill manners, unmannerliness, clownishness, folly, rudeness, unwisdom</text:p>
          </table:table-cell>
        </table:table-row>
        <table:table-row table:style-name="ro1">
          <table:table-cell office:value-type="string">
            <text:p>adequate</text:p>
          </table:table-cell>
          <table:table-cell office:value-type="string">
            <text:p>able, competent, fitted, satisfactory, adapted, equal, fitting, sufficient, capable, fit, qualified, suitable, commensurate</text:p>
          </table:table-cell>
          <table:table-cell office:value-type="string">
            <text:p>disqualified, inferior, unequal, unsatisfactory, useless, inadequate, insufficient, unfit, unsuitable, worthless, incompetent, poor, unqualified</text:p>
          </table:table-cell>
        </table:table-row>
        <table:table-row table:style-name="ro1">
          <table:table-cell office:value-type="string">
            <text:p>adherent</text:p>
          </table:table-cell>
          <table:table-cell office:value-type="string">
            <text:p>aid, ally, disciple, partisan, supporter, aider, backer, follower</text:p>
          </table:table-cell>
          <table:table-cell office:value-type="string">
            <text:p>adversary, betrayer, enemy, opponent, traitor, antagonist, deserter, hater, renegade</text:p>
          </table:table-cell>
        </table:table-row>
        <table:table-row table:style-name="ro1">
          <table:table-cell office:value-type="string">
            <text:p>adhesive</text:p>
          </table:table-cell>
          <table:table-cell office:value-type="string">
            <text:p>cohesive, gummy, sticky, viscous, glutinous, sticking, viscid</text:p>
          </table:table-cell>
          <table:table-cell office:value-type="string">
            <text:p>free, inadhesive, loose, separable</text:p>
          </table:table-cell>
        </table:table-row>
        <table:table-row table:style-name="ro1">
          <table:table-cell office:value-type="string">
            <text:p>adjacent</text:p>
          </table:table-cell>
          <table:table-cell office:value-type="string">
            <text:p>abutting, bordering, contiguous, neighboring, adjoining, close, coterminous, next, attached, conterminous, near, nigh, beside</text:p>
          </table:table-cell>
          <table:table-cell office:value-type="string">
            <text:p>detached, disconnected, disjoined, distant, remote, separate</text:p>
          </table:table-cell>
        </table:table-row>
        <table:table-row table:style-name="ro1">
          <table:table-cell office:value-type="string">
            <text:p>admire</text:p>
          </table:table-cell>
          <table:table-cell office:value-type="string">
            <text:p>adore, delight in, extol, respect, venerate, applaud, enjoy, honor, revere, wonder, approve, esteem, love</text:p>
          </table:table-cell>
          <table:table-cell office:value-type="string">
            <text:p>abhor, contemn, detest, execrate, ridicule, abominate, despise, dislike, hate, scorn</text:p>
          </table:table-cell>
        </table:table-row>
        <table:table-row table:style-name="ro1">
          <table:table-cell office:value-type="string">
            <text:p>adorn</text:p>
          </table:table-cell>
          <table:table-cell office:value-type="string">
            <text:p>beautify, decorate, garnish, illustrate, bedeck, embellish, gild, ornament, deck</text:p>
          </table:table-cell>
          <table:table-cell office:value-type="string">
            <text:p>deface, deform, disfigure, mar, spoil</text:p>
          </table:table-cell>
        </table:table-row>
        <table:table-row table:style-name="ro1">
          <table:table-cell office:value-type="string">
            <text:p>affront</text:p>
          </table:table-cell>
          <table:table-cell office:value-type="string">
            <text:p>aggravate, exasperate, offend, vex, annoy, insult, provoke, wound, displease, irritate, tease</text:p>
          </table:table-cell>
          <table:table-cell office:value-type="string">
            <text:p>conciliate, content, gratify, honor, please</text:p>
          </table:table-cell>
        </table:table-row>
        <table:table-row table:style-name="ro1">
          <table:table-cell office:value-type="string">
            <text:p>agent</text:p>
          </table:table-cell>
          <table:table-cell office:value-type="string">
            <text:p>actor, factor, means, operator, promoter, doer, instrument, mover, performer</text:p>
          </table:table-cell>
          <table:table-cell office:value-type="string">
            <text:p>chief, inventor, originator, principal</text:p>
          </table:table-cell>
        </table:table-row>
        <table:table-row table:style-name="ro1">
          <table:table-cell office:value-type="string">
            <text:p>agree</text:p>
          </table:table-cell>
          <table:table-cell office:value-type="string">
            <text:p>accede, admit, coincide, concur, accept, approve, combine, consent, accord, assent, comply, harmonize, acquiesce</text:p>
          </table:table-cell>
          <table:table-cell office:value-type="string">
            <text:p>contend, demur, disagree, oppose, contradict, deny, dispute, protest, decline, differ, dissent, refuse</text:p>
          </table:table-cell>
        </table:table-row>
        <table:table-row table:style-name="ro1">
          <table:table-cell office:value-type="string">
            <text:p>agriculture</text:p>
          </table:table-cell>
          <table:table-cell office:value-type="string">
            <text:p>cultivation, gardening, kitchen-gardening, culture, horticulture, market-gardening, farming, husbandry, tillage, floriculture</text:p>
          </table:table-cell>
          <table:table-cell/>
        </table:table-row>
        <table:table-row table:style-name="ro1">
          <table:table-cell office:value-type="string">
            <text:p>aim</text:p>
          </table:table-cell>
          <table:table-cell office:value-type="string">
            <text:p>aspiration, endeavor, intention, tendency, design, goal, mark, determination, inclination, object, end, intent, purpose</text:p>
          </table:table-cell>
          <table:table-cell office:value-type="string">
            <text:p>aimlessness, heedlessness, negligence, purposelessness, avoidance, neglect, oversight, thoughtlessness, carelessness</text:p>
          </table:table-cell>
        </table:table-row>
        <table:table-row table:style-name="ro1">
          <table:table-cell office:value-type="string">
            <text:p>air</text:p>
          </table:table-cell>
          <table:table-cell office:value-type="string">
            <text:p>appearance, demeanor, manner, sort, bearing, expression, mien, style, behavior, fashion, port, way, carriage, look</text:p>
          </table:table-cell>
          <table:table-cell/>
        </table:table-row>
        <table:table-row table:style-name="ro1">
          <table:table-cell office:value-type="string">
            <text:p>airy</text:p>
          </table:table-cell>
          <table:table-cell office:value-type="string">
            <text:p>aerial, ethereal, frolicsome, joyous, lively, animated, fairylike, gay, light, sprightly</text:p>
          </table:table-cell>
          <table:table-cell office:value-type="string">
            <text:p>clumsy, heavy, ponderous, sluggish, wooden, dull, inert, slow, stony</text:p>
          </table:table-cell>
        </table:table-row>
        <table:table-row table:style-name="ro1">
          <table:table-cell office:value-type="string">
            <text:p>alarm</text:p>
          </table:table-cell>
          <table:table-cell office:value-type="string">
            <text:p>affright, disquietude, fright, solicitude, apprehension, dread, misgiving, terror, consternation, fear, panic, timidity, dismay</text:p>
          </table:table-cell>
          <table:table-cell office:value-type="string">
            <text:p>assurance, calmness, confidence, repose, security</text:p>
          </table:table-cell>
        </table:table-row>
        <table:table-row table:style-name="ro1">
          <table:table-cell office:value-type="string">
            <text:p>alert</text:p>
          </table:table-cell>
          <table:table-cell office:value-type="string">
            <text:p>active, lively, prepared, vigilant, brisk, nimble, prompt, watchful, hustling, on the watch, ready, wide-awake</text:p>
          </table:table-cell>
          <table:table-cell office:value-type="string">
            <text:p>drowsy, dull, heavy, inactive, slow, sluggish, stupid</text:p>
          </table:table-cell>
        </table:table-row>
        <table:table-row table:style-name="ro1">
          <table:table-cell office:value-type="string">
            <text:p>alien</text:p>
          </table:table-cell>
          <table:table-cell office:value-type="string">
            <text:p>conflicting, distant, inappropriate, strange, contradictory, foreign, irrelevant, unconnected, contrary, hostile, opposed, unlike, contrasted, impertinent, remote</text:p>
          </table:table-cell>
          <table:table-cell office:value-type="string">
            <text:p>akin, apropos, germane, proper, appropriate, essential, pertinent, relevant</text:p>
          </table:table-cell>
        </table:table-row>
        <table:table-row table:style-name="ro1">
          <table:table-cell office:value-type="string">
            <text:p>alien</text:p>
          </table:table-cell>
          <table:table-cell office:value-type="string">
            <text:p>foreigner, stranger</text:p>
          </table:table-cell>
          <table:table-cell office:value-type="string">
            <text:p>citizen, fellow-countryman, native-born inhabitant, countryman, native, naturalized person</text:p>
          </table:table-cell>
        </table:table-row>
        <table:table-row table:style-name="ro1">
          <table:table-cell office:value-type="string">
            <text:p>alike</text:p>
          </table:table-cell>
          <table:table-cell office:value-type="string">
            <text:p>akin, equivalent, kindred, same, analogous, homogeneous, like, similar, equal, identical, resembling, uniform</text:p>
          </table:table-cell>
          <table:table-cell office:value-type="string">
            <text:p>different, dissimilar, distinct, heterogeneous, unlike</text:p>
          </table:table-cell>
        </table:table-row>
        <table:table-row table:style-name="ro1">
          <table:table-cell office:value-type="string">
            <text:p>alive</text:p>
          </table:table-cell>
          <table:table-cell office:value-type="string">
            <text:p>active, breathing, live, quick, alert, brisk, lively, subsisting, animate, existent, living, vivacious, animated, existing</text:p>
          </table:table-cell>
          <table:table-cell office:value-type="string">
            <text:p>dead, defunct, dull, lifeless, deceased, dispirited, inanimate, spiritless</text:p>
          </table:table-cell>
        </table:table-row>
        <table:table-row table:style-name="ro1">
          <table:table-cell office:value-type="string">
            <text:p>allay</text:p>
          </table:table-cell>
          <table:table-cell office:value-type="string">
            <text:p>alleviate, compose, quiet, still, appease, mollify, soothe, tranquilize, calm, pacify</text:p>
          </table:table-cell>
          <table:table-cell office:value-type="string">
            <text:p>agitate, excite, kindle, rouse, stir up, arouse, fan, provoke, stir</text:p>
          </table:table-cell>
        </table:table-row>
        <table:table-row table:style-name="ro1">
          <table:table-cell office:value-type="string">
            <text:p>allege</text:p>
          </table:table-cell>
          <table:table-cell office:value-type="string">
            <text:p>adduce, asseverate, claim, maintain, produce, advance, assign, declare, offer, say, affirm, aver, introduce, plead, state, assert, cite</text:p>
          </table:table-cell>
          <table:table-cell/>
        </table:table-row>
        <table:table-row table:style-name="ro1">
          <table:table-cell office:value-type="string">
            <text:p>allegiance</text:p>
          </table:table-cell>
          <table:table-cell office:value-type="string">
            <text:p>devotion, fealty, loyalty, obedience, subjection, faithfulness, homage</text:p>
          </table:table-cell>
          <table:table-cell office:value-type="string">
            <text:p>disaffection, disloyalty, rebellion, sedition, treason</text:p>
          </table:table-cell>
        </table:table-row>
        <table:table-row table:style-name="ro1">
          <table:table-cell office:value-type="string">
            <text:p>allegory</text:p>
          </table:table-cell>
          <table:table-cell office:value-type="string">
            <text:p>fable, fiction, illustration, metaphor, parable, simile</text:p>
          </table:table-cell>
          <table:table-cell office:value-type="string">
            <text:p>chronicle, fact, history, narrative, record</text:p>
          </table:table-cell>
        </table:table-row>
        <table:table-row table:style-name="ro1">
          <table:table-cell office:value-type="string">
            <text:p>alleviate</text:p>
          </table:table-cell>
          <table:table-cell office:value-type="string">
            <text:p>abate, lighten, reduce, remove, assuage, mitigate, relieve, soften, lessen, moderate</text:p>
          </table:table-cell>
          <table:table-cell office:value-type="string">
            <text:p>aggravate, embitter, heighten, intensify, make worse, augment, enhance, increase, magnify</text:p>
          </table:table-cell>
        </table:table-row>
        <table:table-row table:style-name="ro1">
          <table:table-cell office:value-type="string">
            <text:p>alliance</text:p>
          </table:table-cell>
          <table:table-cell office:value-type="string">
            <text:p>coalition, confederation, fusion, partnership, compact, federation, league, union, confederacy</text:p>
          </table:table-cell>
          <table:table-cell office:value-type="string">
            <text:p>antagonism, disunion, enmity, schism, separation, discord, divorce, hostility, secession, war</text:p>
          </table:table-cell>
        </table:table-row>
        <table:table-row table:style-name="ro1">
          <table:table-cell office:value-type="string">
            <text:p>allot</text:p>
          </table:table-cell>
          <table:table-cell office:value-type="string">
            <text:p>appoint, destine, give, portion out, apportion, distribute, grant, select, assign, divide, mete out, set apart, award</text:p>
          </table:table-cell>
          <table:table-cell office:value-type="string">
            <text:p>appropriate, deny, resume, seize, confiscate, refuse, retain, withhold</text:p>
          </table:table-cell>
        </table:table-row>
        <table:table-row table:style-name="ro1">
          <table:table-cell office:value-type="string">
            <text:p>allow</text:p>
          </table:table-cell>
          <table:table-cell office:value-type="string">
            <text:p>admit, consent to, let, sanction, tolerate, concede, grant, permit, suffer, yield</text:p>
          </table:table-cell>
          <table:table-cell office:value-type="string">
            <text:p>deny, disapprove, protest, reject, withstand, disallow, forbid, refuse, resist</text:p>
          </table:table-cell>
        </table:table-row>
        <table:table-row table:style-name="ro1">
          <table:table-cell office:value-type="string">
            <text:p>alloy</text:p>
          </table:table-cell>
          <table:table-cell office:value-type="string">
            <text:p>admixture, adulteration, debasement, deterioration</text:p>
          </table:table-cell>
          <table:table-cell/>
        </table:table-row>
        <table:table-row table:style-name="ro1">
          <table:table-cell office:value-type="string">
            <text:p>allude</text:p>
          </table:table-cell>
          <table:table-cell office:value-type="string">
            <text:p>advert, indicate, intimate, point, signify, hint, insinuate, mention, refer, suggest, imply</text:p>
          </table:table-cell>
          <table:table-cell/>
        </table:table-row>
        <table:table-row table:style-name="ro1">
          <table:table-cell office:value-type="string">
            <text:p>allure</text:p>
          </table:table-cell>
          <table:table-cell office:value-type="string">
            <text:p>attract, captivate, decoy, entice, lure, tempt, cajole, coax, draw, inveigle, seduce, win</text:p>
          </table:table-cell>
          <table:table-cell office:value-type="string">
            <text:p>chill, damp, deter, dissuade, drive away, repel, warn</text:p>
          </table:table-cell>
        </table:table-row>
        <table:table-row table:style-name="ro1">
          <table:table-cell office:value-type="string">
            <text:p>also</text:p>
          </table:table-cell>
          <table:table-cell office:value-type="string">
            <text:p>as well, in addition, likewise, too, as well as, in like manner, similarly, withal, besides</text:p>
          </table:table-cell>
          <table:table-cell office:value-type="string">
            <text:p>but, nevertheless, on the contrary, yet, in spite of, notwithstanding, on the other hand</text:p>
          </table:table-cell>
        </table:table-row>
        <table:table-row table:style-name="ro1">
          <table:table-cell office:value-type="string">
            <text:p>alternative</text:p>
          </table:table-cell>
          <table:table-cell office:value-type="string">
            <text:p>choice, election, option, pick, preference, resource</text:p>
          </table:table-cell>
          <table:table-cell office:value-type="string">
            <text:p>compulsion, necessity</text:p>
          </table:table-cell>
        </table:table-row>
        <table:table-row table:style-name="ro1">
          <table:table-cell office:value-type="string">
            <text:p>amass</text:p>
          </table:table-cell>
          <table:table-cell office:value-type="string">
            <text:p>accumulate, collect, heap up, hoard up, store up, aggregate, gather, hoard, pile up</text:p>
          </table:table-cell>
          <table:table-cell office:value-type="string">
            <text:p>disperse, divide, portion, spend, waste, dissipate, parcel, scatter, squander</text:p>
          </table:table-cell>
        </table:table-row>
        <table:table-row table:style-name="ro1">
          <table:table-cell office:value-type="string">
            <text:p>amateur</text:p>
          </table:table-cell>
          <table:table-cell office:value-type="string">
            <text:p>connoisseur, critic, dilettante, novice, tyro</text:p>
          </table:table-cell>
          <table:table-cell/>
        </table:table-row>
        <table:table-row table:style-name="ro1">
          <table:table-cell office:value-type="string">
            <text:p>amazement</text:p>
          </table:table-cell>
          <table:table-cell office:value-type="string">
            <text:p>admiration, awe, confusion, surprise, astonishment, bewilderment, perplexity, wonder</text:p>
          </table:table-cell>
          <table:table-cell office:value-type="string">
            <text:p>anticipation, composure, expectation, preparation, steadiness, calmness, coolness, indifference, self-possession, stoicism</text:p>
          </table:table-cell>
        </table:table-row>
        <table:table-row table:style-name="ro1">
          <table:table-cell office:value-type="string">
            <text:p>ambition</text:p>
          </table:table-cell>
          <table:table-cell office:value-type="string">
            <text:p>aspiration, competition, emulation, opposition, rivalry</text:p>
          </table:table-cell>
          <table:table-cell office:value-type="string">
            <text:p>carelessness, contentment, humility, indifference, satisfaction</text:p>
          </table:table-cell>
        </table:table-row>
        <table:table-row table:style-name="ro1">
          <table:table-cell office:value-type="string">
            <text:p>amend</text:p>
          </table:table-cell>
          <table:table-cell office:value-type="string">
            <text:p>advance, correct, meliorate, rectify, ameliorate, emend, mend, reform, better, improve, mitigate, repair, cleanse, make better, purify</text:p>
          </table:table-cell>
          <table:table-cell office:value-type="string">
            <text:p>aggravate, debase, harm, mar, tarnish, blemish, depress, impair, spoil, vitiate, corrupt, deteriorate, injure</text:p>
          </table:table-cell>
        </table:table-row>
        <table:table-row table:style-name="ro1">
          <table:table-cell office:value-type="string">
            <text:p>amiable</text:p>
          </table:table-cell>
          <table:table-cell office:value-type="string">
            <text:p>agreeable, engaging, lovable, pleasing, attractive, gentle, lovely, sweet, benignant, good-natured, loving, winning, harming, kind, pleasant, winsome</text:p>
          </table:table-cell>
          <table:table-cell office:value-type="string">
            <text:p>acrimonious, crusty, hateful, ill-tempered, surly, churlish, disagreeable, ill-conditioned, morose, unamiable, crabbed, dogged, ill-humored, sour, unlovely, cruel, gruff, ill-natured, sullen</text:p>
          </table:table-cell>
        </table:table-row>
        <table:table-row table:style-name="ro1">
          <table:table-cell office:value-type="string">
            <text:p>amid</text:p>
          </table:table-cell>
          <table:table-cell office:value-type="string">
            <text:p>amidst, amongst, betwixt, mingled with, among, between, in the midst of, surrounded by</text:p>
          </table:table-cell>
          <table:table-cell office:value-type="string">
            <text:p>afar from, away from, beyond, far from, outside, without</text:p>
          </table:table-cell>
        </table:table-row>
        <table:table-row table:style-name="ro1">
          <table:table-cell office:value-type="string">
            <text:p>amplify</text:p>
          </table:table-cell>
          <table:table-cell office:value-type="string">
            <text:p>augment, dilate, expand, extend, unfold, develop, enlarge, expatiate, increase, widen</text:p>
          </table:table-cell>
          <table:table-cell office:value-type="string">
            <text:p>abbreviate, amputate, condense, cut down, reduce, summarize, abridge, "boil down", curtail, epitomize, retrench, sum up</text:p>
          </table:table-cell>
        </table:table-row>
        <table:table-row table:style-name="ro1">
          <table:table-cell office:value-type="string">
            <text:p>analogy</text:p>
          </table:table-cell>
          <table:table-cell office:value-type="string">
            <text:p>affinity, likeness, relation, similarity, coincidence, parity, resemblance, simile, comparison, proportion, semblance, similitude</text:p>
          </table:table-cell>
          <table:table-cell office:value-type="string">
            <text:p>disagreement, disproportion, dissimilarity, incongruity, unlikeness</text:p>
          </table:table-cell>
        </table:table-row>
        <table:table-row table:style-name="ro1">
          <table:table-cell office:value-type="string">
            <text:p>anger</text:p>
          </table:table-cell>
          <table:table-cell office:value-type="string">
            <text:p>animosity, fury, offense, rage, choler, impatience, passion, resentment, displeasure, indignation, peevishness, temper, exasperation, ire, pettishness, vexation, fretfulness, irritation, petulance, wrath</text:p>
          </table:table-cell>
          <table:table-cell office:value-type="string">
            <text:p>amiability, gentleness, long-suffering, patience, peacefulness, charity, leniency, love, peace, self-control, forbearance, lenity, mildness, peaceableness, self-restraint</text:p>
          </table:table-cell>
        </table:table-row>
        <table:table-row table:style-name="ro1">
          <table:table-cell office:value-type="string">
            <text:p>animal</text:p>
          </table:table-cell>
          <table:table-cell office:value-type="string">
            <text:p>beast, fauna, living organism, sentient being, brute, living creature</text:p>
          </table:table-cell>
          <table:table-cell office:value-type="string">
            <text:p>angel, man, mind, soul, substance (material), inanimate object, matter, mineral, spirit, vegetable</text:p>
          </table:table-cell>
        </table:table-row>
        <table:table-row table:style-name="ro1">
          <table:table-cell office:value-type="string">
            <text:p>announce</text:p>
          </table:table-cell>
          <table:table-cell office:value-type="string">
            <text:p>advertise, give notice (of), proclaim, reveal, circulate, give out, promulgate, say, communicate, herald, propound, spread abroad, declare, make known, publish, state, enunciate, notify, report, tell</text:p>
          </table:table-cell>
          <table:table-cell office:value-type="string">
            <text:p>bury, cover (up), hush, keep secret, suppress, conceal, hide, keep back, secrete, withhold</text:p>
          </table:table-cell>
        </table:table-row>
        <table:table-row table:style-name="ro1">
          <table:table-cell office:value-type="string">
            <text:p>answer</text:p>
          </table:table-cell>
          <table:table-cell office:value-type="string">
            <text:p>rejoinder, repartee, reply, response, retort</text:p>
          </table:table-cell>
          <table:table-cell/>
        </table:table-row>
        <table:table-row table:style-name="ro1">
          <table:table-cell office:value-type="string">
            <text:p>anticipate</text:p>
          </table:table-cell>
          <table:table-cell office:value-type="string">
            <text:p>apprehend, forecast, hope, expect, foretaste, look forward to</text:p>
          </table:table-cell>
          <table:table-cell office:value-type="string">
            <text:p>despair of, distrust, doubt, dread, fear, recall, recollect, remember</text:p>
          </table:table-cell>
        </table:table-row>
        <table:table-row table:style-name="ro1">
          <table:table-cell office:value-type="string">
            <text:p>anticipation</text:p>
          </table:table-cell>
          <table:table-cell office:value-type="string">
            <text:p>antepast, expectation, foresight, hope, apprehension, foreboding, foretaste, presentiment, expectancy, forecast, forethought, prevision</text:p>
          </table:table-cell>
          <table:table-cell office:value-type="string">
            <text:p>astonishment, despair, dread, fear, surprise, consummation, doubt, enjoyment, realization, wonder</text:p>
          </table:table-cell>
        </table:table-row>
        <table:table-row table:style-name="ro1">
          <table:table-cell office:value-type="string">
            <text:p>antipathy</text:p>
          </table:table-cell>
          <table:table-cell office:value-type="string">
            <text:p>abhorrence, disgust, hatred, repugnance, antagonism, dislike, hostility, repulsion, aversion, distaste, opposition, uncongeniality, detestation</text:p>
          </table:table-cell>
          <table:table-cell office:value-type="string">
            <text:p>affinity, attraction, fellow-feeling, kindliness, sympathy, agreement, congeniality, harmony, regard</text:p>
          </table:table-cell>
        </table:table-row>
        <table:table-row table:style-name="ro1">
          <table:table-cell office:value-type="string">
            <text:p>antique</text:p>
          </table:table-cell>
          <table:table-cell office:value-type="string">
            <text:p>ancient, old-fashioned, quaint, superannuated, antiquated</text:p>
          </table:table-cell>
          <table:table-cell office:value-type="string">
            <text:p>fashionable, fresh, modern, modish, new, recent, stylish</text:p>
          </table:table-cell>
        </table:table-row>
        <table:table-row table:style-name="ro1">
          <table:table-cell office:value-type="string">
            <text:p>anxiety</text:p>
          </table:table-cell>
          <table:table-cell office:value-type="string">
            <text:p>anguish, disquiet, foreboding, perplexity, apprehension, disturbance, fretfulness, solicitude, care, dread, fretting, trouble, concern, fear, misgiving, worry</text:p>
          </table:table-cell>
          <table:table-cell office:value-type="string">
            <text:p>apathy, calmness, confidence, light-heartedness, satisfaction, assurance, carelessness, ease, nonchalance, tranquillity</text:p>
          </table:table-cell>
        </table:table-row>
        <table:table-row table:style-name="ro1">
          <table:table-cell office:value-type="string">
            <text:p>apathy</text:p>
          </table:table-cell>
          <table:table-cell office:value-type="string">
            <text:p>calmness, indifference, quietness, stoicism, composure, insensibility, quietude, tranquillity, immobility, lethargy, sluggishness, unconcern, impassibility, phlegm, stillness, unfeelingness</text:p>
          </table:table-cell>
          <table:table-cell office:value-type="string">
            <text:p>agitation, disturbance, feeling, sensibility, sympathy, alarm, eagerness, frenzy, sensitiveness, turbulence, anxiety, emotion, fury, storm, vehemence, care, excitement, passion, susceptibility, violence, distress</text:p>
          </table:table-cell>
        </table:table-row>
        <table:table-row table:style-name="ro1">
          <table:table-cell office:value-type="string">
            <text:p>apiece</text:p>
          </table:table-cell>
          <table:table-cell office:value-type="string">
            <text:p>distributively, each, individually, separately, severally</text:p>
          </table:table-cell>
          <table:table-cell office:value-type="string">
            <text:p>accumulatively, confusedly, indiscriminately, together, unitedly, collectively, en masse, synthetically</text:p>
          </table:table-cell>
        </table:table-row>
        <table:table-row table:style-name="ro1">
          <table:table-cell office:value-type="string">
            <text:p>apology</text:p>
          </table:table-cell>
          <table:table-cell office:value-type="string">
            <text:p>acknowledgment, defense, excuse, plea, confession, exculpation, justification, vindication</text:p>
          </table:table-cell>
          <table:table-cell office:value-type="string">
            <text:p>accusation, charge, condemnation, injury, offense, censure, complaint, imputation, insult, wrong</text:p>
          </table:table-cell>
        </table:table-row>
        <table:table-row table:style-name="ro1">
          <table:table-cell office:value-type="string">
            <text:p>apparent</text:p>
          </table:table-cell>
          <table:table-cell office:value-type="string">
            <text:p>likely, presumable, probable, seeming</text:p>
          </table:table-cell>
          <table:table-cell office:value-type="string">
            <text:p>doubtful, dubious, improbable, unimaginable, unlikely</text:p>
          </table:table-cell>
        </table:table-row>
        <table:table-row table:style-name="ro1">
          <table:table-cell office:value-type="string">
            <text:p>appear</text:p>
          </table:table-cell>
          <table:table-cell office:value-type="string">
            <text:p>have the appearance or semblance, look, seem</text:p>
          </table:table-cell>
          <table:table-cell office:value-type="string">
            <text:p>be, be certain real or true, be the fact, exist</text:p>
          </table:table-cell>
        </table:table-row>
        <table:table-row table:style-name="ro1">
          <table:table-cell office:value-type="string">
            <text:p>appendage</text:p>
          </table:table-cell>
          <table:table-cell office:value-type="string">
            <text:p>accessory, addition, appurtenance, concomitant, accompaniment, adjunct, attachment, extension, addendum, appendix, auxiliary, supplement</text:p>
          </table:table-cell>
          <table:table-cell office:value-type="string">
            <text:p>main body, original, total, whole</text:p>
          </table:table-cell>
        </table:table-row>
        <table:table-row table:style-name="ro1">
          <table:table-cell office:value-type="string">
            <text:p>appetite</text:p>
          </table:table-cell>
          <table:table-cell office:value-type="string">
            <text:p>appetency, impulse, lust, propensity, craving, inclination, passion, relish, desire, liking, proclivity, thirst, disposition, longing, proneness, zest</text:p>
          </table:table-cell>
          <table:table-cell office:value-type="string">
            <text:p>antipathy, detestation, dislike, distaste, indifference, repugnance, aversion, disgust, disrelish, hatred, loathing, repulsion</text:p>
          </table:table-cell>
        </table:table-row>
        <table:table-row table:style-name="ro1">
          <table:table-cell office:value-type="string">
            <text:p>apportion</text:p>
          </table:table-cell>
          <table:table-cell office:value-type="string">
            <text:p>allot, appropriate, deal, distribute, grant, appoint, assign, dispense, divide, share</text:p>
          </table:table-cell>
          <table:table-cell office:value-type="string">
            <text:p>cling to, consolidate, gather together, receive, collect, divide arbitrarily, keep together, retain</text:p>
          </table:table-cell>
        </table:table-row>
        <table:table-row table:style-name="ro1">
          <table:table-cell office:value-type="string">
            <text:p>approximation</text:p>
          </table:table-cell>
          <table:table-cell office:value-type="string">
            <text:p>approach, likeness, neighborhood, resemblance, contiguity, nearness, propinquity, similarity</text:p>
          </table:table-cell>
          <table:table-cell office:value-type="string">
            <text:p>difference, distance, error, remoteness, unlikeness, variation</text:p>
          </table:table-cell>
        </table:table-row>
        <table:table-row table:style-name="ro1">
          <table:table-cell office:value-type="string">
            <text:p>arms</text:p>
          </table:table-cell>
          <table:table-cell office:value-type="string">
            <text:p>accouterments, armor, harness, mail, weapons</text:p>
          </table:table-cell>
          <table:table-cell/>
        </table:table-row>
        <table:table-row table:style-name="ro1">
          <table:table-cell office:value-type="string">
            <text:p>army</text:p>
          </table:table-cell>
          <table:table-cell office:value-type="string">
            <text:p>armament, forces, military, soldiers, array, host, multitude, soldiery, force, legions, phalanx, troops</text:p>
          </table:table-cell>
          <table:table-cell/>
        </table:table-row>
        <table:table-row table:style-name="ro1">
          <table:table-cell office:value-type="string">
            <text:p>arraign</text:p>
          </table:table-cell>
          <table:table-cell office:value-type="string">
            <text:p>accuse, charge, impeach, prosecute, censure, cite, indict, summon</text:p>
          </table:table-cell>
          <table:table-cell office:value-type="string">
            <text:p>acquit, discharge, exonerate, overlook, release, condone, excuse, forgive, pardon, set free</text:p>
          </table:table-cell>
        </table:table-row>
        <table:table-row table:style-name="ro1">
          <table:table-cell office:value-type="string">
            <text:p>array</text:p>
          </table:table-cell>
          <table:table-cell office:value-type="string">
            <text:p>army, collection, line of battle, parade, arrangement, disposition, order, show, battle array, exhibition, order of battle, sight</text:p>
          </table:table-cell>
          <table:table-cell/>
        </table:table-row>
        <table:table-row table:style-name="ro1">
          <table:table-cell office:value-type="string">
            <text:p>arrest</text:p>
          </table:table-cell>
          <table:table-cell office:value-type="string">
            <text:p>apprehend, detain, restrain, stop, capture, hold, secure, take into custody, catch, make prisoner, seize, take prisoner</text:p>
          </table:table-cell>
          <table:table-cell office:value-type="string">
            <text:p>discharge, dismiss, free, liberate, release, set free</text:p>
          </table:table-cell>
        </table:table-row>
        <table:table-row table:style-name="ro1">
          <table:table-cell office:value-type="string">
            <text:p>artifice</text:p>
          </table:table-cell>
          <table:table-cell office:value-type="string">
            <text:p>art, craft, finesse, invention, stratagem, blind, cunning, fraud, machination, subterfuge, cheat, device, guile, maneuver, trick, contrivance, dodge, imposture, ruse, wile</text:p>
          </table:table-cell>
          <table:table-cell office:value-type="string">
            <text:p>artlessness, fairness, guilelessness, ingenuousness, openness, sincerity, candor, frankness, honesty, innocence, simplicity, truth</text:p>
          </table:table-cell>
        </table:table-row>
        <table:table-row table:style-name="ro1">
          <table:table-cell office:value-type="string">
            <text:p>artist</text:p>
          </table:table-cell>
          <table:table-cell office:value-type="string">
            <text:p>artificer, artisan, mechanic, operative, workman</text:p>
          </table:table-cell>
          <table:table-cell/>
        </table:table-row>
        <table:table-row table:style-name="ro1">
          <table:table-cell office:value-type="string">
            <text:p>ask</text:p>
          </table:table-cell>
          <table:table-cell office:value-type="string">
            <text:p>beg, crave, entreat, petition, request, solicit, beseech, demand, implore, pray, require, supplicate</text:p>
          </table:table-cell>
          <table:table-cell office:value-type="string">
            <text:p>claim, command, deny, enforce, exact, extort, insist, refuse, reject</text:p>
          </table:table-cell>
        </table:table-row>
        <table:table-row table:style-name="ro1">
          <table:table-cell office:value-type="string">
            <text:p>associate</text:p>
          </table:table-cell>
          <table:table-cell office:value-type="string">
            <text:p>accomplice, coadjutor, comrade, fellow, mate, ally, colleague, confederate, friend, partner, chum, companion, consort, helpmate, peer</text:p>
          </table:table-cell>
          <table:table-cell office:value-type="string">
            <text:p>antagonist, enemy, foe, hinderer, opponent, opposer, rival, stranger</text:p>
          </table:table-cell>
        </table:table-row>
        <table:table-row table:style-name="ro1">
          <table:table-cell office:value-type="string">
            <text:p>association</text:p>
          </table:table-cell>
          <table:table-cell office:value-type="string">
            <text:p>alliance, confederacy, familiarity, lodge, club, confederation, federation, participation, community, conjunction, fellowship, partnership, companionship, connection, fraternity, society, company, corporation, friendship, union</text:p>
          </table:table-cell>
          <table:table-cell office:value-type="string">
            <text:p>disintegration, independence, isolation, separation, solitude</text:p>
          </table:table-cell>
        </table:table-row>
        <table:table-row table:style-name="ro1">
          <table:table-cell office:value-type="string">
            <text:p>assume</text:p>
          </table:table-cell>
          <table:table-cell office:value-type="string">
            <text:p>accept, arrogate, postulate, put on, affect, claim, presume, take, appropriate, feign, pretend, usurp</text:p>
          </table:table-cell>
          <table:table-cell/>
        </table:table-row>
        <table:table-row table:style-name="ro1">
          <table:table-cell office:value-type="string">
            <text:p>assurance</text:p>
          </table:table-cell>
          <table:table-cell office:value-type="string">
            <text:p>arrogance, boldness, impudence, self-confidence, assertion, confidence, presumption, self-reliance, assumption, effrontery, self-assertion, trust</text:p>
          </table:table-cell>
          <table:table-cell office:value-type="string">
            <text:p>bashfulness, consternation, distrust, hesitancy, shyness, confusion, dismay, doubt, misgiving, timidity</text:p>
          </table:table-cell>
        </table:table-row>
        <table:table-row table:style-name="ro1">
          <table:table-cell office:value-type="string">
            <text:p>astute</text:p>
          </table:table-cell>
          <table:table-cell office:value-type="string">
            <text:p>acute, discerning, penetrating, sharp, clear-sighted, discriminating, penetrative, shrewd, crafty, keen, perspicacious, subtile, cunning, knowing, sagacious, subtle</text:p>
          </table:table-cell>
          <table:table-cell office:value-type="string">
            <text:p>blind, idiotic, shallow, stolid, undiscerning, dull, imbecile, short-sighted, stupid, unintelligent</text:p>
          </table:table-cell>
        </table:table-row>
        <table:table-row table:style-name="ro1">
          <table:table-cell office:value-type="string">
            <text:p>attachment</text:p>
          </table:table-cell>
          <table:table-cell office:value-type="string">
            <text:p>adherence, devotion, friendship, regard, adhesion, esteem, inclination, tenderness, affection, estimation, love, union</text:p>
          </table:table-cell>
          <table:table-cell office:value-type="string">
            <text:p>alienation, aversion, distance, estrangement, repugnance, animosity, coolness, divorce, indifference, separation, antipathy, dislike, enmity, opposition, severance</text:p>
          </table:table-cell>
        </table:table-row>
        <table:table-row table:style-name="ro1">
          <table:table-cell office:value-type="string">
            <text:p>attack</text:p>
          </table:table-cell>
          <table:table-cell office:value-type="string">
            <text:p>assail, beset, combat, invade, assault, besiege, encounter, set upon, beleaguer, charge, fall upon, storm</text:p>
          </table:table-cell>
          <table:table-cell office:value-type="string">
            <text:p>aid, cover, protect, shelter, support, uphold, befriend, defend, resist, shield, sustain, withstand</text:p>
          </table:table-cell>
        </table:table-row>
        <table:table-row table:style-name="ro1">
          <table:table-cell office:value-type="string">
            <text:p>attack</text:p>
          </table:table-cell>
          <table:table-cell office:value-type="string">
            <text:p>aggression, incursion, invasion, onslaught, assault, infringement, onset, trespass, encroachment, intrusion</text:p>
          </table:table-cell>
          <table:table-cell office:value-type="string">
            <text:p>defense, repulsion, resistance, retreat, submission, surrender</text:p>
          </table:table-cell>
        </table:table-row>
        <table:table-row table:style-name="ro1">
          <table:table-cell office:value-type="string">
            <text:p>attain</text:p>
          </table:table-cell>
          <table:table-cell office:value-type="string">
            <text:p>accomplish, arrive at, gain, master, reach, achieve, compass, get, obtain, secure, acquire, earn, grasp, procure, win</text:p>
          </table:table-cell>
          <table:table-cell office:value-type="string">
            <text:p>abandon, fail, forfeit, give up, let go, lose, miss</text:p>
          </table:table-cell>
        </table:table-row>
        <table:table-row table:style-name="ro1">
          <table:table-cell office:value-type="string">
            <text:p>attitude</text:p>
          </table:table-cell>
          <table:table-cell office:value-type="string">
            <text:p>pose, position, posture</text:p>
          </table:table-cell>
          <table:table-cell/>
        </table:table-row>
        <table:table-row table:style-name="ro1">
          <table:table-cell office:value-type="string">
            <text:p>attribute</text:p>
          </table:table-cell>
          <table:table-cell office:value-type="string">
            <text:p>ascribe, associate, connect, impute, refer, assign, charge</text:p>
          </table:table-cell>
          <table:table-cell office:value-type="string">
            <text:p>deny, disconnect, dissociate, separate, sever, sunder</text:p>
          </table:table-cell>
        </table:table-row>
        <table:table-row table:style-name="ro1">
          <table:table-cell office:value-type="string">
            <text:p>attribute</text:p>
          </table:table-cell>
          <table:table-cell office:value-type="string">
            <text:p>property, quality</text:p>
          </table:table-cell>
          <table:table-cell office:value-type="string">
            <text:p>being, essence, nature, substance</text:p>
          </table:table-cell>
        </table:table-row>
        <table:table-row table:style-name="ro1">
          <table:table-cell office:value-type="string">
            <text:p>augur</text:p>
          </table:table-cell>
          <table:table-cell office:value-type="string">
            <text:p>betoken, divine, foretell, predict, prognosticate, bode, forebode, portend, presage, prophesy</text:p>
          </table:table-cell>
          <table:table-cell office:value-type="string">
            <text:p>assure, demonstrate, establish, make sure, settle, calculate, determine, insure, prove, warrant</text:p>
          </table:table-cell>
        </table:table-row>
        <table:table-row table:style-name="ro1">
          <table:table-cell office:value-type="string">
            <text:p>authentic</text:p>
          </table:table-cell>
          <table:table-cell office:value-type="string">
            <text:p>accepted, certain, original, sure, accredited, current, real, true, authoritative, genuine, received, trustworthy, authorized, legitimate, reliable, veritable</text:p>
          </table:table-cell>
          <table:table-cell office:value-type="string">
            <text:p>apocryphal, counterfeit, exploded, false, spurious, baseless, disputed, fabulous, fictitious, unauthorized</text:p>
          </table:table-cell>
        </table:table-row>
        <table:table-row table:style-name="ro1">
          <table:table-cell office:value-type="string">
            <text:p>auxiliary</text:p>
          </table:table-cell>
          <table:table-cell office:value-type="string">
            <text:p>accessory, ally, coadjutor, helper, promoter, aid, assistant, confederate, mercenary, subordinate</text:p>
          </table:table-cell>
          <table:table-cell office:value-type="string">
            <text:p>antagonist, hinderer, opponent, opposer</text:p>
          </table:table-cell>
        </table:table-row>
        <table:table-row table:style-name="ro1">
          <table:table-cell office:value-type="string">
            <text:p>avaricious</text:p>
          </table:table-cell>
          <table:table-cell office:value-type="string">
            <text:p>close, greedy, niggardly, penurious, sordid, covetous, miserly, parsimonious, rapacious, stingy</text:p>
          </table:table-cell>
          <table:table-cell office:value-type="string">
            <text:p>bountiful, free, generous, liberal, munificent, prodigal, wasteful</text:p>
          </table:table-cell>
        </table:table-row>
        <table:table-row table:style-name="ro1">
          <table:table-cell office:value-type="string">
            <text:p>avenge</text:p>
          </table:table-cell>
          <table:table-cell office:value-type="string">
            <text:p>punish, retaliate, revenge, vindicate, visit</text:p>
          </table:table-cell>
          <table:table-cell/>
        </table:table-row>
        <table:table-row table:style-name="ro1">
          <table:table-cell office:value-type="string">
            <text:p>avow</text:p>
          </table:table-cell>
          <table:table-cell office:value-type="string">
            <text:p>knowledge, aver, confess, own, profess, testify, admit, avouch, declare, proclaim, protest, witness</text:p>
          </table:table-cell>
          <table:table-cell office:value-type="string">
            <text:p>contradict, deny, disavow, disclaim, disown, ignore, repudiate</text:p>
          </table:table-cell>
        </table:table-row>
        <table:table-row table:style-name="ro1">
          <table:table-cell office:value-type="string">
            <text:p>awful</text:p>
          </table:table-cell>
          <table:table-cell office:value-type="string">
            <text:p>alarming, direful, frightful, majestic, solemn, appalling, dread, grand, noble, stately, august, dreadful, horrible, portentous, terrible, dire, fearful, imposing, shocking, terrific</text:p>
          </table:table-cell>
          <table:table-cell office:value-type="string">
            <text:p>base, contemptible, inferior, paltry, beggarly, despicable, lowly, undignified, commonplace, humble, mean, vulgar</text:p>
          </table:table-cell>
        </table:table-row>
        <table:table-row table:style-name="ro1">
          <table:table-cell office:value-type="string">
            <text:p>awkward</text:p>
          </table:table-cell>
          <table:table-cell office:value-type="string">
            <text:p>boorish, clumsy, rough, unhandy, bungling, gawky, uncouth, unskilful, clownish, maladroit, ungainly</text:p>
          </table:table-cell>
          <table:table-cell office:value-type="string">
            <text:p>adroit, clever, dexterous, handy, skilful</text:p>
          </table:table-cell>
        </table:table-row>
        <table:table-row table:style-name="ro1">
          <table:table-cell office:value-type="string">
            <text:p>axiom</text:p>
          </table:table-cell>
          <table:table-cell/>
          <table:table-cell office:value-type="string">
            <text:p>absurdity, contradiction, demonstration, nonsense, paradox, sophism</text:p>
          </table:table-cell>
        </table:table-row>
        <table:table-row table:style-name="ro1">
          <table:table-cell office:value-type="string">
            <text:p>babble</text:p>
          </table:table-cell>
          <table:table-cell office:value-type="string">
            <text:p>blab, cackle, gabble, murmur, prattle, blurt, chat, gossip, palaver, tattle, blurt out, chatter, jabber, prate, twaddle</text:p>
          </table:table-cell>
          <table:table-cell/>
        </table:table-row>
        <table:table-row table:style-name="ro1">
          <table:table-cell office:value-type="string">
            <text:p>banish</text:p>
          </table:table-cell>
          <table:table-cell office:value-type="string">
            <text:p>ban, dismiss, evict, expatriate, ostracize, discharge, drive out, exile, expel, oust, dislodge, eject</text:p>
          </table:table-cell>
          <table:table-cell/>
        </table:table-row>
        <table:table-row table:style-name="ro1">
          <table:table-cell office:value-type="string">
            <text:p>bank</text:p>
          </table:table-cell>
          <table:table-cell office:value-type="string">
            <text:p>beach, bound, brink, edge, margin, shore, border, brim, coast, marge, rim, strand</text:p>
          </table:table-cell>
          <table:table-cell/>
        </table:table-row>
        <table:table-row table:style-name="ro1">
          <table:table-cell office:value-type="string">
            <text:p>banter</text:p>
          </table:table-cell>
          <table:table-cell office:value-type="string">
            <text:p>badinage, derision, jeering, raillery, sarcasm, chaff, irony, mockery, ridicule, satire</text:p>
          </table:table-cell>
          <table:table-cell/>
        </table:table-row>
        <table:table-row table:style-name="ro1">
          <table:table-cell office:value-type="string">
            <text:p>barbarous</text:p>
          </table:table-cell>
          <table:table-cell office:value-type="string">
            <text:p>atrocious, brutal, merciless, uncivilized, barbarian, cruel, rude, uncouth, barbaric, inhuman, savage, untamed</text:p>
          </table:table-cell>
          <table:table-cell office:value-type="string">
            <text:p>civilized, cultured, elegant, humane, polite, tender, courtly, delicate, graceful, nice, refined, urbane</text:p>
          </table:table-cell>
        </table:table-row>
        <table:table-row table:style-name="ro1">
          <table:table-cell office:value-type="string">
            <text:p>barrier</text:p>
          </table:table-cell>
          <table:table-cell office:value-type="string">
            <text:p>bar, bulwark, obstruction, rampart, barricade, hindrance, parapet, restraint, breastwork, obstacle, prohibition, restriction</text:p>
          </table:table-cell>
          <table:table-cell office:value-type="string">
            <text:p>admittance, opening, road, transit, entrance, passage, thoroughfare, way</text:p>
          </table:table-cell>
        </table:table-row>
        <table:table-row table:style-name="ro1">
          <table:table-cell office:value-type="string">
            <text:p>battle</text:p>
          </table:table-cell>
          <table:table-cell office:value-type="string">
            <text:p>action, combat, encounter, passage of arms, affair, conflict, engagement, skirmish, bout, contest, fight, strife</text:p>
          </table:table-cell>
          <table:table-cell office:value-type="string">
            <text:p>armistice, concord, peace, suspension of hostilities, truce</text:p>
          </table:table-cell>
        </table:table-row>
        <table:table-row table:style-name="ro1">
          <table:table-cell office:value-type="string">
            <text:p>beat</text:p>
          </table:table-cell>
          <table:table-cell office:value-type="string">
            <text:p>bastinado, chastise, overcome, spank, thrash, batter, conquer, pommel, strike, vanquish, belabor, cudgel, pound, surpass, whip, bruise, defeat, scourge, switch, worst, castigate, flog, smite</text:p>
          </table:table-cell>
          <table:table-cell office:value-type="string">
            <text:p>fail, fall, get the worst of, go down, go under, surrender</text:p>
          </table:table-cell>
        </table:table-row>
        <table:table-row table:style-name="ro1">
          <table:table-cell office:value-type="string">
            <text:p>beautiful</text:p>
          </table:table-cell>
          <table:table-cell office:value-type="string">
            <text:p>attractive, charming, exquisite, handsome, beauteous, comely, fair, lovely, bewitching, delightful, fine, picturesque, bonny, elegant, graceful, pretty</text:p>
          </table:table-cell>
          <table:table-cell office:value-type="string">
            <text:p>awkward, frightful, grotesque, repulsive, uncouth, clumsy, ghastly, hideous, shocking, ungainly, deformed, grim, horrid, ugly, unlovely, disgusting, grisly, odious, unattractive, unpleasant</text:p>
          </table:table-cell>
        </table:table-row>
        <table:table-row table:style-name="ro1">
          <table:table-cell office:value-type="string">
            <text:p>because</text:p>
          </table:table-cell>
          <table:table-cell office:value-type="string">
            <text:p>as, for, inasmuch as, since</text:p>
          </table:table-cell>
          <table:table-cell office:value-type="string">
            <text:p>altho, however, nevertheless, notwithstanding, yet</text:p>
          </table:table-cell>
        </table:table-row>
        <table:table-row table:style-name="ro1">
          <table:table-cell office:value-type="string">
            <text:p>becoming</text:p>
          </table:table-cell>
          <table:table-cell office:value-type="string">
            <text:p>befitting, congruous, fit, meet, seemly, beseeming, decent, fitting, neat, suitable, comely, decorous, graceful, proper, worthy</text:p>
          </table:table-cell>
          <table:table-cell office:value-type="string">
            <text:p>awkward, ill-fitting, indecent, unbecoming, unseemly, ill-becoming, improper, indecorous, unfit, unsuitable</text:p>
          </table:table-cell>
        </table:table-row>
        <table:table-row table:style-name="ro1">
          <table:table-cell office:value-type="string">
            <text:p>beginning</text:p>
          </table:table-cell>
          <table:table-cell office:value-type="string">
            <text:p>arising, inauguration, origin, source, commencement, inception, outset, spring, fount, initiation, rise, start, fountain, opening</text:p>
          </table:table-cell>
          <table:table-cell/>
        </table:table-row>
        <table:table-row table:style-name="ro1">
          <table:table-cell office:value-type="string">
            <text:p>behavior</text:p>
          </table:table-cell>
          <table:table-cell office:value-type="string">
            <text:p>action, breeding, conduct, deportment, manner, bearing, carriage, demeanor, life, manners</text:p>
          </table:table-cell>
          <table:table-cell/>
        </table:table-row>
        <table:table-row table:style-name="ro1">
          <table:table-cell office:value-type="string">
            <text:p>bend</text:p>
          </table:table-cell>
          <table:table-cell office:value-type="string">
            <text:p>bias, curve, diverge, mold, submit, twist, bow, deflect, incline, persuade, turn, warp, crook, deviate, influence, stoop, twine, yield</text:p>
          </table:table-cell>
          <table:table-cell/>
        </table:table-row>
        <table:table-row table:style-name="ro1">
          <table:table-cell office:value-type="string">
            <text:p>benevolence</text:p>
          </table:table-cell>
          <table:table-cell office:value-type="string">
            <text:p>almsgiving, charity, kind-heartedness, munificence, beneficence, generosity, kindliness, philanthropy, benignity, good-will, kindness, sympathy, bounty, humanity, liberality, unselfishness</text:p>
          </table:table-cell>
          <table:table-cell office:value-type="string">
            <text:p>barbarity, greediness, ill-will, malignity, self-seeking, brutality, harshness, inhumanity, niggardliness, stinginess, churlishness, illiberality, malevolence, selfishness, unkindness</text:p>
          </table:table-cell>
        </table:table-row>
        <table:table-row table:style-name="ro1">
          <table:table-cell office:value-type="string">
            <text:p>bind</text:p>
          </table:table-cell>
          <table:table-cell office:value-type="string">
            <text:p>compel, fetter, oblige, restrict, shackle, engage, fix, restrain, secure, tie, fasten</text:p>
          </table:table-cell>
          <table:table-cell office:value-type="string">
            <text:p>free, loose, set free, unbind, unfasten, unloose, untie</text:p>
          </table:table-cell>
        </table:table-row>
        <table:table-row table:style-name="ro1">
          <table:table-cell office:value-type="string">
            <text:p>bitter</text:p>
          </table:table-cell>
          <table:table-cell office:value-type="string">
            <text:p>acerb, acidulous, caustic, pungent, stinging, acetous, acrid, cutting, savage, tart, acid, acrimonious, harsh, sharp, vinegarish, acidulated, biting, irate, sour, virulent</text:p>
          </table:table-cell>
          <table:table-cell office:value-type="string">
            <text:p>dulcet, honeyed, luscious, nectared, saccharine, sweet</text:p>
          </table:table-cell>
        </table:table-row>
        <table:table-row table:style-name="ro1">
          <table:table-cell office:value-type="string">
            <text:p>bleach</text:p>
          </table:table-cell>
          <table:table-cell office:value-type="string">
            <text:p>blanch, make white, whiten, whitewash</text:p>
          </table:table-cell>
          <table:table-cell office:value-type="string">
            <text:p>blacken, color, darken, dye, soil, stain</text:p>
          </table:table-cell>
        </table:table-row>
        <table:table-row table:style-name="ro1">
          <table:table-cell office:value-type="string">
            <text:p>blemish</text:p>
          </table:table-cell>
          <table:table-cell office:value-type="string">
            <text:p>blot, defacement, disgrace, injury, spot, blur, defect, dishonor, reproach, stain, brand, deformity, fault, smirch, stigma, crack, dent, flaw, soil, taint, daub, disfigurement, imperfection, speck, tarnish</text:p>
          </table:table-cell>
          <table:table-cell/>
        </table:table-row>
        <table:table-row table:style-name="ro1">
          <table:table-cell office:value-type="string">
            <text:p>blow</text:p>
          </table:table-cell>
          <table:table-cell office:value-type="string">
            <text:p>box, concussion, disaster, misfortune, stripe, buffet, cuff, knock, rap, stroke, calamity, cut, lash, shock, thump</text:p>
          </table:table-cell>
          <table:table-cell/>
        </table:table-row>
        <table:table-row table:style-name="ro1">
          <table:table-cell office:value-type="string">
            <text:p>bluff</text:p>
          </table:table-cell>
          <table:table-cell office:value-type="string">
            <text:p>abrupt, brusk, impolite, rough, blunt, coarse, inconsiderate, rude, blustering, discourteous, open, uncivil, bold, frank, plain-spoken, unmannerly</text:p>
          </table:table-cell>
          <table:table-cell office:value-type="string">
            <text:p>bland, courteous, genial, polished, polite, refined, reserved, urbane</text:p>
          </table:table-cell>
        </table:table-row>
        <table:table-row table:style-name="ro1">
          <table:table-cell office:value-type="string">
            <text:p>body</text:p>
          </table:table-cell>
          <table:table-cell office:value-type="string">
            <text:p>ashes, clay, dust, frame, system, carcass, corpse, form, remains, trunk</text:p>
          </table:table-cell>
          <table:table-cell office:value-type="string">
            <text:p>intellect, intelligence, mind, soul, spirit</text:p>
          </table:table-cell>
        </table:table-row>
        <table:table-row table:style-name="ro1">
          <table:table-cell office:value-type="string">
            <text:p>both</text:p>
          </table:table-cell>
          <table:table-cell office:value-type="string">
            <text:p>twain, two</text:p>
          </table:table-cell>
          <table:table-cell office:value-type="string">
            <text:p>each, either, every, neither, none, no one, not any</text:p>
          </table:table-cell>
        </table:table-row>
        <table:table-row table:style-name="ro1">
          <table:table-cell office:value-type="string">
            <text:p>boundary</text:p>
          </table:table-cell>
          <table:table-cell office:value-type="string">
            <text:p>barrier, confines, limit, margin, border, edge, line, term, bound, enclosure, marches, termination, bourn, frontier, marge, verge, bourne, landmark</text:p>
          </table:table-cell>
          <table:table-cell office:value-type="string">
            <text:p>center, citadel, estate, inside, interior, land, region, territory</text:p>
          </table:table-cell>
        </table:table-row>
        <table:table-row table:style-name="ro1">
          <table:table-cell office:value-type="string">
            <text:p>brave</text:p>
          </table:table-cell>
          <table:table-cell office:value-type="string">
            <text:p>adventurous, courageous, fearless, undaunted, bold, daring, gallant, undismayed, chivalric, dauntless, heroic, valiant, chivalrous, doughty, intrepid, venturesome</text:p>
          </table:table-cell>
          <table:table-cell office:value-type="string">
            <text:p>afraid, cringing, fearful, pusillanimous, timid, cowardly, faint-hearted, frightened, shrinking, timorous</text:p>
          </table:table-cell>
        </table:table-row>
        <table:table-row table:style-name="ro1">
          <table:table-cell office:value-type="string">
            <text:p>break</text:p>
          </table:table-cell>
          <table:table-cell office:value-type="string">
            <text:p>bankrupt, crack, destroy, rive, shatter, split, burst, crush, fracture, rupture, shiver, sunder, cashier, demolish, rend, sever, smash, transgress</text:p>
          </table:table-cell>
          <table:table-cell office:value-type="string">
            <text:p>attach, bind, fasten, join, mend, secure, solder, unite, weld</text:p>
          </table:table-cell>
        </table:table-row>
        <table:table-row table:style-name="ro1">
          <table:table-cell office:value-type="string">
            <text:p>brutish</text:p>
          </table:table-cell>
          <table:table-cell office:value-type="string">
            <text:p>animal, brutal, ignorant, sensual, swinish, base, brute, imbruted, sottish, unintellectual, beastly, carnal, insensible, stolid, unspiritual, bestial, coarse, lascivious, stupid, vile</text:p>
          </table:table-cell>
          <table:table-cell office:value-type="string">
            <text:p>elevated, exalted, great, intellectual, noble, enlightened, grand, humane, intelligent, refined</text:p>
          </table:table-cell>
        </table:table-row>
        <table:table-row table:style-name="ro1">
          <table:table-cell office:value-type="string">
            <text:p>burn</text:p>
          </table:table-cell>
          <table:table-cell office:value-type="string">
            <text:p>blaze, char, flame, incinerate, set fire to, brand, consume, flash, kindle, set on fire, cauterize, cremate, ignite, scorch, singe</text:p>
          </table:table-cell>
          <table:table-cell office:value-type="string">
            <text:p>cool, extinguish, put out, smother, stifle, subdue</text:p>
          </table:table-cell>
        </table:table-row>
        <table:table-row table:style-name="ro1">
          <table:table-cell office:value-type="string">
            <text:p>business</text:p>
          </table:table-cell>
          <table:table-cell office:value-type="string">
            <text:p>affair, commerce, handicraft, trading, art, concern, job, traffic, avocation, craft, occupation, transaction, barter, duty, profession, vocation, calling, employment, trade, work</text:p>
          </table:table-cell>
          <table:table-cell/>
        </table:table-row>
        <table:table-row table:style-name="ro1">
          <table:table-cell office:value-type="string">
            <text:p>but</text:p>
          </table:table-cell>
          <table:table-cell office:value-type="string">
            <text:p>and, however, notwithstanding, that, barely, just, only, tho, besides, merely, provided, unless, except, moreover, save, yet, further, nevertheless, still</text:p>
          </table:table-cell>
          <table:table-cell/>
        </table:table-row>
        <table:table-row table:style-name="ro1">
          <table:table-cell office:value-type="string">
            <text:p>by</text:p>
          </table:table-cell>
          <table:table-cell office:value-type="string">
            <text:p>by dint of, by means of, through, with</text:p>
          </table:table-cell>
          <table:table-cell/>
        </table:table-row>
        <table:table-row table:style-name="ro1">
          <table:table-cell office:value-type="string">
            <text:p>cabal</text:p>
          </table:table-cell>
          <table:table-cell office:value-type="string">
            <text:p>combination, confederacy, crew, gang, conclave, conspiracy, faction, junto</text:p>
          </table:table-cell>
          <table:table-cell/>
        </table:table-row>
        <table:table-row table:style-name="ro1">
          <table:table-cell office:value-type="string">
            <text:p>calculate</text:p>
          </table:table-cell>
          <table:table-cell office:value-type="string">
            <text:p>account, consider, enumerate, rate, cast, count, estimate, reckon, compute, deem, number, sum up</text:p>
          </table:table-cell>
          <table:table-cell/>
        </table:table-row>
        <table:table-row table:style-name="ro1">
          <table:table-cell office:value-type="string">
            <text:p>call</text:p>
          </table:table-cell>
          <table:table-cell office:value-type="string">
            <text:p>bawl, cry (out), roar, shriek, bellow, ejaculate, scream, vociferate, clamor, exclaim, shout, yell</text:p>
          </table:table-cell>
          <table:table-cell office:value-type="string">
            <text:p>be silent, be still, hark, hearken, hush, list, listen</text:p>
          </table:table-cell>
        </table:table-row>
        <table:table-row table:style-name="ro1">
          <table:table-cell office:value-type="string">
            <text:p>calm</text:p>
          </table:table-cell>
          <table:table-cell office:value-type="string">
            <text:p>collected, imperturbable, sedate, still, composed, peaceful, self-possessed, tranquil, cool, placid, serene, undisturbed, dispassionate, quiet, smooth, unruffled</text:p>
          </table:table-cell>
          <table:table-cell office:value-type="string">
            <text:p>agitated, excited, frenzied, passionate, ruffled, violent, boisterous, fierce, furious, raging, stormy, wild, disturbed, frantic, heated, roused, turbulent, wrathful</text:p>
          </table:table-cell>
        </table:table-row>
        <table:table-row table:style-name="ro1">
          <table:table-cell office:value-type="string">
            <text:p>cancel</text:p>
          </table:table-cell>
          <table:table-cell office:value-type="string">
            <text:p>abolish, discharge, nullify, rescind, abrogate, efface, obliterate, revoke, annul, erase, quash, rub off or out, blot out, expunge, remove, scratch out, cross off or out, make void, repeal, vacate</text:p>
          </table:table-cell>
          <table:table-cell office:value-type="string">
            <text:p>approve, enact, establish, perpetuate, reenact, uphold, confirm, enforce, maintain, record, sustain, write</text:p>
          </table:table-cell>
        </table:table-row>
        <table:table-row table:style-name="ro1">
          <table:table-cell office:value-type="string">
            <text:p>candid</text:p>
          </table:table-cell>
          <table:table-cell office:value-type="string">
            <text:p>aboveboard, honest, open, truthful, artless, impartial, simple, unbiased, fair, ingenuous, sincere, unprejudiced, frank, innocent, straightforward, unreserved, guileless, naive, transparent, unsophisticated</text:p>
          </table:table-cell>
          <table:table-cell office:value-type="string">
            <text:p>adroit, cunning, diplomatic, intriguing, sharp, subtle, artful, deceitful, foxy, knowing, shrewd, tricky, crafty, designing, insincere, maneuvering, sly, wily</text:p>
          </table:table-cell>
        </table:table-row>
        <table:table-row table:style-name="ro1">
          <table:table-cell office:value-type="string">
            <text:p>caparison</text:p>
          </table:table-cell>
          <table:table-cell office:value-type="string">
            <text:p>accouterments, harness, housings, trappings</text:p>
          </table:table-cell>
          <table:table-cell/>
        </table:table-row>
        <table:table-row table:style-name="ro1">
          <table:table-cell office:value-type="string">
            <text:p>capital</text:p>
          </table:table-cell>
          <table:table-cell office:value-type="string">
            <text:p>chief city, metropolis, seat of government</text:p>
          </table:table-cell>
          <table:table-cell/>
        </table:table-row>
        <table:table-row table:style-name="ro1">
          <table:table-cell office:value-type="string">
            <text:p>care</text:p>
          </table:table-cell>
          <table:table-cell office:value-type="string">
            <text:p>anxiety, concern, oversight, trouble, attention, direction, perplexity, vigilance, caution, forethought, precaution, wariness, charge, heed, prudence, watchfulness, circumspection, management, solicitude, worry</text:p>
          </table:table-cell>
          <table:table-cell office:value-type="string">
            <text:p>carelessness, heedlessness, indifference, negligence, oversight, remissness, disregard, inattention, neglect, omission, recklessness, slight</text:p>
          </table:table-cell>
        </table:table-row>
        <table:table-row table:style-name="ro1">
          <table:table-cell office:value-type="string">
            <text:p>career</text:p>
          </table:table-cell>
          <table:table-cell office:value-type="string">
            <text:p>charge, flight, passage, race, course, line of achievement, public life, rush</text:p>
          </table:table-cell>
          <table:table-cell/>
        </table:table-row>
        <table:table-row table:style-name="ro1">
          <table:table-cell office:value-type="string">
            <text:p>caress</text:p>
          </table:table-cell>
          <table:table-cell office:value-type="string">
            <text:p>coddle, embrace, fondle, pamper, court, flatter, kiss, pet</text:p>
          </table:table-cell>
          <table:table-cell/>
        </table:table-row>
        <table:table-row table:style-name="ro1">
          <table:table-cell office:value-type="string">
            <text:p>caricature</text:p>
          </table:table-cell>
          <table:table-cell office:value-type="string">
            <text:p>burlesque, extravaganza, mimicry, take-off, exaggeration, imitation, parody, travesty</text:p>
          </table:table-cell>
          <table:table-cell/>
        </table:table-row>
        <table:table-row table:style-name="ro1">
          <table:table-cell office:value-type="string">
            <text:p>carry</text:p>
          </table:table-cell>
          <table:table-cell office:value-type="string">
            <text:p>bear, convey, move, sustain, transmit, bring, lift, remove, take, transport</text:p>
          </table:table-cell>
          <table:table-cell office:value-type="string">
            <text:p>drop, fall under, give up, let go, shake off, throw down, throw off</text:p>
          </table:table-cell>
        </table:table-row>
        <table:table-row table:style-name="ro1">
          <table:table-cell office:value-type="string">
            <text:p>catastrophe</text:p>
          </table:table-cell>
          <table:table-cell office:value-type="string">
            <text:p>calamity, denouement, mischance, mishap, cataclysm, disaster, misfortune, sequel</text:p>
          </table:table-cell>
          <table:table-cell office:value-type="string">
            <text:p>benefit, boon, favor, pleasure, prosperity, blessing, comfort, help, privilege, success</text:p>
          </table:table-cell>
        </table:table-row>
        <table:table-row table:style-name="ro1">
          <table:table-cell office:value-type="string">
            <text:p>catch</text:p>
          </table:table-cell>
          <table:table-cell office:value-type="string">
            <text:p>apprehend, comprehend, grasp, overtake, snatch, capture, discover, grip, secure, take, clasp, ensnare, gripe, seize, take hold of, clutch, entrap, lay hold of (on upon)</text:p>
          </table:table-cell>
          <table:table-cell office:value-type="string">
            <text:p>fail of, give up, lose, release, throw aside, fall short of, let go, miss, restore, throw away</text:p>
          </table:table-cell>
        </table:table-row>
        <table:table-row table:style-name="ro1">
          <table:table-cell office:value-type="string">
            <text:p>cause</text:p>
          </table:table-cell>
          <table:table-cell office:value-type="string">
            <text:p>actor, causality, designer, occasion, precedent, agent, causation, former, origin, reason, antecedent, condition, fountain, originator, source, author, creator, motive, power, spring</text:p>
          </table:table-cell>
          <table:table-cell office:value-type="string">
            <text:p>consequence, development, end, fruit, outcome, product, creation, effect, event, issue, outgrowth, result</text:p>
          </table:table-cell>
        </table:table-row>
        <table:table-row table:style-name="ro1">
          <table:table-cell office:value-type="string">
            <text:p>cease</text:p>
          </table:table-cell>
          <table:table-cell office:value-type="string">
            <text:p>abstain, desist, give over, quit, bring to an end, discontinue, intermit, refrain, come to an end, end, leave off, stop, conclude, finish, pause, terminate</text:p>
          </table:table-cell>
          <table:table-cell office:value-type="string">
            <text:p>begin, enter upon, initiate, originate, set going, set on foot, commence, inaugurate, institute, set about, set in operation, start</text:p>
          </table:table-cell>
        </table:table-row>
        <table:table-row table:style-name="ro1">
          <table:table-cell office:value-type="string">
            <text:p>celebrate</text:p>
          </table:table-cell>
          <table:table-cell office:value-type="string">
            <text:p>commemorate, keep, observe, solemnize</text:p>
          </table:table-cell>
          <table:table-cell office:value-type="string">
            <text:p>contemn, dishonor, forget, neglect, profane, despise, disregard, ignore, overlook, violate</text:p>
          </table:table-cell>
        </table:table-row>
        <table:table-row table:style-name="ro1">
          <table:table-cell office:value-type="string">
            <text:p>center</text:p>
          </table:table-cell>
          <table:table-cell office:value-type="string">
            <text:p>middle, midst</text:p>
          </table:table-cell>
          <table:table-cell office:value-type="string">
            <text:p>bound, boundary, circumference, perimeter, rim</text:p>
          </table:table-cell>
        </table:table-row>
        <table:table-row table:style-name="ro1">
          <table:table-cell office:value-type="string">
            <text:p>chagrin</text:p>
          </table:table-cell>
          <table:table-cell office:value-type="string">
            <text:p>confusion, discomposure, humiliation, shame, disappointment, dismay, mortification, vexation</text:p>
          </table:table-cell>
          <table:table-cell office:value-type="string">
            <text:p>delight, exultation, glory, rejoicing, triumph</text:p>
          </table:table-cell>
        </table:table-row>
        <table:table-row table:style-name="ro1">
          <table:table-cell office:value-type="string">
            <text:p>change</text:p>
          </table:table-cell>
          <table:table-cell office:value-type="string">
            <text:p>alter, exchange, shift, transmute, commute, metamorphose, substitute, turn, convert, modify, transfigure, vary, diversify, qualify, transform, veer</text:p>
          </table:table-cell>
          <table:table-cell office:value-type="string">
            <text:p>abide, continue, hold, persist, retain, bide, endure, keep, remain, stay</text:p>
          </table:table-cell>
        </table:table-row>
        <table:table-row table:style-name="ro1">
          <table:table-cell office:value-type="string">
            <text:p>change</text:p>
          </table:table-cell>
          <table:table-cell office:value-type="string">
            <text:p>alteration, mutation, renewing, transmutation, conversion, novelty, revolution, variation, diversity, regeneration, transformation, variety, innovation, renewal, transition, vicissitude</text:p>
          </table:table-cell>
          <table:table-cell office:value-type="string">
            <text:p>constancy, fixedness, invariability, steadiness, continuance, fixity, permanence, unchangeableness, firmness, identity, persistence, uniformity</text:p>
          </table:table-cell>
        </table:table-row>
        <table:table-row table:style-name="ro1">
          <table:table-cell office:value-type="string">
            <text:p>character</text:p>
          </table:table-cell>
          <table:table-cell office:value-type="string">
            <text:p>constitution, genius, personality, reputation, temper, disposition, nature, record, spirit, temperament</text:p>
          </table:table-cell>
          <table:table-cell/>
        </table:table-row>
        <table:table-row table:style-name="ro1">
          <table:table-cell office:value-type="string">
            <text:p>characteristic</text:p>
          </table:table-cell>
          <table:table-cell office:value-type="string">
            <text:p>attribute, feature, peculiarity, sign, trace, character, indication, property, singularity, trait, distinction, mark, quality</text:p>
          </table:table-cell>
          <table:table-cell/>
        </table:table-row>
        <table:table-row table:style-name="ro1">
          <table:table-cell office:value-type="string">
            <text:p>charming</text:p>
          </table:table-cell>
          <table:table-cell office:value-type="string">
            <text:p>bewitching, delightful, enrapturing, fascinating, captivating, enchanting, entrancing, winning</text:p>
          </table:table-cell>
          <table:table-cell/>
        </table:table-row>
        <table:table-row table:style-name="ro1">
          <table:table-cell office:value-type="string">
            <text:p>chasten</text:p>
          </table:table-cell>
          <table:table-cell office:value-type="string">
            <text:p>afflict, chastise, discipline, punish, refine, subdue, castigate, correct, humble, purify, soften, try</text:p>
          </table:table-cell>
          <table:table-cell/>
        </table:table-row>
        <table:table-row table:style-name="ro1">
          <table:table-cell office:value-type="string">
            <text:p>cherish</text:p>
          </table:table-cell>
          <table:table-cell office:value-type="string">
            <text:p>cheer, encourage, harbor, nurse, shelter, cling to, entertain, hold dear, nurture, treasure, comfort, foster, nourish, protect, value</text:p>
          </table:table-cell>
          <table:table-cell/>
        </table:table-row>
        <table:table-row table:style-name="ro1">
          <table:table-cell office:value-type="string">
            <text:p>choose</text:p>
          </table:table-cell>
          <table:table-cell office:value-type="string">
            <text:p>cull, elect, pick, pick out, prefer, select</text:p>
          </table:table-cell>
          <table:table-cell office:value-type="string">
            <text:p>cast away, decline, dismiss, refuse, repudiate, cast out, disclaim, leave, reject, throw aside</text:p>
          </table:table-cell>
        </table:table-row>
        <table:table-row table:style-name="ro1">
          <table:table-cell office:value-type="string">
            <text:p>circumlocution</text:p>
          </table:table-cell>
          <table:table-cell office:value-type="string">
            <text:p>diffuseness, prolixity, surplusage, verbiage, periphrasis, redundance, tautology, verbosity, pleonasm, redundancy, tediousness, wordiness</text:p>
          </table:table-cell>
          <table:table-cell office:value-type="string">
            <text:p>brevity, compression, condensation, plainness, succinctness, compactness, conciseness, directness, shortness, terseness</text:p>
          </table:table-cell>
        </table:table-row>
        <table:table-row table:style-name="ro1">
          <table:table-cell office:value-type="string">
            <text:p>circumstance</text:p>
          </table:table-cell>
          <table:table-cell office:value-type="string">
            <text:p>accompaniment, fact, item, point, concomitant, feature, occurrence, position, detail, incident, particular, situation, event</text:p>
          </table:table-cell>
          <table:table-cell/>
        </table:table-row>
        <table:table-row table:style-name="ro1">
          <table:table-cell office:value-type="string">
            <text:p>class</text:p>
          </table:table-cell>
          <table:table-cell office:value-type="string">
            <text:p>association, circle, clique, company, grade, rank, caste, clan, club, coterie, order, set</text:p>
          </table:table-cell>
          <table:table-cell/>
        </table:table-row>
        <table:table-row table:style-name="ro1">
          <table:table-cell office:value-type="string">
            <text:p>cleanse</text:p>
          </table:table-cell>
          <table:table-cell office:value-type="string">
            <text:p>brush, dust, purify, scour, sponge, wash, clean, lave, rinse, scrub, sweep, wipe, disinfect, mop</text:p>
          </table:table-cell>
          <table:table-cell office:value-type="string">
            <text:p>befoul, besmirch, contaminate, debase, deprave, soil, stain, taint, besmear, bespatter, corrupt, defile, pollute, spoil, sully, vitiate</text:p>
          </table:table-cell>
        </table:table-row>
        <table:table-row table:style-name="ro1">
          <table:table-cell office:value-type="string">
            <text:p>clear</text:p>
          </table:table-cell>
          <table:table-cell office:value-type="string">
            <text:p>apparent, intelligible, pellucid, transparent, diaphanous, limpid, perspicuous, unadorned, distinct, lucid, plain, unambiguous, evident, manifest, straightforward, unequivocal, explicit, obvious, translucent, unmistakable</text:p>
          </table:table-cell>
          <table:table-cell office:value-type="string">
            <text:p>ambiguous, dim, foggy, mysterious, opaque, unintelligible, cloudy, dubious, indistinct, obscure, turbid, vague</text:p>
          </table:table-cell>
        </table:table-row>
        <table:table-row table:style-name="ro1">
          <table:table-cell office:value-type="string">
            <text:p>clever</text:p>
          </table:table-cell>
          <table:table-cell office:value-type="string">
            <text:p>able, capable, happy, keen, sharp, adroit, dexterous, ingenious, knowing, skilful, apt, expert, intellectual, quick, smart, bright, gifted, intelligent, quick-witted, talented</text:p>
          </table:table-cell>
          <table:table-cell office:value-type="string">
            <text:p>awkward, clumsy, foolish, ignorant, slow, thick-headed, bungling, dull, idiotic, senseless, stupid, witless</text:p>
          </table:table-cell>
        </table:table-row>
        <table:table-row table:style-name="ro1">
          <table:table-cell office:value-type="string">
            <text:p>collision</text:p>
          </table:table-cell>
          <table:table-cell office:value-type="string">
            <text:p>clash, concussion, contact, impact, opposition, clashing, conflict, encounter, meeting, shock</text:p>
          </table:table-cell>
          <table:table-cell office:value-type="string">
            <text:p>agreement, coincidence, concord, conformity, unison, amity, concert, concurrence, harmony, unity</text:p>
          </table:table-cell>
        </table:table-row>
        <table:table-row table:style-name="ro1">
          <table:table-cell office:value-type="string">
            <text:p>comfortable</text:p>
          </table:table-cell>
          <table:table-cell office:value-type="string">
            <text:p>agreeable, cheery, genial, snug, at ease, commodious, pleasant, well-off, at rest, contented, satisfactory, well-provided, cheerful, convenient, satisfied, well-to-do</text:p>
          </table:table-cell>
          <table:table-cell office:value-type="string">
            <text:p>cheerless, discontented, distressed, forlorn, uncomfortable, disagreeable, dissatisfied, dreary, miserable, wretched</text:p>
          </table:table-cell>
        </table:table-row>
        <table:table-row table:style-name="ro1">
          <table:table-cell office:value-type="string">
            <text:p>commit</text:p>
          </table:table-cell>
          <table:table-cell office:value-type="string">
            <text:p>assign, confide, consign, entrust, relegate, trust</text:p>
          </table:table-cell>
          <table:table-cell/>
        </table:table-row>
        <table:table-row table:style-name="ro1">
          <table:table-cell office:value-type="string">
            <text:p>company</text:p>
          </table:table-cell>
          <table:table-cell office:value-type="string">
            <text:p>assemblage, concourse, convocation, host, assembly, conference, crowd, meeting, collection, congregation, gathering, multitude, conclave, convention, group, throng</text:p>
          </table:table-cell>
          <table:table-cell office:value-type="string">
            <text:p>dispersion, loneliness, privacy, retirement, seclusion, solitude</text:p>
          </table:table-cell>
        </table:table-row>
        <table:table-row table:style-name="ro1">
          <table:table-cell office:value-type="string">
            <text:p>compel</text:p>
          </table:table-cell>
          <table:table-cell office:value-type="string">
            <text:p>coerce, drive, make, oblige, constrain, force, necessitate</text:p>
          </table:table-cell>
          <table:table-cell/>
        </table:table-row>
        <table:table-row table:style-name="ro1">
          <table:table-cell office:value-type="string">
            <text:p>complain</text:p>
          </table:table-cell>
          <table:table-cell office:value-type="string">
            <text:p>croak, growl, grunt, remonstrate, find fault, grumble, murmur, repine</text:p>
          </table:table-cell>
          <table:table-cell office:value-type="string">
            <text:p>applaud, approve, commend, eulogize, laud, praise</text:p>
          </table:table-cell>
        </table:table-row>
        <table:table-row table:style-name="ro1">
          <table:table-cell office:value-type="string">
            <text:p>complex</text:p>
          </table:table-cell>
          <table:table-cell office:value-type="string">
            <text:p>abstruse, confused, intricate, mixed, complicated, conglomerate, involved, multiform, composite, entangled, manifold, obscure, compound, heterogeneous, mingled, tangled</text:p>
          </table:table-cell>
          <table:table-cell office:value-type="string">
            <text:p>clear, homogeneous, plain, uncombined, uniform, direct, obvious, simple, uncompounded, unraveled</text:p>
          </table:table-cell>
        </table:table-row>
        <table:table-row table:style-name="ro1">
          <table:table-cell office:value-type="string">
            <text:p>condemn</text:p>
          </table:table-cell>
          <table:table-cell office:value-type="string">
            <text:p>blame, convict, doom, reprove, censure, denounce, reprobate, sentence</text:p>
          </table:table-cell>
          <table:table-cell office:value-type="string">
            <text:p>absolve, applaud, exonerate, pardon, acquit, approve, justify, praise</text:p>
          </table:table-cell>
        </table:table-row>
        <table:table-row table:style-name="ro1">
          <table:table-cell office:value-type="string">
            <text:p>confess</text:p>
          </table:table-cell>
          <table:table-cell office:value-type="string">
            <text:p>accept, allow, concede, grant, acknowledge, avow, disclose, own, admit, certify, endorse, recognize</text:p>
          </table:table-cell>
          <table:table-cell office:value-type="string">
            <text:p>cloak, deny, disown, hide, screen, conceal, disavow, dissemble, mask, secrete, cover, disguise, dissimulate, repudiate, veil</text:p>
          </table:table-cell>
        </table:table-row>
        <table:table-row table:style-name="ro1">
          <table:table-cell office:value-type="string">
            <text:p>confirm</text:p>
          </table:table-cell>
          <table:table-cell office:value-type="string">
            <text:p>assure, fix, sanction, substantiate, corroborate, prove, settle, sustain, establish, ratify, strengthen, uphold</text:p>
          </table:table-cell>
          <table:table-cell office:value-type="string">
            <text:p>abrogate, cancel, overthrow, shatter, upset, annul, destroy, shake, unsettle, weaken</text:p>
          </table:table-cell>
        </table:table-row>
        <table:table-row table:style-name="ro1">
          <table:table-cell office:value-type="string">
            <text:p>congratulate</text:p>
          </table:table-cell>
          <table:table-cell/>
          <table:table-cell office:value-type="string">
            <text:p>condole with, console</text:p>
          </table:table-cell>
        </table:table-row>
        <table:table-row table:style-name="ro1">
          <table:table-cell office:value-type="string">
            <text:p>conquer</text:p>
          </table:table-cell>
          <table:table-cell office:value-type="string">
            <text:p>beat, humble, overthrow, subject, checkmate, master, prevail over, subjugate, crush, overcome, put down, surmount, defeat, overmaster, reduce, vanquish, discomfit, overmatch, rout, win, down, overpower, subdue, worst</text:p>
          </table:table-cell>
          <table:table-cell office:value-type="string">
            <text:p>capitulate, fail, fly, lose, retire, submit, surrender, cede, fall, forfeit, resign, retreat, succumb, yield</text:p>
          </table:table-cell>
        </table:table-row>
        <table:table-row table:style-name="ro1">
          <table:table-cell office:value-type="string">
            <text:p>conscious</text:p>
          </table:table-cell>
          <table:table-cell office:value-type="string">
            <text:p>advised, assured, certain, cognizant, sensible, apprised, aware, certified, informed, sure</text:p>
          </table:table-cell>
          <table:table-cell office:value-type="string">
            <text:p>cold, dead, deaf, ignorant, insensible, unaware, unconscious</text:p>
          </table:table-cell>
        </table:table-row>
        <table:table-row table:style-name="ro1">
          <table:table-cell office:value-type="string">
            <text:p>consequence</text:p>
          </table:table-cell>
          <table:table-cell office:value-type="string">
            <text:p>consequent, end, issue, outgrowth, sequel, effect, event, outcome, result, upshot</text:p>
          </table:table-cell>
          <table:table-cell/>
        </table:table-row>
        <table:table-row table:style-name="ro1">
          <table:table-cell office:value-type="string">
            <text:p>console</text:p>
          </table:table-cell>
          <table:table-cell office:value-type="string">
            <text:p>comfort, condole with, encourage, sympathize with</text:p>
          </table:table-cell>
          <table:table-cell office:value-type="string">
            <text:p>annoy, distress, disturb, grieve, hurt, sadden, trouble, wound</text:p>
          </table:table-cell>
        </table:table-row>
        <table:table-row table:style-name="ro1">
          <table:table-cell office:value-type="string">
            <text:p>contagion</text:p>
          </table:table-cell>
          <table:table-cell table:number-columns-repeated="2"/>
        </table:table-row>
        <table:table-row table:style-name="ro1">
          <table:table-cell office:value-type="string">
            <text:p>continual</text:p>
          </table:table-cell>
          <table:table-cell office:value-type="string">
            <text:p>ceaseless, incessant, regular, uninterrupted, constant, invariable, unbroken, unremitting, continuous, perpetual, unceasing, unvarying</text:p>
          </table:table-cell>
          <table:table-cell/>
        </table:table-row>
        <table:table-row table:style-name="ro1">
          <table:table-cell office:value-type="string">
            <text:p>contract</text:p>
          </table:table-cell>
          <table:table-cell office:value-type="string">
            <text:p>agreement, cartel, engagement, pledge, arrangement, compact, obligation, promise, bargain, covenant, pact, stipulation</text:p>
          </table:table-cell>
          <table:table-cell/>
        </table:table-row>
        <table:table-row table:style-name="ro1">
          <table:table-cell office:value-type="string">
            <text:p>contrast</text:p>
          </table:table-cell>
          <table:table-cell office:value-type="string">
            <text:p>compare, differentiate, discriminate, oppose</text:p>
          </table:table-cell>
          <table:table-cell/>
        </table:table-row>
        <table:table-row table:style-name="ro1">
          <table:table-cell office:value-type="string">
            <text:p>conversation</text:p>
          </table:table-cell>
          <table:table-cell office:value-type="string">
            <text:p>chat, communion, converse, intercourse, colloquy, confabulation, dialogue, parley, communication, conference, discourse, talk</text:p>
          </table:table-cell>
          <table:table-cell/>
        </table:table-row>
        <table:table-row table:style-name="ro1">
          <table:table-cell office:value-type="string">
            <text:p>convert</text:p>
          </table:table-cell>
          <table:table-cell office:value-type="string">
            <text:p>disciple, neophyte, proselyte</text:p>
          </table:table-cell>
          <table:table-cell/>
        </table:table-row>
        <table:table-row table:style-name="ro1">
          <table:table-cell office:value-type="string">
            <text:p>convey</text:p>
          </table:table-cell>
          <table:table-cell office:value-type="string">
            <text:p>carry, give, remove, shift, transmit, change, move, sell, transfer, transport</text:p>
          </table:table-cell>
          <table:table-cell office:value-type="string">
            <text:p>cling to, hold, keep, possess, preserve, retain</text:p>
          </table:table-cell>
        </table:table-row>
        <table:table-row table:style-name="ro1">
          <table:table-cell office:value-type="string">
            <text:p>convoke</text:p>
          </table:table-cell>
          <table:table-cell office:value-type="string">
            <text:p>assemble, call together, convene, muster, call, collect, gather, summon</text:p>
          </table:table-cell>
          <table:table-cell office:value-type="string">
            <text:p>adjourn, disband, dismiss, dissolve, scatter, break up, discharge, disperse, prorogue, separate</text:p>
          </table:table-cell>
        </table:table-row>
        <table:table-row table:style-name="ro1">
          <table:table-cell office:value-type="string">
            <text:p>criminal</text:p>
          </table:table-cell>
          <table:table-cell office:value-type="string">
            <text:p>abominable, flagitious, immoral, sinful, vile, culpable, guilty, iniquitous, unlawful, wicked, felonious, illegal, nefarious, vicious, wrong</text:p>
          </table:table-cell>
          <table:table-cell office:value-type="string">
            <text:p>innocent, lawful, meritorious, right, just, legal, moral, virtuous</text:p>
          </table:table-cell>
        </table:table-row>
        <table:table-row table:style-name="ro1">
          <table:table-cell office:value-type="string">
            <text:p>daily</text:p>
          </table:table-cell>
          <table:table-cell/>
          <table:table-cell office:value-type="string">
            <text:p>nightly, nocturnal</text:p>
          </table:table-cell>
        </table:table-row>
        <table:table-row table:style-name="ro1">
          <table:table-cell office:value-type="string">
            <text:p>danger</text:p>
          </table:table-cell>
          <table:table-cell office:value-type="string">
            <text:p>hazard, insecurity, jeopardy, peril, risk</text:p>
          </table:table-cell>
          <table:table-cell office:value-type="string">
            <text:p>defense, immunity, protection, safeguard, safety, security, shelter</text:p>
          </table:table-cell>
        </table:table-row>
        <table:table-row table:style-name="ro1">
          <table:table-cell office:value-type="string">
            <text:p>dark</text:p>
          </table:table-cell>
          <table:table-cell office:value-type="string">
            <text:p>black, dusky, mysterious, sable, somber, dim, gloomy, obscure, shadowy, swart, dismal, murky, opaque, shady, swarthy</text:p>
          </table:table-cell>
          <table:table-cell office:value-type="string">
            <text:p>bright, crystalline, glowing, lucid, shining, brilliant, dazzling, illumined, luminous, transparent, clear, gleaming, light, radiant, white</text:p>
          </table:table-cell>
        </table:table-row>
        <table:table-row table:style-name="ro1">
          <table:table-cell office:value-type="string">
            <text:p>decay</text:p>
          </table:table-cell>
          <table:table-cell office:value-type="string">
            <text:p>corrupt, decompose, molder, putrefy, rot, spoil</text:p>
          </table:table-cell>
          <table:table-cell/>
        </table:table-row>
        <table:table-row table:style-name="ro1">
          <table:table-cell office:value-type="string">
            <text:p>deception</text:p>
          </table:table-cell>
          <table:table-cell office:value-type="string">
            <text:p>craft, dissimulation, finesse, lie, cunning, double-dealing, fraud, lying, deceit, duplicity, guile, prevarication, deceitfulness, fabrication, hypocrisy, trickery, delusion, falsehood, imposition, untruth</text:p>
          </table:table-cell>
          <table:table-cell office:value-type="string">
            <text:p>candor, frankness, honesty, simplicity, truth, fair dealing, guilelessness, openness, sincerity, veracity</text:p>
          </table:table-cell>
        </table:table-row>
        <table:table-row table:style-name="ro1">
          <table:table-cell office:value-type="string">
            <text:p>defense</text:p>
          </table:table-cell>
          <table:table-cell office:value-type="string">
            <text:p>apology, guard, rampart, shelter, bulwark, justification, resistance, shield, fortress, protection, safeguard, vindication</text:p>
          </table:table-cell>
          <table:table-cell office:value-type="string">
            <text:p>abandonment, betrayal, capitulation, desertion, flight, surrender</text:p>
          </table:table-cell>
        </table:table-row>
        <table:table-row table:style-name="ro1">
          <table:table-cell office:value-type="string">
            <text:p>defile</text:p>
          </table:table-cell>
          <table:table-cell office:value-type="string">
            <text:p>befoul, corrupt, pollute, spoil, sully, tarnish, contaminate, infect, soil, stain, taint, vitiate</text:p>
          </table:table-cell>
          <table:table-cell office:value-type="string">
            <text:p>clean, cleanse, disinfect, hallow, purify, sanctify, wash</text:p>
          </table:table-cell>
        </table:table-row>
        <table:table-row table:style-name="ro1">
          <table:table-cell office:value-type="string">
            <text:p>definition</text:p>
          </table:table-cell>
          <table:table-cell office:value-type="string">
            <text:p>comment, description, exposition, rendering, commentary, explanation, interpretation, translation</text:p>
          </table:table-cell>
          <table:table-cell/>
        </table:table-row>
        <table:table-row table:style-name="ro1">
          <table:table-cell office:value-type="string">
            <text:p>delegate</text:p>
          </table:table-cell>
          <table:table-cell office:value-type="string">
            <text:p>deputy, legate, proxy, representative, substitute</text:p>
          </table:table-cell>
          <table:table-cell/>
        </table:table-row>
        <table:table-row table:style-name="ro1">
          <table:table-cell office:value-type="string">
            <text:p>deliberate</text:p>
          </table:table-cell>
          <table:table-cell office:value-type="string">
            <text:p>confer, consult, meditate, reflect, consider, debate, ponder, weigh</text:p>
          </table:table-cell>
          <table:table-cell/>
        </table:table-row>
        <table:table-row table:style-name="ro1">
          <table:table-cell office:value-type="string">
            <text:p>delicious</text:p>
          </table:table-cell>
          <table:table-cell office:value-type="string">
            <text:p>dainty, delightful, exquisite, luscious, savory</text:p>
          </table:table-cell>
          <table:table-cell office:value-type="string">
            <text:p>acrid, bitter, loathsome, nauseous, repulsive, unpalatable, unsavory</text:p>
          </table:table-cell>
        </table:table-row>
        <table:table-row table:style-name="ro1">
          <table:table-cell office:value-type="string">
            <text:p>delightful</text:p>
          </table:table-cell>
          <table:table-cell office:value-type="string">
            <text:p>acceptable, delicious, pleasant, refreshing, agreeable, grateful, pleasing, satisfying, congenial, gratifying, pleasurable, welcome</text:p>
          </table:table-cell>
          <table:table-cell office:value-type="string">
            <text:p>depressing, distressing, horrible, miserable, painful, woful, disappointing, hateful, melancholy, mournful, saddening, wretched</text:p>
          </table:table-cell>
        </table:table-row>
        <table:table-row table:style-name="ro1">
          <table:table-cell office:value-type="string">
            <text:p>delusion</text:p>
          </table:table-cell>
          <table:table-cell office:value-type="string">
            <text:p>error, fallacy, hallucination, illusion, phantasm</text:p>
          </table:table-cell>
          <table:table-cell office:value-type="string">
            <text:p>actuality, certainty, fact, reality, truth, verity</text:p>
          </table:table-cell>
        </table:table-row>
        <table:table-row table:style-name="ro1">
          <table:table-cell office:value-type="string">
            <text:p>demolish</text:p>
          </table:table-cell>
          <table:table-cell office:value-type="string">
            <text:p>destroy, overthrow, overturn, raze, ruin</text:p>
          </table:table-cell>
          <table:table-cell office:value-type="string">
            <text:p>build, construct, create, make, repair, restore</text:p>
          </table:table-cell>
        </table:table-row>
        <table:table-row table:style-name="ro1">
          <table:table-cell office:value-type="string">
            <text:p>demonstration</text:p>
          </table:table-cell>
          <table:table-cell office:value-type="string">
            <text:p>certainty, consequence, evidence, inference, conclusion, deduction, induction, proof</text:p>
          </table:table-cell>
          <table:table-cell/>
        </table:table-row>
        <table:table-row table:style-name="ro1">
          <table:table-cell office:value-type="string">
            <text:p>design</text:p>
          </table:table-cell>
          <table:table-cell office:value-type="string">
            <text:p>aim, final cause, object, proposal, device, intent, plan, purpose, end, intention, project, scheme</text:p>
          </table:table-cell>
          <table:table-cell/>
        </table:table-row>
        <table:table-row table:style-name="ro1">
          <table:table-cell office:value-type="string">
            <text:p>desire</text:p>
          </table:table-cell>
          <table:table-cell office:value-type="string">
            <text:p>appetency, concupiscence, hankering, proclivity, appetite, coveting, inclination, propensity, aspiration, craving, longing, wish</text:p>
          </table:table-cell>
          <table:table-cell/>
        </table:table-row>
        <table:table-row table:style-name="ro1">
          <table:table-cell office:value-type="string">
            <text:p>despair</text:p>
          </table:table-cell>
          <table:table-cell office:value-type="string">
            <text:p>desperation, despondency, discouragement, hopelessness</text:p>
          </table:table-cell>
          <table:table-cell office:value-type="string">
            <text:p>anticipation, cheer, courage, encouragement, expectation, hopefulness, assurance, confidence, elation, expectancy, hope, trust</text:p>
          </table:table-cell>
        </table:table-row>
        <table:table-row table:style-name="ro1">
          <table:table-cell office:value-type="string">
            <text:p>dexterity</text:p>
          </table:table-cell>
          <table:table-cell office:value-type="string">
            <text:p>adroitness, aptitude, cleverness, expertness, readiness, skill</text:p>
          </table:table-cell>
          <table:table-cell/>
        </table:table-row>
        <table:table-row table:style-name="ro1">
          <table:table-cell office:value-type="string">
            <text:p>diction</text:p>
          </table:table-cell>
          <table:table-cell office:value-type="string">
            <text:p>expression, phrase, style, vocabulary, language, phraseology, verbiage, wording</text:p>
          </table:table-cell>
          <table:table-cell/>
        </table:table-row>
        <table:table-row table:style-name="ro1">
          <table:table-cell office:value-type="string">
            <text:p>die</text:p>
          </table:table-cell>
          <table:table-cell office:value-type="string">
            <text:p>cease, decline, expire, perish, decease, depart, fade, wither</text:p>
          </table:table-cell>
          <table:table-cell office:value-type="string">
            <text:p>be born, come into being, flourish, rise again, begin, come to life, grow, rise from the dead, be immortal, exist, live, survive</text:p>
          </table:table-cell>
        </table:table-row>
        <table:table-row table:style-name="ro1">
          <table:table-cell office:value-type="string">
            <text:p>difference</text:p>
          </table:table-cell>
          <table:table-cell office:value-type="string">
            <text:p>contrariety, discrimination, distinction, inequality, contrast, disparity, divergence, unlikeness, disagreement, dissimilarity, diversity, variation, discrepancy, dissimilitude, inconsistency, variety</text:p>
          </table:table-cell>
          <table:table-cell office:value-type="string">
            <text:p>agreement, harmony, likeness, sameness, uniformity, consonance, identity, resemblance, similarity, unity</text:p>
          </table:table-cell>
        </table:table-row>
        <table:table-row table:style-name="ro1">
          <table:table-cell office:value-type="string">
            <text:p>difficult</text:p>
          </table:table-cell>
          <table:table-cell office:value-type="string">
            <text:p>arduous, hard, onerous, toilsome, exhausting, laborious, severe, trying</text:p>
          </table:table-cell>
          <table:table-cell office:value-type="string">
            <text:p>easy, facile, light, pleasant, slight, trifling, trivial</text:p>
          </table:table-cell>
        </table:table-row>
        <table:table-row table:style-name="ro1">
          <table:table-cell office:value-type="string">
            <text:p>direction</text:p>
          </table:table-cell>
          <table:table-cell office:value-type="string">
            <text:p>aim, bearing, course, inclination, tendency, way</text:p>
          </table:table-cell>
          <table:table-cell/>
        </table:table-row>
        <table:table-row table:style-name="ro1">
          <table:table-cell office:value-type="string">
            <text:p>discern</text:p>
          </table:table-cell>
          <table:table-cell office:value-type="string">
            <text:p>behold, discriminate, observe, recognize, descry, distinguish, perceive, see</text:p>
          </table:table-cell>
          <table:table-cell/>
        </table:table-row>
        <table:table-row table:style-name="ro1">
          <table:table-cell office:value-type="string">
            <text:p>discover</text:p>
          </table:table-cell>
          <table:table-cell office:value-type="string">
            <text:p>ascertain, detect, disclose, ferret out, find out, descry, discern, expose, find, invent</text:p>
          </table:table-cell>
          <table:table-cell/>
        </table:table-row>
        <table:table-row table:style-name="ro1">
          <table:table-cell office:value-type="string">
            <text:p>disease</text:p>
          </table:table-cell>
          <table:table-cell office:value-type="string">
            <text:p>affection, disorder, indisposition, sickness, ailment, distemper, infirmity, unhealthiness, complaint, illness, malady, unsoundness</text:p>
          </table:table-cell>
          <table:table-cell office:value-type="string">
            <text:p>health, robustness, soundness, strength, sturdiness, vigor</text:p>
          </table:table-cell>
        </table:table-row>
        <table:table-row table:style-name="ro1">
          <table:table-cell office:value-type="string">
            <text:p>disparage</text:p>
          </table:table-cell>
          <table:table-cell office:value-type="string">
            <text:p>belittle, depreciate, discredit, underestimate, carp at, derogate from, dishonor, underrate, decry, detract from, lower, undervalue</text:p>
          </table:table-cell>
          <table:table-cell/>
        </table:table-row>
        <table:table-row table:style-name="ro1">
          <table:table-cell office:value-type="string">
            <text:p>displace</text:p>
          </table:table-cell>
          <table:table-cell office:value-type="string">
            <text:p>confuse, derange, disturb, mislay, remove, crowd out, disarrange, jumble, misplace, unsettle</text:p>
          </table:table-cell>
          <table:table-cell office:value-type="string">
            <text:p>adjust, assort, dispose, order, put in order, set in order, array, classify, group, place, put in place, sort</text:p>
          </table:table-cell>
        </table:table-row>
        <table:table-row table:style-name="ro1">
          <table:table-cell office:value-type="string">
            <text:p>do</text:p>
          </table:table-cell>
          <table:table-cell office:value-type="string">
            <text:p>accomplish, carry out, discharge, perform, achieve, carry through, effect, perpetrate, actualize, commit, execute, realize, bring about, complete, finish, transact, bring to pass, consummate, fulfil, work out</text:p>
          </table:table-cell>
          <table:table-cell office:value-type="string">
            <text:p>baffle, defeat, fail, mar, miss, ruin, come short, destroy, frustrate, miscarry, neglect, spoil</text:p>
          </table:table-cell>
        </table:table-row>
        <table:table-row table:style-name="ro1">
          <table:table-cell office:value-type="string">
            <text:p>docile</text:p>
          </table:table-cell>
          <table:table-cell office:value-type="string">
            <text:p>amenable, manageable, pliant, teachable, compliant, obedient, submissive, tractable, gentle, pliable, tame, yielding</text:p>
          </table:table-cell>
          <table:table-cell office:value-type="string">
            <text:p>determined, firm, intractable, opinionated, self-willed, wilful, dogged, inflexible, obstinate, resolute, stubborn, unyielding</text:p>
          </table:table-cell>
        </table:table-row>
        <table:table-row table:style-name="ro1">
          <table:table-cell office:value-type="string">
            <text:p>doctrine</text:p>
          </table:table-cell>
          <table:table-cell office:value-type="string">
            <text:p>article of belief, belief, precept, teaching, article of faith, dogma, principle, tenet</text:p>
          </table:table-cell>
          <table:table-cell/>
        </table:table-row>
        <table:table-row table:style-name="ro1">
          <table:table-cell office:value-type="string">
            <text:p>dogmatic</text:p>
          </table:table-cell>
          <table:table-cell office:value-type="string">
            <text:p>arrogant, doctrinal, magisterial, positive, authoritative, domineering, opinionated, self-opinionated, dictatorial, imperious, overbearing, systematic</text:p>
          </table:table-cell>
          <table:table-cell/>
        </table:table-row>
        <table:table-row table:style-name="ro1">
          <table:table-cell office:value-type="string">
            <text:p>doubt</text:p>
          </table:table-cell>
          <table:table-cell office:value-type="string">
            <text:p>distrust, mistrust, surmise, suspect</text:p>
          </table:table-cell>
          <table:table-cell office:value-type="string">
            <text:p>believe, confide in, depend on, depend upon, rely on, rely upon, trust</text:p>
          </table:table-cell>
        </table:table-row>
        <table:table-row table:style-name="ro1">
          <table:table-cell office:value-type="string">
            <text:p>doubt</text:p>
          </table:table-cell>
          <table:table-cell office:value-type="string">
            <text:p>disbelief, incredulity, perplexity, suspense, distrust, indecision, question, suspicion, hesitancy, irresolution, scruple, unbelief, hesitation, misgiving, skepticism, uncertainty</text:p>
          </table:table-cell>
          <table:table-cell office:value-type="string">
            <text:p>assurance, certainty, conviction, determination, resolution, belief, confidence, decision, persuasion, resolve</text:p>
          </table:table-cell>
        </table:table-row>
        <table:table-row table:style-name="ro1">
          <table:table-cell office:value-type="string">
            <text:p>draw</text:p>
          </table:table-cell>
          <table:table-cell office:value-type="string">
            <text:p>allure, drag, haul, induce, lure, tow, attract, entice, incline, lead, pull, tug</text:p>
          </table:table-cell>
          <table:table-cell office:value-type="string">
            <text:p>alienate, estrange, rebuff, reject, repel, repulse</text:p>
          </table:table-cell>
        </table:table-row>
        <table:table-row table:style-name="ro1">
          <table:table-cell office:value-type="string">
            <text:p>dream</text:p>
          </table:table-cell>
          <table:table-cell office:value-type="string">
            <text:p>day-dream, fantasy, reverie, trance, fancy, hallucination, romance, vision</text:p>
          </table:table-cell>
          <table:table-cell office:value-type="string">
            <text:p>certainty, fact, reality, realization, substance, verity</text:p>
          </table:table-cell>
        </table:table-row>
        <table:table-row table:style-name="ro1">
          <table:table-cell office:value-type="string">
            <text:p>dress</text:p>
          </table:table-cell>
          <table:table-cell office:value-type="string">
            <text:p>apparel, clothes, garb, habit, uniform, array, clothing, garments, raiment, vestments, attire, costume, habiliments, robes, vesture</text:p>
          </table:table-cell>
          <table:table-cell office:value-type="string">
            <text:p>bareness, disarray, dishabille, exposure, nakedness, nudity, undress</text:p>
          </table:table-cell>
        </table:table-row>
        <table:table-row table:style-name="ro1">
          <table:table-cell office:value-type="string">
            <text:p>drive</text:p>
          </table:table-cell>
          <table:table-cell office:value-type="string">
            <text:p>compel, propel, repel, resist, thrust, impel, push, repulse, ride, urge on</text:p>
          </table:table-cell>
          <table:table-cell/>
        </table:table-row>
        <table:table-row table:style-name="ro1">
          <table:table-cell office:value-type="string">
            <text:p>duplicate</text:p>
          </table:table-cell>
          <table:table-cell office:value-type="string">
            <text:p>copy, facsimile, likeness, reproduction, counterpart, imitation, replica, transcript</text:p>
          </table:table-cell>
          <table:table-cell office:value-type="string">
            <text:p>archetype, model, original, pattern, prototype</text:p>
          </table:table-cell>
        </table:table-row>
        <table:table-row table:style-name="ro1">
          <table:table-cell office:value-type="string">
            <text:p>duty</text:p>
          </table:table-cell>
          <table:table-cell office:value-type="string">
            <text:p>accountability, function, office, right, business, obligation, responsibility, righteousness</text:p>
          </table:table-cell>
          <table:table-cell/>
        </table:table-row>
        <table:table-row table:style-name="ro1">
          <table:table-cell office:value-type="string">
            <text:p>eager</text:p>
          </table:table-cell>
          <table:table-cell office:value-type="string">
            <text:p>animated, desirous, glowing, importunate, longing, anxious, earnest, hot, intense, vehement, ardent, enthusiastic, impatient, intent, yearning, burning, fervent, impetuous, keen, zealous</text:p>
          </table:table-cell>
          <table:table-cell office:value-type="string">
            <text:p>apathetic, cool, indifferent, regardless, unconcerned, calm, dispassionate, negligent, stolid, uninterested, careless, frigid, phlegmatic, stony, unmindful, cold, heedless, purposeless, stupid, unmoved</text:p>
          </table:table-cell>
        </table:table-row>
        <table:table-row table:style-name="ro1">
          <table:table-cell office:value-type="string">
            <text:p>ease</text:p>
          </table:table-cell>
          <table:table-cell office:value-type="string">
            <text:p>easiness, expertness, facility, knack, readiness</text:p>
          </table:table-cell>
          <table:table-cell office:value-type="string">
            <text:p>annoyance, constraint, discomfort, irritation, trouble, vexation, awkwardness, difficulty, disquiet, perplexity, uneasiness, worry</text:p>
          </table:table-cell>
        </table:table-row>
        <table:table-row table:style-name="ro1">
          <table:table-cell office:value-type="string">
            <text:p>education</text:p>
          </table:table-cell>
          <table:table-cell office:value-type="string">
            <text:p>breeding, discipline, learning, study, cultivation, information, nurture, teaching, culture, instruction, reading, training, development, knowledge, schooling, tuition</text:p>
          </table:table-cell>
          <table:table-cell office:value-type="string">
            <text:p>ignorance, illiteracy</text:p>
          </table:table-cell>
        </table:table-row>
        <table:table-row table:style-name="ro1">
          <table:table-cell office:value-type="string">
            <text:p>effrontery</text:p>
          </table:table-cell>
          <table:table-cell office:value-type="string">
            <text:p>assurance, boldness, hardihood, insolence, audacity, brass, impudence, shamelessness</text:p>
          </table:table-cell>
          <table:table-cell office:value-type="string">
            <text:p>bashfulness, diffidence, sensitiveness, shyness, coyness, modesty, shrinking, timidity</text:p>
          </table:table-cell>
        </table:table-row>
        <table:table-row table:style-name="ro1">
          <table:table-cell office:value-type="string">
            <text:p>egotism</text:p>
          </table:table-cell>
          <table:table-cell office:value-type="string">
            <text:p>conceit, self-assertion, self-confidence, self-esteem, egoism, self-conceit, self-consciousness, vanity</text:p>
          </table:table-cell>
          <table:table-cell office:value-type="string">
            <text:p>bashfulness, diffidence, modesty, self-forgetfulness, unobtrusiveness, deference, humility, self-distrust, shyness, unostentatiousness</text:p>
          </table:table-cell>
        </table:table-row>
        <table:table-row table:style-name="ro1">
          <table:table-cell office:value-type="string">
            <text:p>emblem</text:p>
          </table:table-cell>
          <table:table-cell office:value-type="string">
            <text:p>attribute, figure, image, sign, symbol, token, type</text:p>
          </table:table-cell>
          <table:table-cell/>
        </table:table-row>
        <table:table-row table:style-name="ro1">
          <table:table-cell office:value-type="string">
            <text:p>emigrate</text:p>
          </table:table-cell>
          <table:table-cell office:value-type="string">
            <text:p>immigrate, migrate</text:p>
          </table:table-cell>
          <table:table-cell/>
        </table:table-row>
        <table:table-row table:style-name="ro1">
          <table:table-cell office:value-type="string">
            <text:p>employ</text:p>
          </table:table-cell>
          <table:table-cell office:value-type="string">
            <text:p>call, engage, engross, hire, make use of, use, use up</text:p>
          </table:table-cell>
          <table:table-cell/>
        </table:table-row>
        <table:table-row table:style-name="ro1">
          <table:table-cell office:value-type="string">
            <text:p>end</text:p>
          </table:table-cell>
          <table:table-cell office:value-type="string">
            <text:p>break off, close, conclude, expire, quit, terminate, cease, complete, desist, finish, stop, wind up</text:p>
          </table:table-cell>
          <table:table-cell/>
        </table:table-row>
        <table:table-row table:style-name="ro1">
          <table:table-cell office:value-type="string">
            <text:p>end</text:p>
          </table:table-cell>
          <table:table-cell office:value-type="string">
            <text:p>accomplishment, effect, limit, achievement, expiration, outcome, bound, extent, period, boundary, extremity, point, cessation, finale, purpose, close, finis, result, completion, finish, termination, conclusion, fulfilment, terminus, consequence, goal, tip, consummation, intent, utmost, design, issue, uttermost</text:p>
          </table:table-cell>
          <table:table-cell/>
        </table:table-row>
        <table:table-row table:style-name="ro1">
          <table:table-cell office:value-type="string">
            <text:p>endeavor</text:p>
          </table:table-cell>
          <table:table-cell office:value-type="string">
            <text:p>attempt, essay, strive, try, undertake</text:p>
          </table:table-cell>
          <table:table-cell office:value-type="string">
            <text:p>abandon, give up, omit, throw away, dismiss, let go, overlook, throw over, drop, neglect, pass by, throw up</text:p>
          </table:table-cell>
        </table:table-row>
        <table:table-row table:style-name="ro1">
          <table:table-cell office:value-type="string">
            <text:p>endeavor</text:p>
          </table:table-cell>
          <table:table-cell office:value-type="string">
            <text:p>attempt, effort, essay, exertion, struggle, trial</text:p>
          </table:table-cell>
          <table:table-cell/>
        </table:table-row>
        <table:table-row table:style-name="ro1">
          <table:table-cell office:value-type="string">
            <text:p>endure</text:p>
          </table:table-cell>
          <table:table-cell office:value-type="string">
            <text:p>abide, bear, brook, submit to, sustain, afford, bear up under, permit, suffer, tolerate, allow, bear with, put up with, support, undergo</text:p>
          </table:table-cell>
          <table:table-cell office:value-type="string">
            <text:p>break, despair, fail, fall, give out, sink, surrender, break down, droop, faint, falter, give up, succumb, yield</text:p>
          </table:table-cell>
        </table:table-row>
        <table:table-row table:style-name="ro1">
          <table:table-cell office:value-type="string">
            <text:p>enemy</text:p>
          </table:table-cell>
          <table:table-cell office:value-type="string">
            <text:p>adversary, antagonist, competitor, foe, opponent, rival</text:p>
          </table:table-cell>
          <table:table-cell office:value-type="string">
            <text:p>abettor, accessory, accomplice, ally, friend, helper, supporter</text:p>
          </table:table-cell>
        </table:table-row>
        <table:table-row table:style-name="ro1">
          <table:table-cell office:value-type="string">
            <text:p>enmity</text:p>
          </table:table-cell>
          <table:table-cell office:value-type="string">
            <text:p>acrimony, bitterness, ill will, malignity, animosity, hatred, malevolence, rancor, antagonism, hostility, malice, spite</text:p>
          </table:table-cell>
          <table:table-cell office:value-type="string">
            <text:p>agreement, amity, friendship, kindliness, regard, alliance, concord, harmony, kindness, sympathy</text:p>
          </table:table-cell>
        </table:table-row>
        <table:table-row table:style-name="ro1">
          <table:table-cell office:value-type="string">
            <text:p>entertain</text:p>
          </table:table-cell>
          <table:table-cell office:value-type="string">
            <text:p>amuse, cheer, disport, enliven, interest, please, beguile, delight, divert, gratify, occupy, recreate</text:p>
          </table:table-cell>
          <table:table-cell office:value-type="string">
            <text:p>annoy, bore, busy, disquiet, distract, disturb, tire, weary</text:p>
          </table:table-cell>
        </table:table-row>
        <table:table-row table:style-name="ro1">
          <table:table-cell office:value-type="string">
            <text:p>entertainment</text:p>
          </table:table-cell>
          <table:table-cell office:value-type="string">
            <text:p>amusement, diversion, fun, pleasure, cheer, enjoyment, merriment, recreation, delight, frolic, pastime, sport</text:p>
          </table:table-cell>
          <table:table-cell office:value-type="string">
            <text:p>ennui, fatigue, labor, lassitude, toil, weariness, work</text:p>
          </table:table-cell>
        </table:table-row>
        <table:table-row table:style-name="ro1">
          <table:table-cell office:value-type="string">
            <text:p>enthusiasm</text:p>
          </table:table-cell>
          <table:table-cell office:value-type="string">
            <text:p>ardor, excitement, frenzy, transport, devotion, extravagance, inspiration, vehemence, eagerness, fanaticism, intensity, warmth, earnestness, fervency, passion, zeal, ecstasy, fervor, rapture</text:p>
          </table:table-cell>
          <table:table-cell office:value-type="string">
            <text:p>calculation, caution, deadness, indifference, policy, timidity, calmness, coldness, dulness, lukewarmness, prudence, wariness</text:p>
          </table:table-cell>
        </table:table-row>
        <table:table-row table:style-name="ro1">
          <table:table-cell office:value-type="string">
            <text:p>entrance</text:p>
          </table:table-cell>
          <table:table-cell office:value-type="string">
            <text:p>access, approach, gate, introduction, accession, door, gateway, opening, adit, doorway, ingress, penetration, admission, entrée, inlet, portal, admittance, entry</text:p>
          </table:table-cell>
          <table:table-cell office:value-type="string">
            <text:p>departure, ejection, exit, refusal, withdrawal, egress, exclusion, expulsion, rejection</text:p>
          </table:table-cell>
        </table:table-row>
        <table:table-row table:style-name="ro1">
          <table:table-cell office:value-type="string">
            <text:p>envious</text:p>
          </table:table-cell>
          <table:table-cell office:value-type="string">
            <text:p>jealous, suspicious</text:p>
          </table:table-cell>
          <table:table-cell office:value-type="string">
            <text:p>contented, friendly, kindly, satisfied, trustful, well-disposed</text:p>
          </table:table-cell>
        </table:table-row>
        <table:table-row table:style-name="ro1">
          <table:table-cell office:value-type="string">
            <text:p>equivocal</text:p>
          </table:table-cell>
          <table:table-cell office:value-type="string">
            <text:p>ambiguous, enigmatical, indistinct, questionable, doubtful, indefinite, obscure, suspicious, dubious, indeterminate, perplexing, uncertain, enigmatic</text:p>
          </table:table-cell>
          <table:table-cell office:value-type="string">
            <text:p>certain, evident, lucid, perspicuous, unequivocal, clear, indisputable, manifest, plain, unquestionable, distinct, indubitable, obvious, unambiguous, unquestioned</text:p>
          </table:table-cell>
        </table:table-row>
        <table:table-row table:style-name="ro1">
          <table:table-cell office:value-type="string">
            <text:p>esteem</text:p>
          </table:table-cell>
          <table:table-cell office:value-type="string">
            <text:p>appreciate, consider, estimate, prize, think, calculate, deem, hold, regard, value</text:p>
          </table:table-cell>
          <table:table-cell/>
        </table:table-row>
        <table:table-row table:style-name="ro1">
          <table:table-cell office:value-type="string">
            <text:p>esteem</text:p>
          </table:table-cell>
          <table:table-cell office:value-type="string">
            <text:p>estimate, estimation, favor, regard, respect</text:p>
          </table:table-cell>
          <table:table-cell office:value-type="string">
            <text:p>abhorrence, aversion, dislike, loathing, antipathy, contempt, hatred, repugnance</text:p>
          </table:table-cell>
        </table:table-row>
        <table:table-row table:style-name="ro1">
          <table:table-cell office:value-type="string">
            <text:p>eternal</text:p>
          </table:table-cell>
          <table:table-cell office:value-type="string">
            <text:p>deathless, fadeless, never-failing, undying, endless, immortal, perennial, unending, eonian, imperishable, perpetual, unfading, everlasting, interminable, timeless, unfailing, ever-living, never-ending, unceasing, without end</text:p>
          </table:table-cell>
          <table:table-cell/>
        </table:table-row>
        <table:table-row table:style-name="ro1">
          <table:table-cell office:value-type="string">
            <text:p>event</text:p>
          </table:table-cell>
          <table:table-cell office:value-type="string">
            <text:p>case, contingency, fortune, outcome, chance, end, incident, possibility, circumstance, episode, issue, result, consequence, fact, occurrence, sequel</text:p>
          </table:table-cell>
          <table:table-cell/>
        </table:table-row>
        <table:table-row table:style-name="ro1">
          <table:table-cell office:value-type="string">
            <text:p>every</text:p>
          </table:table-cell>
          <table:table-cell office:value-type="string">
            <text:p>all, any, both, each, either</text:p>
          </table:table-cell>
          <table:table-cell/>
        </table:table-row>
        <table:table-row table:style-name="ro1">
          <table:table-cell office:value-type="string">
            <text:p>evident</text:p>
          </table:table-cell>
          <table:table-cell office:value-type="string">
            <text:p>apparent, glaring, overt, tangible, clear, indubitable, palpable, transparent, conspicuous, manifest, patent, unmistakable, discernible, obvious, perceptible, visible, distinct, open, plain</text:p>
          </table:table-cell>
          <table:table-cell office:value-type="string">
            <text:p>concealed, impalpable, latent, secret, unknown, covert, impenetrable, obscure, undiscovered, unseen, dark, imperceptible, occult, unimagined, unthought-of, hidden, invisible</text:p>
          </table:table-cell>
        </table:table-row>
        <table:table-row table:style-name="ro1">
          <table:table-cell office:value-type="string">
            <text:p>example</text:p>
          </table:table-cell>
          <table:table-cell office:value-type="string">
            <text:p>archetype, ideal, prototype, type, ensample, model, sample, warning, exemplar, pattern, specimen, exemplification, precedent, standard</text:p>
          </table:table-cell>
          <table:table-cell/>
        </table:table-row>
        <table:table-row table:style-name="ro1">
          <table:table-cell office:value-type="string">
            <text:p>excess</text:p>
          </table:table-cell>
          <table:table-cell office:value-type="string">
            <text:p>dissipation, lavishness, redundance, surplus, exorbitance, overplus, redundancy, waste, extravagance, prodigality, superabundance, wastefulness, intemperance, profusion, superfluity</text:p>
          </table:table-cell>
          <table:table-cell office:value-type="string">
            <text:p>dearth, destitution, frugality, lack, scantiness, defect, economy, inadequacy, need, shortcoming, deficiency, failure, insufficiency, poverty, want</text:p>
          </table:table-cell>
        </table:table-row>
        <table:table-row table:style-name="ro1">
          <table:table-cell office:value-type="string">
            <text:p>execute</text:p>
          </table:table-cell>
          <table:table-cell office:value-type="string">
            <text:p>administer, carry out, do, enforce, perform</text:p>
          </table:table-cell>
          <table:table-cell/>
        </table:table-row>
        <table:table-row table:style-name="ro1">
          <table:table-cell office:value-type="string">
            <text:p>exercise</text:p>
          </table:table-cell>
          <table:table-cell office:value-type="string">
            <text:p>act, application, exertion, performance, action, drill, occupation, practise, activity, employment, operation, use</text:p>
          </table:table-cell>
          <table:table-cell office:value-type="string">
            <text:p>idleness, inaction, inactivity, relaxation, rest</text:p>
          </table:table-cell>
        </table:table-row>
        <table:table-row table:style-name="ro1">
          <table:table-cell office:value-type="string">
            <text:p>expense</text:p>
          </table:table-cell>
          <table:table-cell office:value-type="string">
            <text:p>cost, expenditure, outgo, outlay</text:p>
          </table:table-cell>
          <table:table-cell office:value-type="string">
            <text:p>gain, proceeds, profit, receipt, return, income, product, profits, receipts, returns</text:p>
          </table:table-cell>
        </table:table-row>
        <table:table-row table:style-name="ro1">
          <table:table-cell office:value-type="string">
            <text:p>explicit</text:p>
          </table:table-cell>
          <table:table-cell/>
          <table:table-cell office:value-type="string">
            <text:p>ambiguous, implicit, indefinite, uncertain, doubtful, implied, indeterminate, vague</text:p>
          </table:table-cell>
        </table:table-row>
        <table:table-row table:style-name="ro1">
          <table:table-cell office:value-type="string">
            <text:p>extemporaneous</text:p>
          </table:table-cell>
          <table:table-cell office:value-type="string">
            <text:p>extemporary, impromptu, offhand, extempore, improvised, unpremeditated</text:p>
          </table:table-cell>
          <table:table-cell office:value-type="string">
            <text:p>elaborated, premeditated, prepared, read, recited, studied, written</text:p>
          </table:table-cell>
        </table:table-row>
        <table:table-row table:style-name="ro1">
          <table:table-cell office:value-type="string">
            <text:p>exterminate</text:p>
          </table:table-cell>
          <table:table-cell office:value-type="string">
            <text:p>annihilate, eradicate, overthrow, uproot, banish, expel, remove, wipe out, destroy, extirpate, root out</text:p>
          </table:table-cell>
          <table:table-cell office:value-type="string">
            <text:p>augment, breed, cherish, develop, increase, populate, replenish, beget, build up, colonize, foster, plant, propagate, settle</text:p>
          </table:table-cell>
        </table:table-row>
        <table:table-row table:style-name="ro1">
          <table:table-cell office:value-type="string">
            <text:p>faint</text:p>
          </table:table-cell>
          <table:table-cell office:value-type="string">
            <text:p>dim, fatigued, irresolute, weak, exhausted, feeble, languid, wearied, faded, half-hearted, listless, worn, faint-hearted, ill-defined, purposeless, worn down, faltering, indistinct, timid, worn out</text:p>
          </table:table-cell>
          <table:table-cell office:value-type="string">
            <text:p>bright, clear, daring, fresh, resolute, sturdy, brilliant, conspicuous, energetic, hearty, strong, vigorous</text:p>
          </table:table-cell>
        </table:table-row>
        <table:table-row table:style-name="ro1">
          <table:table-cell office:value-type="string">
            <text:p>faith</text:p>
          </table:table-cell>
          <table:table-cell office:value-type="string">
            <text:p>assent, confidence, credit, opinion, assurance, conviction, creed, reliance, belief, credence, doctrine, trust</text:p>
          </table:table-cell>
          <table:table-cell office:value-type="string">
            <text:p>denial, dissent, doubt, infidelity, rejection, suspicion, disbelief, distrust, incredulity, misgiving, skepticism, unbelief</text:p>
          </table:table-cell>
        </table:table-row>
        <table:table-row table:style-name="ro1">
          <table:table-cell office:value-type="string">
            <text:p>faithful</text:p>
          </table:table-cell>
          <table:table-cell office:value-type="string">
            <text:p>devoted, incorruptible, stanch, true, trusty, firm, loyal, sure, trustworthy, unwavering</text:p>
          </table:table-cell>
          <table:table-cell office:value-type="string">
            <text:p>capricious, false, unfaithful, untrustworthy, faithless, fickle, untrue, wavering</text:p>
          </table:table-cell>
        </table:table-row>
        <table:table-row table:style-name="ro1">
          <table:table-cell office:value-type="string">
            <text:p>fame</text:p>
          </table:table-cell>
          <table:table-cell office:value-type="string">
            <text:p>celebrity, eminence, honor, notoriety, reputation, credit, glory, laurels, renown, repute, distinction</text:p>
          </table:table-cell>
          <table:table-cell office:value-type="string">
            <text:p>contempt, discredit, dishonor, humiliation, infamy, obscurity, contumely, disgrace, disrepute, ignominy, oblivion, shame</text:p>
          </table:table-cell>
        </table:table-row>
        <table:table-row table:style-name="ro1">
          <table:table-cell office:value-type="string">
            <text:p>fanaticism</text:p>
          </table:table-cell>
          <table:table-cell office:value-type="string">
            <text:p>bigotry, credulity, intolerance, superstition</text:p>
          </table:table-cell>
          <table:table-cell office:value-type="string">
            <text:p>cynicism, free-thinking, indifference, latitudinarianism</text:p>
          </table:table-cell>
        </table:table-row>
        <table:table-row table:style-name="ro1">
          <table:table-cell office:value-type="string">
            <text:p>fanciful</text:p>
          </table:table-cell>
          <table:table-cell office:value-type="string">
            <text:p>chimerical, fantastic, grotesque, imaginative, visionary</text:p>
          </table:table-cell>
          <table:table-cell office:value-type="string">
            <text:p>accurate, commonplace, prosaic, regular, sound, calculable, literal, real, sensible, sure, calculated, ordinary, reasonable, solid, true</text:p>
          </table:table-cell>
        </table:table-row>
        <table:table-row table:style-name="ro1">
          <table:table-cell office:value-type="string">
            <text:p>fancy</text:p>
          </table:table-cell>
          <table:table-cell office:value-type="string">
            <text:p>belief, desire, imagination, predilection, caprice, humor, inclination, supposition, conceit, idea, liking, vagary, conception, image, mood, whim</text:p>
          </table:table-cell>
          <table:table-cell office:value-type="string">
            <text:p>actuality, certainty, fact, reality, truth, verity</text:p>
          </table:table-cell>
        </table:table-row>
        <table:table-row table:style-name="ro1">
          <table:table-cell office:value-type="string">
            <text:p>farewell</text:p>
          </table:table-cell>
          <table:table-cell office:value-type="string">
            <text:p>adieu, good-by, parting salutation, valedictory, congé, leave-taking, valediction</text:p>
          </table:table-cell>
          <table:table-cell/>
        </table:table-row>
        <table:table-row table:style-name="ro1">
          <table:table-cell office:value-type="string">
            <text:p>fear</text:p>
          </table:table-cell>
          <table:table-cell office:value-type="string">
            <text:p>affright, dismay, horror, timidity, apprehension, disquietude, misgiving, trembling, awe, dread, panic, tremor, consternation, fright, terror, trepidation</text:p>
          </table:table-cell>
          <table:table-cell/>
        </table:table-row>
        <table:table-row table:style-name="ro1">
          <table:table-cell office:value-type="string">
            <text:p>feminine</text:p>
          </table:table-cell>
          <table:table-cell office:value-type="string">
            <text:p>effeminate, female, womanish, womanly</text:p>
          </table:table-cell>
          <table:table-cell/>
        </table:table-row>
        <table:table-row table:style-name="ro1">
          <table:table-cell office:value-type="string">
            <text:p>fetter</text:p>
          </table:table-cell>
          <table:table-cell office:value-type="string">
            <text:p>bondage, custody, gyves, irons, bonds, durance, handcuffs, manacles, chains, duress, imprisonment, shackles</text:p>
          </table:table-cell>
          <table:table-cell/>
        </table:table-row>
        <table:table-row table:style-name="ro1">
          <table:table-cell office:value-type="string">
            <text:p>feud</text:p>
          </table:table-cell>
          <table:table-cell office:value-type="string">
            <text:p>affray, brawl, contest, dissension, hostility, animosity, broil, controversy, enmity, quarrel, bitterness, contention, dispute, fray, strife</text:p>
          </table:table-cell>
          <table:table-cell/>
        </table:table-row>
        <table:table-row table:style-name="ro1">
          <table:table-cell office:value-type="string">
            <text:p>fiction</text:p>
          </table:table-cell>
          <table:table-cell office:value-type="string">
            <text:p>allegory, fabrication, invention, myth, romance, apologue, falsehood, legend, novel, story, fable, figment</text:p>
          </table:table-cell>
          <table:table-cell office:value-type="string">
            <text:p>certainty, fact, history, literalness, reality, truth, verity</text:p>
          </table:table-cell>
        </table:table-row>
        <table:table-row table:style-name="ro1">
          <table:table-cell office:value-type="string">
            <text:p>fierce</text:p>
          </table:table-cell>
          <table:table-cell office:value-type="string">
            <text:p>ferocious, furious, raging, uncultivated, violent, fiery, impetuous, savage, untrained, wild</text:p>
          </table:table-cell>
          <table:table-cell office:value-type="string">
            <text:p>affectionate, gentle, kind, patient, submissive, tame, docile, harmless, mild, peaceful, sweet, tender</text:p>
          </table:table-cell>
        </table:table-row>
        <table:table-row table:style-name="ro1">
          <table:table-cell office:value-type="string">
            <text:p>financial</text:p>
          </table:table-cell>
          <table:table-cell office:value-type="string">
            <text:p>fiscal, monetary, pecuniary</text:p>
          </table:table-cell>
          <table:table-cell/>
        </table:table-row>
        <table:table-row table:style-name="ro1">
          <table:table-cell office:value-type="string">
            <text:p>fine</text:p>
          </table:table-cell>
          <table:table-cell office:value-type="string">
            <text:p>beautiful, excellent, polished, small, clarified, exquisite, pure, smooth, clear, gauzy, refined, splendid, comminuted, handsome, sensitive, subtile, dainty, keen, sharp, subtle, delicate, minute, slender, tenuous, elegant, nice, slight, thin</text:p>
          </table:table-cell>
          <table:table-cell office:value-type="string">
            <text:p>big, clumsy, great, huge, large, stout, blunt, coarse, heavy, immense, rude, thick</text:p>
          </table:table-cell>
        </table:table-row>
        <table:table-row table:style-name="ro1">
          <table:table-cell office:value-type="string">
            <text:p>fire</text:p>
          </table:table-cell>
          <table:table-cell office:value-type="string">
            <text:p>blaze, burning, combustion, conflagration, flame</text:p>
          </table:table-cell>
          <table:table-cell/>
        </table:table-row>
        <table:table-row table:style-name="ro1">
          <table:table-cell office:value-type="string">
            <text:p>flock</text:p>
          </table:table-cell>
          <table:table-cell office:value-type="string">
            <text:p>bevy, covey, group, herd, lot, set, brood, drove, hatch, litter, pack, swarm</text:p>
          </table:table-cell>
          <table:table-cell/>
        </table:table-row>
        <table:table-row table:style-name="ro1">
          <table:table-cell office:value-type="string">
            <text:p>fluctuate</text:p>
          </table:table-cell>
          <table:table-cell office:value-type="string">
            <text:p>hesitate, swerve, vacillate, veer, oscillate, undulate, vary, waver</text:p>
          </table:table-cell>
          <table:table-cell office:value-type="string">
            <text:p>abide, adhere, hold fast, persist, stand fast, stay, stick</text:p>
          </table:table-cell>
        </table:table-row>
        <table:table-row table:style-name="ro1">
          <table:table-cell office:value-type="string">
            <text:p>fluid</text:p>
          </table:table-cell>
          <table:table-cell office:value-type="string">
            <text:p>gas, liquid</text:p>
          </table:table-cell>
          <table:table-cell/>
        </table:table-row>
        <table:table-row table:style-name="ro1">
          <table:table-cell office:value-type="string">
            <text:p>follow</text:p>
          </table:table-cell>
          <table:table-cell office:value-type="string">
            <text:p>accompany, come after, go after, obey, pursue, attend, copy, heed, observe, result, chase, ensue, imitate, practise, succeed</text:p>
          </table:table-cell>
          <table:table-cell/>
        </table:table-row>
        <table:table-row table:style-name="ro1">
          <table:table-cell office:value-type="string">
            <text:p>food</text:p>
          </table:table-cell>
          <table:table-cell office:value-type="string">
            <text:p>aliment, feed, nourishment, pabulum, sustenance, diet, fodder, nutriment, provender, viands, fare, forage, nutrition, regimen, victuals</text:p>
          </table:table-cell>
          <table:table-cell/>
        </table:table-row>
        <table:table-row table:style-name="ro1">
          <table:table-cell office:value-type="string">
            <text:p>formidable</text:p>
          </table:table-cell>
          <table:table-cell office:value-type="string">
            <text:p>dangerous, redoubted, terrible, tremendous</text:p>
          </table:table-cell>
          <table:table-cell office:value-type="string">
            <text:p>contemptible, despicable, feeble, harmless, helpless, powerless, weak</text:p>
          </table:table-cell>
        </table:table-row>
        <table:table-row table:style-name="ro1">
          <table:table-cell office:value-type="string">
            <text:p>fortification</text:p>
          </table:table-cell>
          <table:table-cell office:value-type="string">
            <text:p>castle, citadel, fastness, fort, fortress, stronghold</text:p>
          </table:table-cell>
          <table:table-cell/>
        </table:table-row>
        <table:table-row table:style-name="ro1">
          <table:table-cell office:value-type="string">
            <text:p>fortitude</text:p>
          </table:table-cell>
          <table:table-cell office:value-type="string">
            <text:p>courage, endurance, heroism, resolution</text:p>
          </table:table-cell>
          <table:table-cell/>
        </table:table-row>
        <table:table-row table:style-name="ro1">
          <table:table-cell office:value-type="string">
            <text:p>fortunate</text:p>
          </table:table-cell>
          <table:table-cell office:value-type="string">
            <text:p>favored, lucky, prospered, prosperous, successful, happy</text:p>
          </table:table-cell>
          <table:table-cell office:value-type="string">
            <text:p>broken, fallen, miserable, unhappy, woful, crushed, ill-starred, unfortunate, unlucky, wretched</text:p>
          </table:table-cell>
        </table:table-row>
        <table:table-row table:style-name="ro1">
          <table:table-cell office:value-type="string">
            <text:p>fraud</text:p>
          </table:table-cell>
          <table:table-cell office:value-type="string">
            <text:p>artifice, deceit, duplicity, swindle, treason, cheat, deception, imposition, swindling, trick, cheating, dishonesty, imposture, treachery</text:p>
          </table:table-cell>
          <table:table-cell office:value-type="string">
            <text:p>fairness, good faith, honesty, integrity, truth, uprightness</text:p>
          </table:table-cell>
        </table:table-row>
        <table:table-row table:style-name="ro1">
          <table:table-cell office:value-type="string">
            <text:p>friendly</text:p>
          </table:table-cell>
          <table:table-cell office:value-type="string">
            <text:p>accessible, companionable, genial, neighborly, affable, complaisant, hearty, sociable, affectionate, cordial, kind, social, amicable, favorable, kindly, tender, brotherly, fond, loving, well-disposed</text:p>
          </table:table-cell>
          <table:table-cell office:value-type="string">
            <text:p>adverse, bellicose, contentious, estranged, ill-disposed, unfriendly, alienated, belligerent, disaffected, frigid, indifferent, unkind, antagonistic, cold, distant, hostile, inimical, warlike</text:p>
          </table:table-cell>
        </table:table-row>
        <table:table-row table:style-name="ro1">
          <table:table-cell office:value-type="string">
            <text:p>friendship</text:p>
          </table:table-cell>
          <table:table-cell office:value-type="string">
            <text:p>affection, comity, esteem, good will, amity, consideration, favor, love, attachment, devotion, friendliness, regard</text:p>
          </table:table-cell>
          <table:table-cell/>
        </table:table-row>
        <table:table-row table:style-name="ro1">
          <table:table-cell office:value-type="string">
            <text:p>frighten</text:p>
          </table:table-cell>
          <table:table-cell office:value-type="string">
            <text:p>affright, appal, cow, dismay, scare, alarm, browbeat, daunt, intimidate, terrify</text:p>
          </table:table-cell>
          <table:table-cell/>
        </table:table-row>
        <table:table-row table:style-name="ro1">
          <table:table-cell office:value-type="string">
            <text:p>frugality</text:p>
          </table:table-cell>
          <table:table-cell office:value-type="string">
            <text:p>economy, parsimony, saving, sparing, miserliness, providence, scrimping, thrift, parsimoniousness, prudence</text:p>
          </table:table-cell>
          <table:table-cell office:value-type="string">
            <text:p>abundance, bounty, liberality, opulence, waste, affluence, extravagance, luxury, riches, wealth</text:p>
          </table:table-cell>
        </table:table-row>
        <table:table-row table:style-name="ro1">
          <table:table-cell office:value-type="string">
            <text:p>garrulous</text:p>
          </table:table-cell>
          <table:table-cell office:value-type="string">
            <text:p>chattering, loquacious, talkative, verbose</text:p>
          </table:table-cell>
          <table:table-cell office:value-type="string">
            <text:p>laconic, reserved, reticent, silent, speechless, taciturn</text:p>
          </table:table-cell>
        </table:table-row>
        <table:table-row table:style-name="ro1">
          <table:table-cell office:value-type="string">
            <text:p>gender</text:p>
          </table:table-cell>
          <table:table-cell table:number-columns-repeated="2"/>
        </table:table-row>
        <table:table-row table:style-name="ro1">
          <table:table-cell office:value-type="string">
            <text:p>general</text:p>
          </table:table-cell>
          <table:table-cell office:value-type="string">
            <text:p>common, familiar, ordinary, universal, commonplace, frequent, popular, usual, customary, habitual, prevalent, everyday, normal, public</text:p>
          </table:table-cell>
          <table:table-cell office:value-type="string">
            <text:p>exceptional, infrequent, rare, singular, uncommon, unknown, unusual</text:p>
          </table:table-cell>
        </table:table-row>
        <table:table-row table:style-name="ro1">
          <table:table-cell office:value-type="string">
            <text:p>generous</text:p>
          </table:table-cell>
          <table:table-cell office:value-type="string">
            <text:p>bountiful, free, liberal, noble, chivalrous, free-handed, magnanimous, open-handed, disinterested, free-hearted, munificent, open-hearted</text:p>
          </table:table-cell>
          <table:table-cell office:value-type="string">
            <text:p>avaricious, covetous, ignoble, mean, niggardly, penurious, rapacious, close, greedy, illiberal, miserly, parsimonious, petty, stingy</text:p>
          </table:table-cell>
        </table:table-row>
        <table:table-row table:style-name="ro1">
          <table:table-cell office:value-type="string">
            <text:p>genius</text:p>
          </table:table-cell>
          <table:table-cell office:value-type="string">
            <text:p>talent, talents</text:p>
          </table:table-cell>
          <table:table-cell office:value-type="string">
            <text:p>dulness, folly, imbecility, obtuseness, senselessness, stupidity</text:p>
          </table:table-cell>
        </table:table-row>
        <table:table-row table:style-name="ro1">
          <table:table-cell office:value-type="string">
            <text:p>get</text:p>
          </table:table-cell>
          <table:table-cell office:value-type="string">
            <text:p>achieve, attain, gain, procure, secure, acquire, earn, obtain, receive, win</text:p>
          </table:table-cell>
          <table:table-cell/>
        </table:table-row>
        <table:table-row table:style-name="ro1">
          <table:table-cell office:value-type="string">
            <text:p>gift</text:p>
          </table:table-cell>
          <table:table-cell office:value-type="string">
            <text:p>benefaction, boon, bribe, grant, largess, bequest, bounty, donation, gratuity, present</text:p>
          </table:table-cell>
          <table:table-cell office:value-type="string">
            <text:p>compensation, earnings, guerdon, penalty, remuneration wages</text:p>
          </table:table-cell>
        </table:table-row>
        <table:table-row table:style-name="ro1">
          <table:table-cell office:value-type="string">
            <text:p>give</text:p>
          </table:table-cell>
          <table:table-cell office:value-type="string">
            <text:p>bestow, communicate, deliver, grant, supply, cede, confer, furnish, impart</text:p>
          </table:table-cell>
          <table:table-cell/>
        </table:table-row>
        <table:table-row table:style-name="ro1">
          <table:table-cell office:value-type="string">
            <text:p>govern</text:p>
          </table:table-cell>
          <table:table-cell office:value-type="string">
            <text:p>command, curb, influence, mold, reign over, rule, control, direct, manage, reign, restrain, sway</text:p>
          </table:table-cell>
          <table:table-cell office:value-type="string">
            <text:p>be in subjection, be subject, comply, obey, submit, yield</text:p>
          </table:table-cell>
        </table:table-row>
        <table:table-row table:style-name="ro1">
          <table:table-cell office:value-type="string">
            <text:p>graceful</text:p>
          </table:table-cell>
          <table:table-cell table:number-columns-repeated="2"/>
        </table:table-row>
        <table:table-row table:style-name="ro1">
          <table:table-cell office:value-type="string">
            <text:p>grief</text:p>
          </table:table-cell>
          <table:table-cell office:value-type="string">
            <text:p>affliction, melancholy, regret, sorrow, trouble, distress, mourning, sadness, tribulation, wo</text:p>
          </table:table-cell>
          <table:table-cell/>
        </table:table-row>
        <table:table-row table:style-name="ro1">
          <table:table-cell office:value-type="string">
            <text:p>habit</text:p>
          </table:table-cell>
          <table:table-cell office:value-type="string">
            <text:p>custom, habitude, routine, system, use, fashion, practise, rule, usage, wont</text:p>
          </table:table-cell>
          <table:table-cell/>
        </table:table-row>
        <table:table-row table:style-name="ro1">
          <table:table-cell office:value-type="string">
            <text:p>happen</text:p>
          </table:table-cell>
          <table:table-cell office:value-type="string">
            <text:p>bechance, chance, fall out, supervene, befall, come to pass, occur, take place, betide, fall</text:p>
          </table:table-cell>
          <table:table-cell/>
        </table:table-row>
        <table:table-row table:style-name="ro1">
          <table:table-cell office:value-type="string">
            <text:p>happiness</text:p>
          </table:table-cell>
          <table:table-cell office:value-type="string">
            <text:p>blessedness, delight, gladness, pleasure, bliss, ecstasy, gratification, rapture, cheer, enjoyment, joy, rejoicing, comfort, felicity, merriment, satisfaction, contentment, gaiety, mirth, triumph</text:p>
          </table:table-cell>
          <table:table-cell/>
        </table:table-row>
        <table:table-row table:style-name="ro1">
          <table:table-cell office:value-type="string">
            <text:p>happy</text:p>
          </table:table-cell>
          <table:table-cell office:value-type="string">
            <text:p>blessed, cheering, gay, lucky, rejoiced, blissful, cheery, glad, merry, rejoicing, blithe, delighted, jocund, mirthful, smiling, blithesome, delightful, jolly, pleased, sprightly, bright, dexterous, joyful, prosperous, successful, buoyant, felicitous, joyous, rapturous, sunny, cheerful, fortunate</text:p>
          </table:table-cell>
          <table:table-cell/>
        </table:table-row>
        <table:table-row table:style-name="ro1">
          <table:table-cell office:value-type="string">
            <text:p>harmony</text:p>
          </table:table-cell>
          <table:table-cell office:value-type="string">
            <text:p>accord, concurrence, consistency, uniformity, accordance, conformity, consonance, union, agreement, congruity, symmetry, unison, amity, consent, unanimity, unity, concord</text:p>
          </table:table-cell>
          <table:table-cell office:value-type="string">
            <text:p>antagonism, contest, discord, hostility, schism, battle, controversy, disproportion, incongruity, separation, conflict, difference, dissension, inconsistency, variance, contention, disagreement, disunion, opposition, warfare</text:p>
          </table:table-cell>
        </table:table-row>
        <table:table-row table:style-name="ro1">
          <table:table-cell office:value-type="string">
            <text:p>harvest</text:p>
          </table:table-cell>
          <table:table-cell office:value-type="string">
            <text:p>crop, harvest-home, ingathering, result, fruit, harvesting, proceeds, return, growth, harvest-tide, produce, yield, harvest-feast, harvest-time, product, harvest-festival, increase, reaping</text:p>
          </table:table-cell>
          <table:table-cell/>
        </table:table-row>
        <table:table-row table:style-name="ro1">
          <table:table-cell office:value-type="string">
            <text:p>hatred</text:p>
          </table:table-cell>
          <table:table-cell office:value-type="string">
            <text:p>abhorrence, detestation, hostility, rancor, anger, dislike, ill will, repugnance, animosity, enmity, malevolence, resentment, antipathy, grudge, malice, revenge, aversion, hate, malignity, spite</text:p>
          </table:table-cell>
          <table:table-cell/>
        </table:table-row>
        <table:table-row table:style-name="ro1">
          <table:table-cell office:value-type="string">
            <text:p>have</text:p>
          </table:table-cell>
          <table:table-cell office:value-type="string">
            <text:p>be in possession of, hold, occupy, own, possess, be possessed of</text:p>
          </table:table-cell>
          <table:table-cell/>
        </table:table-row>
        <table:table-row table:style-name="ro1">
          <table:table-cell office:value-type="string">
            <text:p>hazard</text:p>
          </table:table-cell>
          <table:table-cell office:value-type="string">
            <text:p>accident, chance, danger, jeopardy, risk, casualty, contingency, fortuity, peril, venture</text:p>
          </table:table-cell>
          <table:table-cell office:value-type="string">
            <text:p>assurance, necessity, protection, safety, surety, certainty, plan, safeguard, security</text:p>
          </table:table-cell>
        </table:table-row>
        <table:table-row table:style-name="ro1">
          <table:table-cell office:value-type="string">
            <text:p>healthy</text:p>
          </table:table-cell>
          <table:table-cell office:value-type="string">
            <text:p>hale, hygienic, sanitary, vigorous, healthful, salubrious, sound, well, hearty, salutary, strong, wholesome</text:p>
          </table:table-cell>
          <table:table-cell office:value-type="string">
            <text:p>delicate, failing, ill, unsound, worn, diseased, fainting, sick, wasted, worn down, emaciated, fragile, unhealthy, weak, worn out, exhausted, frail</text:p>
          </table:table-cell>
        </table:table-row>
        <table:table-row table:style-name="ro1">
          <table:table-cell office:value-type="string">
            <text:p>help</text:p>
          </table:table-cell>
          <table:table-cell office:value-type="string">
            <text:p>abet, befriend, foster, succor, uphold, aid, cooperate, second, support, assist, encourage, stand by, sustain</text:p>
          </table:table-cell>
          <table:table-cell office:value-type="string">
            <text:p>counteract, discourage, oppose, resist, thwart, withstand</text:p>
          </table:table-cell>
        </table:table-row>
        <table:table-row table:style-name="ro1">
          <table:table-cell office:value-type="string">
            <text:p>heretic</text:p>
          </table:table-cell>
          <table:table-cell office:value-type="string">
            <text:p>dissenter, heresiarch, non-conformist, schismatic</text:p>
          </table:table-cell>
          <table:table-cell/>
        </table:table-row>
        <table:table-row table:style-name="ro1">
          <table:table-cell office:value-type="string">
            <text:p>heterogeneous</text:p>
          </table:table-cell>
          <table:table-cell office:value-type="string">
            <text:p>confused, mingled, unhomogeneous, conglomerate, miscellaneous, unlike, discordant, mixed, variant, dissimilar, non-homogeneous, various</text:p>
          </table:table-cell>
          <table:table-cell office:value-type="string">
            <text:p>alike, homogeneous, identical, like, pure, same, similar, uniform</text:p>
          </table:table-cell>
        </table:table-row>
        <table:table-row table:style-name="ro1">
          <table:table-cell office:value-type="string">
            <text:p>hide</text:p>
          </table:table-cell>
          <table:table-cell office:value-type="string">
            <text:p>bury, cover, entomb, overwhelm, suppress, cloak, disguise, inter, screen, veil, conceal, dissemble, mask, secrete</text:p>
          </table:table-cell>
          <table:table-cell office:value-type="string">
            <text:p>admit, disclose, exhume, manifest, show, advertise, discover, expose, promulgate, tell, avow, disinter, lay bare, publish, uncover, betray, divulge, lay open, raise, unmask, confess, exhibit, make known reveal, unveil</text:p>
          </table:table-cell>
        </table:table-row>
        <table:table-row table:style-name="ro1">
          <table:table-cell office:value-type="string">
            <text:p>high</text:p>
          </table:table-cell>
          <table:table-cell office:value-type="string">
            <text:p>elevated, exalted, noble, steep, towering, eminent, lofty, proud, tall, uplifted</text:p>
          </table:table-cell>
          <table:table-cell office:value-type="string">
            <text:p>base, deep, degraded, depressed, dwarfed, inferior, low, mean, short, stunted</text:p>
          </table:table-cell>
        </table:table-row>
        <table:table-row table:style-name="ro1">
          <table:table-cell office:value-type="string">
            <text:p>hinder</text:p>
          </table:table-cell>
          <table:table-cell office:value-type="string">
            <text:p>baffle, clog, foil, obstruct, retard, balk, counteract, frustrate, oppose, stay, bar, delay, hamper, prevent, stop, block, embarrass, impede, resist, thwart, check, encumber, interrupt</text:p>
          </table:table-cell>
          <table:table-cell/>
        </table:table-row>
        <table:table-row table:style-name="ro1">
          <table:table-cell office:value-type="string">
            <text:p>history</text:p>
          </table:table-cell>
          <table:table-cell office:value-type="string">
            <text:p>account, biography, muniment, record, annals, chronicle, narration, register, archives, memoir, narrative, story, autobiography, memorial, recital</text:p>
          </table:table-cell>
          <table:table-cell/>
        </table:table-row>
        <table:table-row table:style-name="ro1">
          <table:table-cell office:value-type="string">
            <text:p>holy</text:p>
          </table:table-cell>
          <table:table-cell office:value-type="string">
            <text:p>blessed, devoted, hallowed, saintly, consecrated, divine, sacred, set apart</text:p>
          </table:table-cell>
          <table:table-cell office:value-type="string">
            <text:p>abominable, cursed, polluted, unconsecrated, unholy, wicked, common, impure, secular, unhallowed, unsanctified, worldly</text:p>
          </table:table-cell>
        </table:table-row>
        <table:table-row table:style-name="ro1">
          <table:table-cell office:value-type="string">
            <text:p>home</text:p>
          </table:table-cell>
          <table:table-cell office:value-type="string">
            <text:p>abode, dwelling, habitation, hearthstone, ingleside, domicil, fireside, hearth, house, residence</text:p>
          </table:table-cell>
          <table:table-cell/>
        </table:table-row>
        <table:table-row table:style-name="ro1">
          <table:table-cell office:value-type="string">
            <text:p>honest</text:p>
          </table:table-cell>
          <table:table-cell office:value-type="string">
            <text:p>candid, frank, ingenuous, true, equitable, genuine, just, trustworthy, fair, good, sincere, trusty, faithful, honorable, straightforward, upright</text:p>
          </table:table-cell>
          <table:table-cell office:value-type="string">
            <text:p>deceitful, faithless, hypocritical, perfidious, unfaithful, dishonest, false, lying, traitorous, unscrupulous, disingenuous, fraudulent, mendacious, treacherous, untrue</text:p>
          </table:table-cell>
        </table:table-row>
        <table:table-row table:style-name="ro1">
          <table:table-cell office:value-type="string">
            <text:p>horizontal</text:p>
          </table:table-cell>
          <table:table-cell office:value-type="string">
            <text:p>even, flat, level, plain, plane</text:p>
          </table:table-cell>
          <table:table-cell office:value-type="string">
            <text:p>broken, inclined, rolling, rugged, sloping, hilly, irregular, rough, slanting, uneven</text:p>
          </table:table-cell>
        </table:table-row>
        <table:table-row table:style-name="ro1">
          <table:table-cell office:value-type="string">
            <text:p>humane</text:p>
          </table:table-cell>
          <table:table-cell office:value-type="string">
            <text:p>benevolent, compassionate, human, pitying, benignant, forgiving, kind, sympathetic, charitable, gentle, kind-hearted, tender, clement, gracious, merciful, tender-hearted</text:p>
          </table:table-cell>
          <table:table-cell/>
        </table:table-row>
        <table:table-row table:style-name="ro1">
          <table:table-cell office:value-type="string">
            <text:p>hunt</text:p>
          </table:table-cell>
          <table:table-cell office:value-type="string">
            <text:p>chase, hunting, inquisition, pursuit, search</text:p>
          </table:table-cell>
          <table:table-cell/>
        </table:table-row>
        <table:table-row table:style-name="ro1">
          <table:table-cell office:value-type="string">
            <text:p>hypocrisy</text:p>
          </table:table-cell>
          <table:table-cell office:value-type="string">
            <text:p>affectation, formalism, pretense, sanctimony, cant, pharisaism, sanctimoniousness, sham, dissimulation, pietism</text:p>
          </table:table-cell>
          <table:table-cell office:value-type="string">
            <text:p>candor, genuineness, ingenuousness, sincerity, truth, frankness, honesty, openness, transparency, truthfulness</text:p>
          </table:table-cell>
        </table:table-row>
        <table:table-row table:style-name="ro1">
          <table:table-cell office:value-type="string">
            <text:p>hypocrite</text:p>
          </table:table-cell>
          <table:table-cell office:value-type="string">
            <text:p>cheat, deceiver, dissembler, impostor, pretender</text:p>
          </table:table-cell>
          <table:table-cell/>
        </table:table-row>
        <table:table-row table:style-name="ro1">
          <table:table-cell office:value-type="string">
            <text:p>hypothesis</text:p>
          </table:table-cell>
          <table:table-cell office:value-type="string">
            <text:p>conjecture, scheme, supposition, system, guess, speculation, surmise, theory</text:p>
          </table:table-cell>
          <table:table-cell office:value-type="string">
            <text:p>certainty, demonstration, discovery, evidence, fact, proof</text:p>
          </table:table-cell>
        </table:table-row>
        <table:table-row table:style-name="ro1">
          <table:table-cell office:value-type="string">
            <text:p>idea</text:p>
          </table:table-cell>
          <table:table-cell office:value-type="string">
            <text:p>apprehension, design, impression, plan, archetype, fancy, judgment, purpose, belief, fantasy, model, sentiment, conceit, ideal, notion, supposition, concept, image, opinion, theory, conception, imagination, pattern, thought</text:p>
          </table:table-cell>
          <table:table-cell office:value-type="string">
            <text:p>actuality, fact, reality, substance</text:p>
          </table:table-cell>
        </table:table-row>
        <table:table-row table:style-name="ro1">
          <table:table-cell office:value-type="string">
            <text:p>ideal</text:p>
          </table:table-cell>
          <table:table-cell office:value-type="string">
            <text:p>archetype, model, pattern, prototype, standard, idea, original</text:p>
          </table:table-cell>
          <table:table-cell office:value-type="string">
            <text:p>accomplishment, action, doing, fact, practise, achievement, attainment, embodiment, incarnation, reality, act, development, execution, performance, realization</text:p>
          </table:table-cell>
        </table:table-row>
        <table:table-row table:style-name="ro1">
          <table:table-cell office:value-type="string">
            <text:p>idiocy</text:p>
          </table:table-cell>
          <table:table-cell office:value-type="string">
            <text:p>fatuity, foolishness, incapacity, stupidity, folly, imbecility, senselessness</text:p>
          </table:table-cell>
          <table:table-cell office:value-type="string">
            <text:p>acuteness, brilliancy, common sense, sagacity, soundness, astuteness, capacity, intelligence, sense, wisdom</text:p>
          </table:table-cell>
        </table:table-row>
        <table:table-row table:style-name="ro1">
          <table:table-cell office:value-type="string">
            <text:p>idle</text:p>
          </table:table-cell>
          <table:table-cell office:value-type="string">
            <text:p>inactive, inert, slothful, trifling, unoccupied, indolent, lazy, sluggish, unemployed, vacant</text:p>
          </table:table-cell>
          <table:table-cell office:value-type="string">
            <text:p>active, busy, diligent, employed, industrious, occupied, working</text:p>
          </table:table-cell>
        </table:table-row>
        <table:table-row table:style-name="ro1">
          <table:table-cell office:value-type="string">
            <text:p>ignorant</text:p>
          </table:table-cell>
          <table:table-cell office:value-type="string">
            <text:p>ill-informed, unenlightened, unlearned, untaught, illiterate, uninformed, unlettered, untutored, uneducated, uninstructed, unskilled</text:p>
          </table:table-cell>
          <table:table-cell office:value-type="string">
            <text:p>educated, instructed, learned, sage, skilled, trained, well-informed, wise</text:p>
          </table:table-cell>
        </table:table-row>
        <table:table-row table:style-name="ro1">
          <table:table-cell office:value-type="string">
            <text:p>imagination</text:p>
          </table:table-cell>
          <table:table-cell office:value-type="string">
            <text:p>fancy, fantasy, phantasy</text:p>
          </table:table-cell>
          <table:table-cell/>
        </table:table-row>
        <table:table-row table:style-name="ro1">
          <table:table-cell office:value-type="string">
            <text:p>immediately</text:p>
          </table:table-cell>
          <table:table-cell office:value-type="string">
            <text:p>at once, instanter, presently, straightway, directly, instantly, right away, this instant, forthwith, now, right off, without delay</text:p>
          </table:table-cell>
          <table:table-cell office:value-type="string">
            <text:p>after a while, by and by, hereafter, in the future, some time</text:p>
          </table:table-cell>
        </table:table-row>
        <table:table-row table:style-name="ro1">
          <table:table-cell office:value-type="string">
            <text:p>immerse</text:p>
          </table:table-cell>
          <table:table-cell office:value-type="string">
            <text:p>bury, dip, douse, duck, immerge, plunge, sink, submerge</text:p>
          </table:table-cell>
          <table:table-cell/>
        </table:table-row>
        <table:table-row table:style-name="ro1">
          <table:table-cell office:value-type="string">
            <text:p>imminent</text:p>
          </table:table-cell>
          <table:table-cell office:value-type="string">
            <text:p>impending, threatening</text:p>
          </table:table-cell>
          <table:table-cell office:value-type="string">
            <text:p>chimerical, contingent, doubtful, improbable, problematical, unexpected, unlikely</text:p>
          </table:table-cell>
        </table:table-row>
        <table:table-row table:style-name="ro1">
          <table:table-cell office:value-type="string">
            <text:p>impediment</text:p>
          </table:table-cell>
          <table:table-cell office:value-type="string">
            <text:p>bar, clog, encumbrance, obstacle, barrier, difficulty, hindrance, obstruction</text:p>
          </table:table-cell>
          <table:table-cell office:value-type="string">
            <text:p>advantage, aid, assistance, benefit, help, relief, succor</text:p>
          </table:table-cell>
        </table:table-row>
        <table:table-row table:style-name="ro1">
          <table:table-cell office:value-type="string">
            <text:p>impudence</text:p>
          </table:table-cell>
          <table:table-cell office:value-type="string">
            <text:p>assurance, impertinence, intrusiveness, presumption, boldness, incivility, officiousness, rudeness, effrontery, insolence, pertness, sauciness, forwardness</text:p>
          </table:table-cell>
          <table:table-cell office:value-type="string">
            <text:p>bashfulness, diffidence, lowliness, modesty, coyness, humility, meekness, submissiveness</text:p>
          </table:table-cell>
        </table:table-row>
        <table:table-row table:style-name="ro1">
          <table:table-cell office:value-type="string">
            <text:p>incongruous</text:p>
          </table:table-cell>
          <table:table-cell office:value-type="string">
            <text:p>absurd, ill-matched, inharmonious, conflicting, inapposite, irreconcilable, contradictory, inappropriate, mismatched, contrary, incommensurable, mismated, discordant, incompatible, repugnant, discrepant, inconsistent, unsuitable</text:p>
          </table:table-cell>
          <table:table-cell office:value-type="string">
            <text:p>accordant, agreeing, compatible, consistent, harmonious, suitable</text:p>
          </table:table-cell>
        </table:table-row>
        <table:table-row table:style-name="ro1">
          <table:table-cell office:value-type="string">
            <text:p>induction</text:p>
          </table:table-cell>
          <table:table-cell office:value-type="string">
            <text:p>deduction, inference</text:p>
          </table:table-cell>
          <table:table-cell/>
        </table:table-row>
        <table:table-row table:style-name="ro1">
          <table:table-cell office:value-type="string">
            <text:p>industrious</text:p>
          </table:table-cell>
          <table:table-cell office:value-type="string">
            <text:p>active, busy, employed, occupied, assiduous, diligent, engaged, sedulous</text:p>
          </table:table-cell>
          <table:table-cell/>
        </table:table-row>
        <table:table-row table:style-name="ro1">
          <table:table-cell office:value-type="string">
            <text:p>industry</text:p>
          </table:table-cell>
          <table:table-cell office:value-type="string">
            <text:p>application, diligence, labor, persistence, assiduity, effort, pains, sedulousness, attention, exertion, patience, constancy, intentness, perseverance</text:p>
          </table:table-cell>
          <table:table-cell office:value-type="string">
            <text:p>changeableness, idleness, inconstancy, neglect, remissness, fickleness, inattention, indolence, negligence, sloth</text:p>
          </table:table-cell>
        </table:table-row>
        <table:table-row table:style-name="ro1">
          <table:table-cell office:value-type="string">
            <text:p>infinite</text:p>
          </table:table-cell>
          <table:table-cell office:value-type="string">
            <text:p>absolute, illimitable, limitless, unconditioned, boundless, immeasurable, measureless, unfathomable, countless, innumerable, numberless, unlimited, eternal, interminable, unbounded, unmeasured</text:p>
          </table:table-cell>
          <table:table-cell office:value-type="string">
            <text:p>bounded, finite, measurable, restricted, small, brief, limited, moderate, shallow, transient, circumscribed, little, narrow, short, transitory, evanescent</text:p>
          </table:table-cell>
        </table:table-row>
        <table:table-row table:style-name="ro1">
          <table:table-cell office:value-type="string">
            <text:p>influence</text:p>
          </table:table-cell>
          <table:table-cell office:value-type="string">
            <text:p>actuate, draw, impel, induce, move, stir, compel, drive, incite, instigate, persuade, sway, dispose, excite, incline, lead, prompt, urge</text:p>
          </table:table-cell>
          <table:table-cell office:value-type="string">
            <text:p>deter, dissuade, impede, prevent, restrain, retard, discourage, hinder, inhibit</text:p>
          </table:table-cell>
        </table:table-row>
        <table:table-row table:style-name="ro1">
          <table:table-cell office:value-type="string">
            <text:p>inherent</text:p>
          </table:table-cell>
          <table:table-cell office:value-type="string">
            <text:p>congenital, indispensable, innate, native, essential, indwelling, inseparable, natural, immanent, infixed, internal, subjective, inborn, ingrained, intrinsic, inbred, inhering, inwrought</text:p>
          </table:table-cell>
          <table:table-cell office:value-type="string">
            <text:p>accidental, extrinsic, outward, superficial, supplemental, casual, fortuitous, subsidiary, superfluous, transient, external, incidental, superadded, superimposed, unconnected</text:p>
          </table:table-cell>
        </table:table-row>
        <table:table-row table:style-name="ro1">
          <table:table-cell office:value-type="string">
            <text:p>injury</text:p>
          </table:table-cell>
          <table:table-cell office:value-type="string">
            <text:p>blemish, disadvantage, hurt, loss, prejudice, damage, evil, impairment, mischief, wrong, detriment, harm, injustice, outrage</text:p>
          </table:table-cell>
          <table:table-cell office:value-type="string">
            <text:p>advantage, benefit, boon, improvement, service, amelioration, blessing, help, remedy, utility</text:p>
          </table:table-cell>
        </table:table-row>
        <table:table-row table:style-name="ro1">
          <table:table-cell office:value-type="string">
            <text:p>injustice</text:p>
          </table:table-cell>
          <table:table-cell office:value-type="string">
            <text:p>grievance, injury, unfairness, unrighteousness, wrong, iniquity</text:p>
          </table:table-cell>
          <table:table-cell office:value-type="string">
            <text:p>equity, faithfulness, impartiality, lawfulness, righteousness, fairness, honesty, integrity, rectitude, uprightness, fair play, honor, justice, right</text:p>
          </table:table-cell>
        </table:table-row>
        <table:table-row table:style-name="ro1">
          <table:table-cell office:value-type="string">
            <text:p>innocent</text:p>
          </table:table-cell>
          <table:table-cell office:value-type="string">
            <text:p>blameless, guiltless, inoffensive, spotless, clean, harmless, pure, stainless, clear, immaculate, right, upright, faultless, innocuous, righteous, virtuous, guileless, innoxious, sinless</text:p>
          </table:table-cell>
          <table:table-cell/>
        </table:table-row>
        <table:table-row table:style-name="ro1">
          <table:table-cell office:value-type="string">
            <text:p>inquisitive</text:p>
          </table:table-cell>
          <table:table-cell office:value-type="string">
            <text:p>curious, meddlesome, peeping, scrutinizing, inquiring, meddling, prying, searching, intrusive</text:p>
          </table:table-cell>
          <table:table-cell office:value-type="string">
            <text:p>apathetic, heedless, indifferent, unconcerned, uninterested, careless, inattentive</text:p>
          </table:table-cell>
        </table:table-row>
        <table:table-row table:style-name="ro1">
          <table:table-cell office:value-type="string">
            <text:p>insanity</text:p>
          </table:table-cell>
          <table:table-cell office:value-type="string">
            <text:p>aberration, delirium, frenzy, madness, alienation, dementia, hallucination, mania, craziness, derangement, lunacy, monomania</text:p>
          </table:table-cell>
          <table:table-cell office:value-type="string">
            <text:p>clearness, good sense, lucidity, rationality, sanity</text:p>
          </table:table-cell>
        </table:table-row>
        <table:table-row table:style-name="ro1">
          <table:table-cell office:value-type="string">
            <text:p>interpose</text:p>
          </table:table-cell>
          <table:table-cell office:value-type="string">
            <text:p>arbitrate, intercept, intermeddle, meddle, intercede, interfere, interrupt, mediate</text:p>
          </table:table-cell>
          <table:table-cell office:value-type="string">
            <text:p>avoid, keep aloof, keep out, retire, stand back, hold aloof, keep away, let alone, stand aside, stand off, hold off, keep clear, let be, stand away, withdraw</text:p>
          </table:table-cell>
        </table:table-row>
        <table:table-row table:style-name="ro1">
          <table:table-cell office:value-type="string">
            <text:p>involve</text:p>
          </table:table-cell>
          <table:table-cell office:value-type="string">
            <text:p>complicate, embroil, implicate, include, embarrass, entangle, imply, overwhelm</text:p>
          </table:table-cell>
          <table:table-cell office:value-type="string">
            <text:p>disconnect, disentangle, distinguish, explicate, extricate, remove, separate</text:p>
          </table:table-cell>
        </table:table-row>
        <table:table-row table:style-name="ro1">
          <table:table-cell office:value-type="string">
            <text:p>journey</text:p>
          </table:table-cell>
          <table:table-cell office:value-type="string">
            <text:p>excursion, pilgrimage, transit, trip, expedition, tour, travel, voyage</text:p>
          </table:table-cell>
          <table:table-cell/>
        </table:table-row>
        <table:table-row table:style-name="ro1">
          <table:table-cell office:value-type="string">
            <text:p>judge</text:p>
          </table:table-cell>
          <table:table-cell office:value-type="string">
            <text:p>arbiter, arbitrator, justice, referee, umpire</text:p>
          </table:table-cell>
          <table:table-cell/>
        </table:table-row>
        <table:table-row table:style-name="ro1">
          <table:table-cell office:value-type="string">
            <text:p>justice</text:p>
          </table:table-cell>
          <table:table-cell office:value-type="string">
            <text:p>equity, impartiality, legality, rightfulness, fairness, integrity, rectitude, truth, fair play, justness, right, uprightness, faithfulness, law, righteousness, virtue, honor, lawfulness</text:p>
          </table:table-cell>
          <table:table-cell office:value-type="string">
            <text:p>dishonesty, inequity, partiality, unlawfulness, untruth, favoritism, injustice, unfairness, unreasonableness, wrong</text:p>
          </table:table-cell>
        </table:table-row>
        <table:table-row table:style-name="ro1">
          <table:table-cell office:value-type="string">
            <text:p>keep</text:p>
          </table:table-cell>
          <table:table-cell office:value-type="string">
            <text:p>carry, defend, hold, preserve, retain, carry on, detain, maintain, protect, support, celebrate, fulfil, obey, refrain, sustain, conduct, guard, observe, restrain, withhold</text:p>
          </table:table-cell>
          <table:table-cell/>
        </table:table-row>
        <table:table-row table:style-name="ro1">
          <table:table-cell office:value-type="string">
            <text:p>kill</text:p>
          </table:table-cell>
          <table:table-cell office:value-type="string">
            <text:p>assassinate, despatch, massacre, put to death, slay, butcher, execute, murder, slaughter</text:p>
          </table:table-cell>
          <table:table-cell/>
        </table:table-row>
        <table:table-row table:style-name="ro1">
          <table:table-cell office:value-type="string">
            <text:p>kin</text:p>
          </table:table-cell>
          <table:table-cell office:value-type="string">
            <text:p>affinity, blood, descent, kind, race, alliance, consanguinity, family, kindred, relationship, birth</text:p>
          </table:table-cell>
          <table:table-cell/>
        </table:table-row>
        <table:table-row table:style-name="ro1">
          <table:table-cell office:value-type="string">
            <text:p>knowledge</text:p>
          </table:table-cell>
          <table:table-cell office:value-type="string">
            <text:p>acquaintance, erudition, learning, recognition, apprehension, experience, light, scholarship, cognition, information, lore, science, cognizance, intelligence, perception, wisdom, comprehension, intuition</text:p>
          </table:table-cell>
          <table:table-cell office:value-type="string">
            <text:p>ignorance, inexperience, misconception, rudeness, illiteracy, misapprehension, misunderstanding, unfamiliarity</text:p>
          </table:table-cell>
        </table:table-row>
        <table:table-row table:style-name="ro1">
          <table:table-cell office:value-type="string">
            <text:p>language</text:p>
          </table:table-cell>
          <table:table-cell office:value-type="string">
            <text:p>barbarism, expression, patois, vernacular, dialect, idiom, speech, vocabulary, diction, mother tongue, tongue</text:p>
          </table:table-cell>
          <table:table-cell/>
        </table:table-row>
        <table:table-row table:style-name="ro1">
          <table:table-cell office:value-type="string">
            <text:p>large</text:p>
          </table:table-cell>
          <table:table-cell office:value-type="string">
            <text:p>abundant, coarse, gigantic, long, ample, colossal, grand, massive, big, commodious, great, spacious, broad, considerable, huge, vast, bulky, enormous, immense, wide, capacious, extensive</text:p>
          </table:table-cell>
          <table:table-cell office:value-type="string">
            <text:p>brief, infinitesimal, little, minute, petty, slender, tiny, diminutive, insignificant, mean, narrow, scanty, slight, trifling, inconsiderable, limited, microscopic, paltry, short, small, trivial</text:p>
          </table:table-cell>
        </table:table-row>
        <table:table-row table:style-name="ro1">
          <table:table-cell office:value-type="string">
            <text:p>law</text:p>
          </table:table-cell>
          <table:table-cell office:value-type="string">
            <text:p>canon, economy, legislation, principle, code, edict, mandate, regulation, command, enactment, order, rule, commandment, formula, ordinance, statute, decree, jurisprudence, polity</text:p>
          </table:table-cell>
          <table:table-cell/>
        </table:table-row>
        <table:table-row table:style-name="ro1">
          <table:table-cell office:value-type="string">
            <text:p>liberty</text:p>
          </table:table-cell>
          <table:table-cell office:value-type="string">
            <text:p>emancipation, freedom, independence, license</text:p>
          </table:table-cell>
          <table:table-cell office:value-type="string">
            <text:p>captivity, imprisonment, oppression, slavery, compulsion, necessity, serfdom, superstition, constraint, obligation, servitude, thraldom</text:p>
          </table:table-cell>
        </table:table-row>
        <table:table-row table:style-name="ro1">
          <table:table-cell office:value-type="string">
            <text:p>light</text:p>
          </table:table-cell>
          <table:table-cell office:value-type="string">
            <text:p>blaze, gleam, glow, shimmer, flame, gleaming, illumination, shine, flare, glimmer, incandescence, shining, flash, glistening, luster, sparkle, flicker, glistering, scintillation, twinkle, glare, glitter, sheen, twinkling</text:p>
          </table:table-cell>
          <table:table-cell office:value-type="string">
            <text:p>blackness, darkness, dusk, gloominess, shade, dark, dimness, gloom, obscurity, shadow</text:p>
          </table:table-cell>
        </table:table-row>
        <table:table-row table:style-name="ro1">
          <table:table-cell office:value-type="string">
            <text:p>likely</text:p>
          </table:table-cell>
          <table:table-cell office:value-type="string">
            <text:p>apt, conceivable, liable, probable, credible, conjectural, presumable, reasonable</text:p>
          </table:table-cell>
          <table:table-cell office:value-type="string">
            <text:p>doubtful, improbable, questionable, unreasonable, dubious, incredible, unlikely</text:p>
          </table:table-cell>
        </table:table-row>
        <table:table-row table:style-name="ro1">
          <table:table-cell office:value-type="string">
            <text:p>listen</text:p>
          </table:table-cell>
          <table:table-cell office:value-type="string">
            <text:p>attend, hark, harken, hear, heed, list</text:p>
          </table:table-cell>
          <table:table-cell office:value-type="string">
            <text:p>be deaf to, ignore, neglect, scorn, slight</text:p>
          </table:table-cell>
        </table:table-row>
        <table:table-row table:style-name="ro1">
          <table:table-cell office:value-type="string">
            <text:p>literature</text:p>
          </table:table-cell>
          <table:table-cell office:value-type="string">
            <text:p>belles-lettres, literary productions, publications, books, literary works, writings</text:p>
          </table:table-cell>
          <table:table-cell/>
        </table:table-row>
        <table:table-row table:style-name="ro1">
          <table:table-cell office:value-type="string">
            <text:p>load</text:p>
          </table:table-cell>
          <table:table-cell office:value-type="string">
            <text:p>burden, charge, encumbrance, incubus, pack, cargo, clog, freight, lading, weight</text:p>
          </table:table-cell>
          <table:table-cell/>
        </table:table-row>
        <table:table-row table:style-name="ro1">
          <table:table-cell office:value-type="string">
            <text:p>lock</text:p>
          </table:table-cell>
          <table:table-cell office:value-type="string">
            <text:p>bar, catch, fastening, hook, bolt, clasp, hasp, latch</text:p>
          </table:table-cell>
          <table:table-cell/>
        </table:table-row>
        <table:table-row table:style-name="ro1">
          <table:table-cell office:value-type="string">
            <text:p>look</text:p>
          </table:table-cell>
          <table:table-cell office:value-type="string">
            <text:p>behold, discern, inspect, see, view, contemplate, gaze, regard, stare, watch, descry, glance, scan, survey</text:p>
          </table:table-cell>
          <table:table-cell/>
        </table:table-row>
        <table:table-row table:style-name="ro1">
          <table:table-cell office:value-type="string">
            <text:p>love</text:p>
          </table:table-cell>
          <table:table-cell office:value-type="string">
            <text:p>affection, charity, friendship, regard, attachment, devotion, liking, tenderness, attraction, fondness</text:p>
          </table:table-cell>
          <table:table-cell/>
        </table:table-row>
        <table:table-row table:style-name="ro1">
          <table:table-cell office:value-type="string">
            <text:p>make</text:p>
          </table:table-cell>
          <table:table-cell office:value-type="string">
            <text:p>become, constrain, fabricate, manufacture, bring about, construct, fashion, occasion, bring into being, create, force, perform, bring to pass, do, frame, reach, cause, effect, get, render, compel, establish, make out, require, compose, execute, make up, shape, constitute</text:p>
          </table:table-cell>
          <table:table-cell/>
        </table:table-row>
        <table:table-row table:style-name="ro1">
          <table:table-cell office:value-type="string">
            <text:p>marriage</text:p>
          </table:table-cell>
          <table:table-cell office:value-type="string">
            <text:p>conjugal union, espousals, nuptials, spousals, wedding, espousal, matrimony, spousal, union, wedlock</text:p>
          </table:table-cell>
          <table:table-cell office:value-type="string">
            <text:p>bachelorhood, celibacy, divorce, maidenhood, virginity, widowhood</text:p>
          </table:table-cell>
        </table:table-row>
        <table:table-row table:style-name="ro1">
          <table:table-cell office:value-type="string">
            <text:p>masculine</text:p>
          </table:table-cell>
          <table:table-cell office:value-type="string">
            <text:p>male, manful, manlike, manly, mannish, virile</text:p>
          </table:table-cell>
          <table:table-cell/>
        </table:table-row>
        <table:table-row table:style-name="ro1">
          <table:table-cell office:value-type="string">
            <text:p>massacre</text:p>
          </table:table-cell>
          <table:table-cell office:value-type="string">
            <text:p>butchery, carnage, havoc, slaughter</text:p>
          </table:table-cell>
          <table:table-cell/>
        </table:table-row>
        <table:table-row table:style-name="ro1">
          <table:table-cell office:value-type="string">
            <text:p>meddlesome</text:p>
          </table:table-cell>
          <table:table-cell office:value-type="string">
            <text:p>impertinent, intrusive, meddling, obtrusive, officious</text:p>
          </table:table-cell>
          <table:table-cell office:value-type="string">
            <text:p>modest, reserved, retiring, shy, unassuming, unobtrusive</text:p>
          </table:table-cell>
        </table:table-row>
        <table:table-row table:style-name="ro1">
          <table:table-cell office:value-type="string">
            <text:p>melody</text:p>
          </table:table-cell>
          <table:table-cell office:value-type="string">
            <text:p>harmony, music, symphony, unison</text:p>
          </table:table-cell>
          <table:table-cell/>
        </table:table-row>
        <table:table-row table:style-name="ro1">
          <table:table-cell office:value-type="string">
            <text:p>memory</text:p>
          </table:table-cell>
          <table:table-cell office:value-type="string">
            <text:p>recollection, reminiscence, retrospect, retrospection, remembrance</text:p>
          </table:table-cell>
          <table:table-cell office:value-type="string">
            <text:p>forgetfulness, oblivion, obliviousness, oversight, unconsciousness</text:p>
          </table:table-cell>
        </table:table-row>
        <table:table-row table:style-name="ro1">
          <table:table-cell office:value-type="string">
            <text:p>mercy</text:p>
          </table:table-cell>
          <table:table-cell office:value-type="string">
            <text:p>benevolence, favor, kindness, mildness, benignity, forbearance, lenience, pardon, blessing, forgiveness, leniency, pity, clemency, gentleness, lenity, tenderness, compassion, grace</text:p>
          </table:table-cell>
          <table:table-cell office:value-type="string">
            <text:p>cruelty, implacability, punishment, rigor, sternness, hardness, justice, revenge, severity, vengeance, harshness, penalty</text:p>
          </table:table-cell>
        </table:table-row>
        <table:table-row table:style-name="ro1">
          <table:table-cell office:value-type="string">
            <text:p>meter</text:p>
          </table:table-cell>
          <table:table-cell office:value-type="string">
            <text:p>euphony, measure, rhythm, verse</text:p>
          </table:table-cell>
          <table:table-cell/>
        </table:table-row>
        <table:table-row table:style-name="ro1">
          <table:table-cell office:value-type="string">
            <text:p>mind</text:p>
          </table:table-cell>
          <table:table-cell office:value-type="string">
            <text:p>brain, instinct, reason, spirit, consciousness, intellect, sense, thought, disposition, intelligence, soul, understanding</text:p>
          </table:table-cell>
          <table:table-cell office:value-type="string">
            <text:p>body, brawn, brute force, material substance, matter</text:p>
          </table:table-cell>
        </table:table-row>
        <table:table-row table:style-name="ro1">
          <table:table-cell office:value-type="string">
            <text:p>minute</text:p>
          </table:table-cell>
          <table:table-cell office:value-type="string">
            <text:p>circumstantial, diminutive, little, slender, comminuted, exact, particular, small, critical, fine, precise, tiny, detailed</text:p>
          </table:table-cell>
          <table:table-cell/>
        </table:table-row>
        <table:table-row table:style-name="ro1">
          <table:table-cell office:value-type="string">
            <text:p>misfortune</text:p>
          </table:table-cell>
          <table:table-cell office:value-type="string">
            <text:p>adversity, disappointment, ill fortune, ruin, affliction, disaster, ill luck, sorrow, bereavement, distress, misadventure, stroke, blow, failure, mischance, trial, calamity, hardship, misery, tribulation, chastening, harm, mishap, trouble, chastisement, ill, reverse, visitation</text:p>
          </table:table-cell>
          <table:table-cell office:value-type="string">
            <text:p>blessing, consolation, gratification, pleasure, success, boon, good fortune, happiness, prosperity, triumph, comfort, good luck, joy, relief</text:p>
          </table:table-cell>
        </table:table-row>
        <table:table-row table:style-name="ro1">
          <table:table-cell office:value-type="string">
            <text:p>mob</text:p>
          </table:table-cell>
          <table:table-cell office:value-type="string">
            <text:p>canaille, dregs of the people, masses, rabble, crowd, lower classes, populace, the vulgar</text:p>
          </table:table-cell>
          <table:table-cell/>
        </table:table-row>
        <table:table-row table:style-name="ro1">
          <table:table-cell office:value-type="string">
            <text:p>model</text:p>
          </table:table-cell>
          <table:table-cell office:value-type="string">
            <text:p>archetype, facsimile, original, representation, copy, image, pattern, standard, design, imitation, prototype, type, example, mold</text:p>
          </table:table-cell>
          <table:table-cell/>
        </table:table-row>
        <table:table-row table:style-name="ro1">
          <table:table-cell office:value-type="string">
            <text:p>modesty</text:p>
          </table:table-cell>
          <table:table-cell office:value-type="string">
            <text:p>backwardness, constraint, reserve, timidity, bashfulness, coyness, shyness, unobtrusiveness, coldness, diffidence</text:p>
          </table:table-cell>
          <table:table-cell office:value-type="string">
            <text:p>abandon, boldness, forwardness, impudence, pertness, sociability, arrogance, conceit, frankness, indiscretion, sauciness, assumption, confidence, freedom, loquaciousness, self-conceit, assurance, egotism, haughtiness, loquacity, self-sufficiency</text:p>
          </table:table-cell>
        </table:table-row>
        <table:table-row table:style-name="ro1">
          <table:table-cell office:value-type="string">
            <text:p>money</text:p>
          </table:table-cell>
          <table:table-cell office:value-type="string">
            <text:p>bills, cash, funds, property, bullion, coin, gold, silver, capital, currency, notes, specie</text:p>
          </table:table-cell>
          <table:table-cell/>
        </table:table-row>
        <table:table-row table:style-name="ro1">
          <table:table-cell office:value-type="string">
            <text:p>morose</text:p>
          </table:table-cell>
          <table:table-cell office:value-type="string">
            <text:p>acrimonious, dogged, ill-natured, splenetic, churlish, gloomy, severe, sulky, crabbed, gruff, snappish, sullen, crusty, ill-humored, sour, surly</text:p>
          </table:table-cell>
          <table:table-cell office:value-type="string">
            <text:p>amiable, complaisant, gentle, kind, pleasant, benignant, friendly, good-natured, loving, sympathetic, bland, genial, indulgent, mild, tender</text:p>
          </table:table-cell>
        </table:table-row>
        <table:table-row table:style-name="ro1">
          <table:table-cell office:value-type="string">
            <text:p>motion</text:p>
          </table:table-cell>
          <table:table-cell office:value-type="string">
            <text:p>act, change, movement, process, transition, action, move, passage, transit</text:p>
          </table:table-cell>
          <table:table-cell office:value-type="string">
            <text:p>immobility, quiescence, quiet, repose, rest, stillness</text:p>
          </table:table-cell>
        </table:table-row>
        <table:table-row table:style-name="ro1">
          <table:table-cell office:value-type="string">
            <text:p>mourn</text:p>
          </table:table-cell>
          <table:table-cell office:value-type="string">
            <text:p>bemoan, deplore, lament, regret, rue, sorrow, bewail, grieve</text:p>
          </table:table-cell>
          <table:table-cell office:value-type="string">
            <text:p>be joyful, exult, joy, make merry, rejoice, triumph</text:p>
          </table:table-cell>
        </table:table-row>
        <table:table-row table:style-name="ro1">
          <table:table-cell office:value-type="string">
            <text:p>mutual</text:p>
          </table:table-cell>
          <table:table-cell office:value-type="string">
            <text:p>common, correlative, interchangeable, joint, reciprocal</text:p>
          </table:table-cell>
          <table:table-cell office:value-type="string">
            <text:p>detached, distinct, separate, severed, unconnected, unrequited, disconnected, disunited, separated, sundered, unreciprocated, unshared, dissociated</text:p>
          </table:table-cell>
        </table:table-row>
        <table:table-row table:style-name="ro1">
          <table:table-cell office:value-type="string">
            <text:p>mysterious</text:p>
          </table:table-cell>
          <table:table-cell office:value-type="string">
            <text:p>abstruse, inexplicable, recondite, cabalistic, inscrutable, secret, dark, mystic, transcendental, enigmatical, mystical, unfathomable, hidden, obscure, unfathomed, incomprehensible, occult, unknown</text:p>
          </table:table-cell>
          <table:table-cell/>
        </table:table-row>
        <table:table-row table:style-name="ro1">
          <table:table-cell office:value-type="string">
            <text:p>name</text:p>
          </table:table-cell>
          <table:table-cell office:value-type="string">
            <text:p>agnomen, denomination, prenomen, surname, appellation, designation, style, title, cognomen, epithet</text:p>
          </table:table-cell>
          <table:table-cell/>
        </table:table-row>
        <table:table-row table:style-name="ro1">
          <table:table-cell office:value-type="string">
            <text:p>native</text:p>
          </table:table-cell>
          <table:table-cell office:value-type="string">
            <text:p>indigenous, innate, natal, natural, original</text:p>
          </table:table-cell>
          <table:table-cell office:value-type="string">
            <text:p>acquired, alien, artificial, assumed, foreign, unnatural</text:p>
          </table:table-cell>
        </table:table-row>
        <table:table-row table:style-name="ro1">
          <table:table-cell office:value-type="string">
            <text:p>nautical</text:p>
          </table:table-cell>
          <table:table-cell office:value-type="string">
            <text:p>marine, maritime, naval, ocean, oceanic</text:p>
          </table:table-cell>
          <table:table-cell/>
        </table:table-row>
        <table:table-row table:style-name="ro1">
          <table:table-cell office:value-type="string">
            <text:p>neat</text:p>
          </table:table-cell>
          <table:table-cell office:value-type="string">
            <text:p>clean, dapper, nice, prim, tidy, cleanly, natty, orderly, spruce, trim</text:p>
          </table:table-cell>
          <table:table-cell office:value-type="string">
            <text:p>dirty, negligent, slouchy, uncared for, disorderly, rough, slovenly, unkempt, dowdy, rude, soiled, untidy</text:p>
          </table:table-cell>
        </table:table-row>
        <table:table-row table:style-name="ro1">
          <table:table-cell office:value-type="string">
            <text:p>necessary</text:p>
          </table:table-cell>
          <table:table-cell office:value-type="string">
            <text:p>essential, infallible, required, unavoidable, indispensable, needed, requisite, undeniable, inevitable, needful</text:p>
          </table:table-cell>
          <table:table-cell office:value-type="string">
            <text:p>casual, needless, optional, useless, contingent, non-essential, unnecessary, worthless</text:p>
          </table:table-cell>
        </table:table-row>
        <table:table-row table:style-name="ro1">
          <table:table-cell office:value-type="string">
            <text:p>necessity</text:p>
          </table:table-cell>
          <table:table-cell office:value-type="string">
            <text:p>compulsion, fatality, requisite, destiny, fate, sine qua non, emergency, indispensability, unavoidableness, essential, indispensableness, urgency, exigency, need, want, extremity, requirement</text:p>
          </table:table-cell>
          <table:table-cell office:value-type="string">
            <text:p>choice, doubt, dubiousness, freedom, possibility, contingency, doubtfulness, fortuity, option, uncertainty</text:p>
          </table:table-cell>
        </table:table-row>
        <table:table-row table:style-name="ro1">
          <table:table-cell office:value-type="string">
            <text:p>neglect</text:p>
          </table:table-cell>
          <table:table-cell office:value-type="string">
            <text:p>carelessness, heedlessness, negligence, scorn, default, inadvertence, omission, slackness, disregard, inattention, oversight, slight, disrespect, indifference, remissness, thoughtlessness, failure, neglectfulness</text:p>
          </table:table-cell>
          <table:table-cell/>
        </table:table-row>
        <table:table-row table:style-name="ro1">
          <table:table-cell office:value-type="string">
            <text:p>new</text:p>
          </table:table-cell>
          <table:table-cell office:value-type="string">
            <text:p>fresh, modern, new-made, upstart, juvenile, new-fangled, novel, young, late, new-fashioned, recent, youthful</text:p>
          </table:table-cell>
          <table:table-cell/>
        </table:table-row>
        <table:table-row table:style-name="ro1">
          <table:table-cell office:value-type="string">
            <text:p>nimble</text:p>
          </table:table-cell>
          <table:table-cell office:value-type="string">
            <text:p>active, alert, bustling, prompt, speedy, spry, agile, brisk, lively, quick, sprightly, swift</text:p>
          </table:table-cell>
          <table:table-cell office:value-type="string">
            <text:p>clumsy, dilatory, dull, heavy, inactive, inert, slow, sluggish, unready</text:p>
          </table:table-cell>
        </table:table-row>
        <table:table-row table:style-name="ro1">
          <table:table-cell office:value-type="string">
            <text:p>normal</text:p>
          </table:table-cell>
          <table:table-cell office:value-type="string">
            <text:p>common, natural, ordinary, regular, typical, usual</text:p>
          </table:table-cell>
          <table:table-cell office:value-type="string">
            <text:p>abnormal, irregular, peculiar, singular, unprecedented, exceptional, monstrous, rare, uncommon, unusual</text:p>
          </table:table-cell>
        </table:table-row>
        <table:table-row table:style-name="ro1">
          <table:table-cell office:value-type="string">
            <text:p>notwithstanding</text:p>
          </table:table-cell>
          <table:table-cell office:value-type="string">
            <text:p>altho(ugh), howbeit, nevertheless, tho(ugh), but, however, still, yet</text:p>
          </table:table-cell>
          <table:table-cell/>
        </table:table-row>
        <table:table-row table:style-name="ro1">
          <table:table-cell office:value-type="string">
            <text:p>notwithstanding</text:p>
          </table:table-cell>
          <table:table-cell office:value-type="string">
            <text:p>despite, in spite of</text:p>
          </table:table-cell>
          <table:table-cell/>
        </table:table-row>
        <table:table-row table:style-name="ro1">
          <table:table-cell office:value-type="string">
            <text:p>oath</text:p>
          </table:table-cell>
          <table:table-cell office:value-type="string">
            <text:p>adjuration, curse, profane swearing, affidavit, cursing, profanity, anathema, denunciation, reprobation, ban, execration, swearing, blaspheming, imprecation, sworn statement, blasphemy, malediction, vow</text:p>
          </table:table-cell>
          <table:table-cell office:value-type="string">
            <text:p>benediction, benison, blessing</text:p>
          </table:table-cell>
        </table:table-row>
        <table:table-row table:style-name="ro1">
          <table:table-cell office:value-type="string">
            <text:p>obscure</text:p>
          </table:table-cell>
          <table:table-cell office:value-type="string">
            <text:p>abstruse, darksome, dusky, involved, ambiguous, deep, enigmatical, muddy, cloudy, dense, hidden, mysterious, complex, difficult, incomprehensible, profound, complicated, dim, indistinct, turbid, dark, doubtful, intricate, unintelligible</text:p>
          </table:table-cell>
          <table:table-cell/>
        </table:table-row>
        <table:table-row table:style-name="ro1">
          <table:table-cell office:value-type="string">
            <text:p>obsolete</text:p>
          </table:table-cell>
          <table:table-cell office:value-type="string">
            <text:p>ancient, archaic, obsolescent, out of date, antiquated, disused, old, rare</text:p>
          </table:table-cell>
          <table:table-cell/>
        </table:table-row>
        <table:table-row table:style-name="ro1">
          <table:table-cell office:value-type="string">
            <text:p>obstinate</text:p>
          </table:table-cell>
          <table:table-cell office:value-type="string">
            <text:p>contumacious, headstrong, mulish, resolute, decided, heady, obdurate, resolved, determined, immovable, opinionated, stubborn, dogged, indomitable, persistent, unconquerable, firm, inflexible, pertinacious, unflinching, fixed, intractable, refractory, unyielding</text:p>
          </table:table-cell>
          <table:table-cell office:value-type="string">
            <text:p>amenable, dutiful, pliable, tractable, complaisant, gentle, pliant, undecided, compliant, irresolute, submissive, wavering, docile, obedient, teachable, yielding</text:p>
          </table:table-cell>
        </table:table-row>
        <table:table-row table:style-name="ro1">
          <table:table-cell office:value-type="string">
            <text:p>obstruct</text:p>
          </table:table-cell>
          <table:table-cell office:value-type="string">
            <text:p>arrest, check, embarrass, interrupt, stay, bar, choke, hinder, oppose, stop, barricade, clog, impede, retard</text:p>
          </table:table-cell>
          <table:table-cell office:value-type="string">
            <text:p>accelerate, aid, facilitate, free, open, promote, advance, clear, forward, further, pave the way for</text:p>
          </table:table-cell>
        </table:table-row>
        <table:table-row table:style-name="ro1">
          <table:table-cell office:value-type="string">
            <text:p>old</text:p>
          </table:table-cell>
          <table:table-cell office:value-type="string">
            <text:p>aged, decrepit, immemorial, senile, ancient, elderly, olden, time-honored, antiquated, gray, patriarchal, time-worn, antique, hoary, remote, venerable</text:p>
          </table:table-cell>
          <table:table-cell/>
        </table:table-row>
        <table:table-row table:style-name="ro1">
          <table:table-cell office:value-type="string">
            <text:p>operation</text:p>
          </table:table-cell>
          <table:table-cell office:value-type="string">
            <text:p>action, effect, force, performance, result, agency, execution, influence, procedure</text:p>
          </table:table-cell>
          <table:table-cell office:value-type="string">
            <text:p>failure, ineffectiveness, inutility, powerlessness, uselessness, inaction, inefficiency</text:p>
          </table:table-cell>
        </table:table-row>
        <table:table-row table:style-name="ro1">
          <table:table-cell office:value-type="string">
            <text:p>order</text:p>
          </table:table-cell>
          <table:table-cell office:value-type="string">
            <text:p>command, injunction, mandate, requirement, direction, instruction, prohibition</text:p>
          </table:table-cell>
          <table:table-cell office:value-type="string">
            <text:p>allowance, consent, leave, liberty, license, permission, permit</text:p>
          </table:table-cell>
        </table:table-row>
        <table:table-row table:style-name="ro1">
          <table:table-cell office:value-type="string">
            <text:p>ostentation</text:p>
          </table:table-cell>
          <table:table-cell office:value-type="string">
            <text:p>boast, flourish, parade, pompousness, vaunt, boasting, pageant, pomp, show, vaunting, display, pageantry, pomposity</text:p>
          </table:table-cell>
          <table:table-cell office:value-type="string">
            <text:p>diffidence, quietness, retirement, timidity, modesty, reserve, shrinking, unobtrusiveness</text:p>
          </table:table-cell>
        </table:table-row>
        <table:table-row table:style-name="ro1">
          <table:table-cell office:value-type="string">
            <text:p>ought</text:p>
          </table:table-cell>
          <table:table-cell table:number-columns-repeated="2"/>
        </table:table-row>
        <table:table-row table:style-name="ro1">
          <table:table-cell office:value-type="string">
            <text:p>oversight</text:p>
          </table:table-cell>
          <table:table-cell office:value-type="string">
            <text:p>care, control, management, surveillance, charge, direction, superintendence, watch, command, inspection, supervision, watchfulness</text:p>
          </table:table-cell>
          <table:table-cell/>
        </table:table-row>
        <table:table-row table:style-name="ro1">
          <table:table-cell office:value-type="string">
            <text:p>pain</text:p>
          </table:table-cell>
          <table:table-cell office:value-type="string">
            <text:p>ache, distress, suffering, torture, agony, pang, throe, twinge, anguish, paroxysm, torment, wo(e)</text:p>
          </table:table-cell>
          <table:table-cell office:value-type="string">
            <text:p>comfort, delight, ease, enjoyment, peace, rapture, relief, solace</text:p>
          </table:table-cell>
        </table:table-row>
        <table:table-row table:style-name="ro1">
          <table:table-cell office:value-type="string">
            <text:p>palliate</text:p>
          </table:table-cell>
          <table:table-cell office:value-type="string">
            <text:p>apologize for, conceal, extenuate, hide, screen, cloak, cover, gloss over, mitigate, veil</text:p>
          </table:table-cell>
          <table:table-cell/>
        </table:table-row>
        <table:table-row table:style-name="ro1">
          <table:table-cell office:value-type="string">
            <text:p>pardon</text:p>
          </table:table-cell>
          <table:table-cell office:value-type="string">
            <text:p>absolve, condone, forgive, pass by, remit, acquit, excuse, overlook, pass over</text:p>
          </table:table-cell>
          <table:table-cell office:value-type="string">
            <text:p>castigate, chastise, convict, doom, recompense, sentence, chasten, condemn, correct, punish, scourge, visit</text:p>
          </table:table-cell>
        </table:table-row>
        <table:table-row table:style-name="ro1">
          <table:table-cell office:value-type="string">
            <text:p>pardon</text:p>
          </table:table-cell>
          <table:table-cell office:value-type="string">
            <text:p>absolution, amnesty, forgiveness, oblivion, acquittal, forbearance, mercy, remission</text:p>
          </table:table-cell>
          <table:table-cell office:value-type="string">
            <text:p>penalty, punishment, retaliation, retribution, vengeance</text:p>
          </table:table-cell>
        </table:table-row>
        <table:table-row table:style-name="ro1">
          <table:table-cell office:value-type="string">
            <text:p>part</text:p>
          </table:table-cell>
          <table:table-cell table:number-columns-repeated="2"/>
        </table:table-row>
        <table:table-row table:style-name="ro1">
          <table:table-cell office:value-type="string">
            <text:p>part</text:p>
          </table:table-cell>
          <table:table-cell office:value-type="string">
            <text:p>atom, fraction, member, section, component, fragment, particle, segment, constituent, ingredient, piece, share, division, instalment, portion, subdivision, element</text:p>
          </table:table-cell>
          <table:table-cell/>
        </table:table-row>
        <table:table-row table:style-name="ro1">
          <table:table-cell office:value-type="string">
            <text:p>particle</text:p>
          </table:table-cell>
          <table:table-cell office:value-type="string">
            <text:p>atom, grain, mite, scrap, whit, corpuscle, iota, molecule, shred, element, jot, scintilla, tittle</text:p>
          </table:table-cell>
          <table:table-cell office:value-type="string">
            <text:p>aggregate, entirety, mass, quantity, sum, sum total, total, whole</text:p>
          </table:table-cell>
        </table:table-row>
        <table:table-row table:style-name="ro1">
          <table:table-cell office:value-type="string">
            <text:p>patience</text:p>
          </table:table-cell>
          <table:table-cell office:value-type="string">
            <text:p>calmness, forbearance, long-suffering, sufferance, composure, fortitude, resignation, endurance, leniency, submission</text:p>
          </table:table-cell>
          <table:table-cell/>
        </table:table-row>
        <table:table-row table:style-name="ro1">
          <table:table-cell office:value-type="string">
            <text:p>pay</text:p>
          </table:table-cell>
          <table:table-cell office:value-type="string">
            <text:p>allowance, hire, recompense, salary, compensation, honorarium, remuneration, stipend, earnings, payment, requital, wages, fee</text:p>
          </table:table-cell>
          <table:table-cell/>
        </table:table-row>
        <table:table-row table:style-name="ro1">
          <table:table-cell office:value-type="string">
            <text:p>people</text:p>
          </table:table-cell>
          <table:table-cell office:value-type="string">
            <text:p>commonwealth, nation, race, state, tribe, community, population</text:p>
          </table:table-cell>
          <table:table-cell/>
        </table:table-row>
        <table:table-row table:style-name="ro1">
          <table:table-cell office:value-type="string">
            <text:p>perceive</text:p>
          </table:table-cell>
          <table:table-cell office:value-type="string">
            <text:p>apprehend, comprehend, conceive, understand</text:p>
          </table:table-cell>
          <table:table-cell office:value-type="string">
            <text:p>fail of, ignore, lose, misapprehend, misconceive, miss, overlook</text:p>
          </table:table-cell>
        </table:table-row>
        <table:table-row table:style-name="ro1">
          <table:table-cell office:value-type="string">
            <text:p>perfect</text:p>
          </table:table-cell>
          <table:table-cell office:value-type="string">
            <text:p>absolute, consummate, holy, spotless, accurate, correct, ideal, stainless, blameless, entire, immaculate, unblemished, complete, faultless, sinless, undefiled, completed, finished</text:p>
          </table:table-cell>
          <table:table-cell office:value-type="string">
            <text:p>bad, defective, imperfect, meager, scant, blemished, deficient, incomplete, perverted, short, corrupt, deformed, inferior, poor, spoiled, corrupted, fallible, insufficient, ruined, worthless, defaced, faulty, marred</text:p>
          </table:table-cell>
        </table:table-row>
        <table:table-row table:style-name="ro1">
          <table:table-cell office:value-type="string">
            <text:p>permanent</text:p>
          </table:table-cell>
          <table:table-cell office:value-type="string">
            <text:p>abiding, enduring, lasting, steadfast, changeless, fixed, perpetual, unchangeable, constant, immutable, persistent, unchanging, durable, invariable, stable</text:p>
          </table:table-cell>
          <table:table-cell/>
        </table:table-row>
        <table:table-row table:style-name="ro1">
          <table:table-cell office:value-type="string">
            <text:p>permission</text:p>
          </table:table-cell>
          <table:table-cell office:value-type="string">
            <text:p>allowance, authorization, leave, license, authority, consent, liberty, permit</text:p>
          </table:table-cell>
          <table:table-cell office:value-type="string">
            <text:p>denial, objection, prevention, refusal, resistance, hindrance, opposition, prohibition</text:p>
          </table:table-cell>
        </table:table-row>
        <table:table-row table:style-name="ro1">
          <table:table-cell office:value-type="string">
            <text:p>pernicious</text:p>
          </table:table-cell>
          <table:table-cell office:value-type="string">
            <text:p>bad, evil, mischievous, pestilential, baneful, foul, noisome, poisonous, deadly, harmful, noxious, ruinous, deleterious, hurtful, perverting, unhealthful, destructive, injurious, pestiferous, unwholesome, detrimental, insalubrious</text:p>
          </table:table-cell>
          <table:table-cell office:value-type="string">
            <text:p>advantageous, favorable, helpful, profitable, serviceable, beneficent, good, invigorating, rejuvenating, useful, beneficial, healthful, life-giving, salutary, wholesome</text:p>
          </table:table-cell>
        </table:table-row>
        <table:table-row table:style-name="ro1">
          <table:table-cell office:value-type="string">
            <text:p>perplexity</text:p>
          </table:table-cell>
          <table:table-cell office:value-type="string">
            <text:p>amazement, bewilderment, distraction, doubt, astonishment, confusion, disturbance, embarrassment</text:p>
          </table:table-cell>
          <table:table-cell/>
        </table:table-row>
        <table:table-row table:style-name="ro1">
          <table:table-cell office:value-type="string">
            <text:p>persuade</text:p>
          </table:table-cell>
          <table:table-cell office:value-type="string">
            <text:p>allure, dispose, incline, move, bring over, entice, induce, prevail on or upon, coax, impel, influence, urge, convince, incite, lead, win over</text:p>
          </table:table-cell>
          <table:table-cell office:value-type="string">
            <text:p>deter, discourage, dissuade, hinder, hold back, repel, restrain</text:p>
          </table:table-cell>
        </table:table-row>
        <table:table-row table:style-name="ro1">
          <table:table-cell office:value-type="string">
            <text:p>pertness</text:p>
          </table:table-cell>
          <table:table-cell office:value-type="string">
            <text:p>boldness, forwardness, liveliness, sprightliness, briskness, impertinence, sauciness, flippancy, impudence, smartness</text:p>
          </table:table-cell>
          <table:table-cell office:value-type="string">
            <text:p>bashfulness, demureness, diffidence, humility, modesty, shyness</text:p>
          </table:table-cell>
        </table:table-row>
        <table:table-row table:style-name="ro1">
          <table:table-cell office:value-type="string">
            <text:p>perverse</text:p>
          </table:table-cell>
          <table:table-cell office:value-type="string">
            <text:p>contrary, froward, petulant, untoward, factious, intractable, stubborn, wayward, fractious, obstinate, ungovernable, wilful</text:p>
          </table:table-cell>
          <table:table-cell office:value-type="string">
            <text:p>accommodating, complaisant, genial, kind, amenable, compliant, governable, obliging</text:p>
          </table:table-cell>
        </table:table-row>
        <table:table-row table:style-name="ro1">
          <table:table-cell office:value-type="string">
            <text:p>physical</text:p>
          </table:table-cell>
          <table:table-cell office:value-type="string">
            <text:p>bodily, corporeal, natural, tangible, corporal, material, sensible, visible</text:p>
          </table:table-cell>
          <table:table-cell office:value-type="string">
            <text:p>hyperphysical, intangible, invisible, moral, unreal, immaterial, intellectual, mental, spiritual, unsubstantial</text:p>
          </table:table-cell>
        </table:table-row>
        <table:table-row table:style-name="ro1">
          <table:table-cell office:value-type="string">
            <text:p>pique</text:p>
          </table:table-cell>
          <table:table-cell office:value-type="string">
            <text:p>displeasure, irritation, offense, resentment, umbrage, grudge</text:p>
          </table:table-cell>
          <table:table-cell office:value-type="string">
            <text:p>approval, contentment, delight, gratification, pleasure, satisfaction, complacency</text:p>
          </table:table-cell>
        </table:table-row>
        <table:table-row table:style-name="ro1">
          <table:table-cell office:value-type="string">
            <text:p>pitiful</text:p>
          </table:table-cell>
          <table:table-cell office:value-type="string">
            <text:p>abject, lamentable, paltry, sorrowful, base, miserable, pathetic, touching, contemptible, mournful, piteous, woful, despicable, moving, pitiable, wretched</text:p>
          </table:table-cell>
          <table:table-cell office:value-type="string">
            <text:p>august, dignified, grand, lofty, sublime, beneficent, exalted, great, mighty, superb, commanding, glorious, helpful, noble, superior</text:p>
          </table:table-cell>
        </table:table-row>
        <table:table-row table:style-name="ro1">
          <table:table-cell office:value-type="string">
            <text:p>pity</text:p>
          </table:table-cell>
          <table:table-cell office:value-type="string">
            <text:p>commiseration, condolence, sympathy, tenderness, compassion, mercy</text:p>
          </table:table-cell>
          <table:table-cell office:value-type="string">
            <text:p>barbarity, ferocity, harshness, pitilessness, severity, brutality, hard-heartedness, inhumanity, rigor, sternness, cruelty, hardness, mercilessness, ruthlessness, truculence</text:p>
          </table:table-cell>
        </table:table-row>
        <table:table-row table:style-name="ro1">
          <table:table-cell office:value-type="string">
            <text:p>plant</text:p>
          </table:table-cell>
          <table:table-cell office:value-type="string">
            <text:p>seed, seed down, set, set out, sow</text:p>
          </table:table-cell>
          <table:table-cell office:value-type="string">
            <text:p>eradicate, extirpate, root up, uproot, weed out</text:p>
          </table:table-cell>
        </table:table-row>
        <table:table-row table:style-name="ro1">
          <table:table-cell office:value-type="string">
            <text:p>plead</text:p>
          </table:table-cell>
          <table:table-cell office:value-type="string">
            <text:p>advocate, ask, beseech, implore, solicit, argue, beg, entreat, press, urge</text:p>
          </table:table-cell>
          <table:table-cell/>
        </table:table-row>
        <table:table-row table:style-name="ro1">
          <table:table-cell office:value-type="string">
            <text:p>pleasant</text:p>
          </table:table-cell>
          <table:table-cell office:value-type="string">
            <text:p>agreeable, good-natured, kindly, pleasing, attractive, kind, obliging, pleasurable</text:p>
          </table:table-cell>
          <table:table-cell office:value-type="string">
            <text:p>arrogant, displeasing, glum, ill-humored, repelling, austere, dreary, grim, ill-natured, repulsive, crabbed, forbidding, harsh, offensive, unkind, disagreeable, gloomy, hateful, repellent, unpleasant</text:p>
          </table:table-cell>
        </table:table-row>
        <table:table-row table:style-name="ro1">
          <table:table-cell office:value-type="string">
            <text:p>plentiful</text:p>
          </table:table-cell>
          <table:table-cell office:value-type="string">
            <text:p>abounding, bountiful, generous, plenteous, abundant, complete, large, profuse, adequate, copious, lavish, replete, affluent, enough, liberal, rich, ample, exuberant, luxuriant, sufficient, bounteous, full, overflowing, teeming</text:p>
          </table:table-cell>
          <table:table-cell office:value-type="string">
            <text:p>deficient, inadequate, narrow, scanty, small, drained, insufficient, niggardly, scarce, sparing, exhausted, mean, poor, scrimped, stingy, impoverished, miserly, scant, short, straitened</text:p>
          </table:table-cell>
        </table:table-row>
        <table:table-row table:style-name="ro1">
          <table:table-cell office:value-type="string">
            <text:p>poetry</text:p>
          </table:table-cell>
          <table:table-cell office:value-type="string">
            <text:p>meter, numbers, poesy, song, metrical composition, poem, rime, verse</text:p>
          </table:table-cell>
          <table:table-cell office:value-type="string">
            <text:p>prosaic speech, prosaic writing, prose</text:p>
          </table:table-cell>
        </table:table-row>
        <table:table-row table:style-name="ro1">
          <table:table-cell office:value-type="string">
            <text:p>polite</text:p>
          </table:table-cell>
          <table:table-cell office:value-type="string">
            <text:p>accomplished, courtly, genteel, urbane, civil, cultivated, gracious, well-behaved, complaisant, cultured, obliging, well-bred, courteous, elegant, polished, well-mannered</text:p>
          </table:table-cell>
          <table:table-cell office:value-type="string">
            <text:p>awkward, clownish, ill-mannered, insulting, uncouth, bluff, coarse, impertinent, raw, unmannerly, blunt, discourteous, impolite, rude, unpolished, boorish, ill-behaved, impudent, rustic, untaught, brusk, ill-bred, insolent, uncivil, untutored</text:p>
          </table:table-cell>
        </table:table-row>
        <table:table-row table:style-name="ro1">
          <table:table-cell office:value-type="string">
            <text:p>polity</text:p>
          </table:table-cell>
          <table:table-cell office:value-type="string">
            <text:p>constitution, policy, form or system of government</text:p>
          </table:table-cell>
          <table:table-cell/>
        </table:table-row>
        <table:table-row table:style-name="ro1">
          <table:table-cell office:value-type="string">
            <text:p>portion</text:p>
          </table:table-cell>
          <table:table-cell office:value-type="string">
            <text:p>lot, parcel, part, proportion, share</text:p>
          </table:table-cell>
          <table:table-cell/>
        </table:table-row>
        <table:table-row table:style-name="ro1">
          <table:table-cell office:value-type="string">
            <text:p>poverty</text:p>
          </table:table-cell>
          <table:table-cell office:value-type="string">
            <text:p>beggary, distress, mendicancy, pauperism, privation, destitution, indigence, need, penury, want</text:p>
          </table:table-cell>
          <table:table-cell/>
        </table:table-row>
        <table:table-row table:style-name="ro1">
          <table:table-cell office:value-type="string">
            <text:p>power</text:p>
          </table:table-cell>
          <table:table-cell office:value-type="string">
            <text:p>ability, competency, expertness, readiness, aptitude, dexterity, faculty, skill, capability, efficacy, force, strength, capacity, efficiency, might, susceptibility, cleverness, energy, qualification, talent, cogency</text:p>
          </table:table-cell>
          <table:table-cell office:value-type="string">
            <text:p>awkwardness, helplessness, inability, incompetence, stupidity, dulness, imbecility, inaptitude, inefficiency, unskilfulness, feebleness, impotence, incapacity, maladroitness, weakness</text:p>
          </table:table-cell>
        </table:table-row>
        <table:table-row table:style-name="ro1">
          <table:table-cell office:value-type="string">
            <text:p>praise</text:p>
          </table:table-cell>
          <table:table-cell office:value-type="string">
            <text:p>acclaim, approbation, compliment, laudation, acclamation, approval, encomium, panegyric, adulation, cheering, eulogy, plaudit, applause, cheers, flattery, sycophancy</text:p>
          </table:table-cell>
          <table:table-cell office:value-type="string">
            <text:p>abuse, condemnation, disapproval, obloquy, scorn, animadversion, contempt, disparagement, reproach, slander, blame, denunciation, hissing, reproof, vilification, censure, disapprobation, ignominy, repudiation, vituperation</text:p>
          </table:table-cell>
        </table:table-row>
        <table:table-row table:style-name="ro1">
          <table:table-cell office:value-type="string">
            <text:p>pray</text:p>
          </table:table-cell>
          <table:table-cell office:value-type="string">
            <text:p>ask, bid, entreat, invoke, request, beg, call upon, implore, petition, supplicate, beseech, conjure, importune, plead</text:p>
          </table:table-cell>
          <table:table-cell/>
        </table:table-row>
        <table:table-row table:style-name="ro1">
          <table:table-cell office:value-type="string">
            <text:p>precarious</text:p>
          </table:table-cell>
          <table:table-cell office:value-type="string">
            <text:p>doubtful, hazardous, risky, unsettled, dubious, insecure, unassured, unstable, equivocal, perilous, uncertain, unsteady</text:p>
          </table:table-cell>
          <table:table-cell office:value-type="string">
            <text:p>actual, firm, infallible, stable, sure, undoubted, assured, immutable, real, steady, undeniable, unquestionable, certain, incontestable, settled, strong</text:p>
          </table:table-cell>
        </table:table-row>
        <table:table-row table:style-name="ro1">
          <table:table-cell office:value-type="string">
            <text:p>precedent</text:p>
          </table:table-cell>
          <table:table-cell office:value-type="string">
            <text:p>antecedent, case, instance, pattern, authority, example, obiter dictum, warrant</text:p>
          </table:table-cell>
          <table:table-cell/>
        </table:table-row>
        <table:table-row table:style-name="ro1">
          <table:table-cell office:value-type="string">
            <text:p>predestination</text:p>
          </table:table-cell>
          <table:table-cell office:value-type="string">
            <text:p>fate, foreknowledge, foreordination, necessity</text:p>
          </table:table-cell>
          <table:table-cell office:value-type="string">
            <text:p>accident, choice, freedom, independence, chance, free agency, free will, uncertainty</text:p>
          </table:table-cell>
        </table:table-row>
        <table:table-row table:style-name="ro1">
          <table:table-cell office:value-type="string">
            <text:p>prejudice</text:p>
          </table:table-cell>
          <table:table-cell office:value-type="string">
            <text:p>bias, preconception, presumption, partiality, prepossession, unfairness</text:p>
          </table:table-cell>
          <table:table-cell office:value-type="string">
            <text:p>certainty, conviction, evidence, reason, conclusion, demonstration, proof, reasoning</text:p>
          </table:table-cell>
        </table:table-row>
        <table:table-row table:style-name="ro1">
          <table:table-cell office:value-type="string">
            <text:p>pretense</text:p>
          </table:table-cell>
          <table:table-cell office:value-type="string">
            <text:p>affectation, disguise, pretext, simulation, air, dissimulation, ruse, subterfuge, assumption, excuse, seeming, trick, cloak, mask, semblance, wile, color, pretension, show</text:p>
          </table:table-cell>
          <table:table-cell office:value-type="string">
            <text:p>actuality, fact, guilelessness, ingenuousness, reality, sincerity, candor, frankness, honesty, openness, simplicity, truth</text:p>
          </table:table-cell>
        </table:table-row>
        <table:table-row table:style-name="ro1">
          <table:table-cell office:value-type="string">
            <text:p>prevent</text:p>
          </table:table-cell>
          <table:table-cell office:value-type="string">
            <text:p>anticipate, forestall, obviate, preclude</text:p>
          </table:table-cell>
          <table:table-cell/>
        </table:table-row>
        <table:table-row table:style-name="ro1">
          <table:table-cell office:value-type="string">
            <text:p>previous</text:p>
          </table:table-cell>
          <table:table-cell office:value-type="string">
            <text:p>antecedent, foregoing, front, preceding, anterior, former, introductory, preliminary, earlier, forward, precedent, prior</text:p>
          </table:table-cell>
          <table:table-cell office:value-type="string">
            <text:p>after, consequent, hind, hindmost, latter, subsequent, concluding, following, hinder, later, posterior, succeeding</text:p>
          </table:table-cell>
        </table:table-row>
        <table:table-row table:style-name="ro1">
          <table:table-cell office:value-type="string">
            <text:p>price</text:p>
          </table:table-cell>
          <table:table-cell office:value-type="string">
            <text:p>charge, cost, expenditure, expense, outlay, value, worth</text:p>
          </table:table-cell>
          <table:table-cell/>
        </table:table-row>
        <table:table-row table:style-name="ro1">
          <table:table-cell office:value-type="string">
            <text:p>pride</text:p>
          </table:table-cell>
          <table:table-cell office:value-type="string">
            <text:p>arrogance, ostentation, self-exaltation, assumption, presumption, self-respect, conceit, reserve, superciliousness, disdain, self-complacency, vainglory, haughtiness, self-conceit, vanity, insolence, self-esteem</text:p>
          </table:table-cell>
          <table:table-cell office:value-type="string">
            <text:p>humility, lowliness, meekness, modesty, self-abasement, self-distrust</text:p>
          </table:table-cell>
        </table:table-row>
        <table:table-row table:style-name="ro1">
          <table:table-cell office:value-type="string">
            <text:p>primeval</text:p>
          </table:table-cell>
          <table:table-cell office:value-type="string">
            <text:p>aboriginal, indigenous, patriarchal, primitive, ancient, native, primal, primordial, autochthonic, old, primary, pristine, immemorial, original, prime, uncreated</text:p>
          </table:table-cell>
          <table:table-cell office:value-type="string">
            <text:p>adventitious, foreign, late, new, recent, exotic, fresh, modern, novel</text:p>
          </table:table-cell>
        </table:table-row>
        <table:table-row table:style-name="ro1">
          <table:table-cell office:value-type="string">
            <text:p>profit</text:p>
          </table:table-cell>
          <table:table-cell office:value-type="string">
            <text:p>advantage, expediency, proceeds, service, avail, gain, receipts, usefulness, benefit, good, return, utility, emolument, improvement, returns, value</text:p>
          </table:table-cell>
          <table:table-cell office:value-type="string">
            <text:p>damage, detriment, harm, injury, ruin, destruction, disadvantage, hurt, loss, waste</text:p>
          </table:table-cell>
        </table:table-row>
        <table:table-row table:style-name="ro1">
          <table:table-cell office:value-type="string">
            <text:p>progress</text:p>
          </table:table-cell>
          <table:table-cell office:value-type="string">
            <text:p>advance, development, improvement, proficiency, advancement, growth, increase, progression, attainment</text:p>
          </table:table-cell>
          <table:table-cell office:value-type="string">
            <text:p>check, delay, falling off, retrogression, stop, decline, falling back, relapse, stay, stoppage</text:p>
          </table:table-cell>
        </table:table-row>
        <table:table-row table:style-name="ro1">
          <table:table-cell office:value-type="string">
            <text:p>prohibit</text:p>
          </table:table-cell>
          <table:table-cell office:value-type="string">
            <text:p>debar, forbid, inhibit, preclude, disallow, hinder, interdict, prevent</text:p>
          </table:table-cell>
          <table:table-cell office:value-type="string">
            <text:p>allow, empower, let, require, authorize, enjoin, license, sanction, command, give consent, order, suffer, consent to, give leave, permit, tolerate, direct, give permission, put up with, warrant</text:p>
          </table:table-cell>
        </table:table-row>
        <table:table-row table:style-name="ro1">
          <table:table-cell office:value-type="string">
            <text:p>promote</text:p>
          </table:table-cell>
          <table:table-cell office:value-type="string">
            <text:p>advance, encourage, forward, prefer, raise, aid, exalt, foster, push, urge forward, assist, excite, further, push on, urge on, elevate, foment, help</text:p>
          </table:table-cell>
          <table:table-cell/>
        </table:table-row>
        <table:table-row table:style-name="ro1">
          <table:table-cell office:value-type="string">
            <text:p>propitiation</text:p>
          </table:table-cell>
          <table:table-cell office:value-type="string">
            <text:p>atonement, expiation, reconciliation, satisfaction</text:p>
          </table:table-cell>
          <table:table-cell office:value-type="string">
            <text:p>alienation, curse, penalty, reprobation, vengeance, chastisement, estrangement, punishment, retribution, wrath, condemnation, offense</text:p>
          </table:table-cell>
        </table:table-row>
        <table:table-row table:style-name="ro1">
          <table:table-cell office:value-type="string">
            <text:p>propitious</text:p>
          </table:table-cell>
          <table:table-cell office:value-type="string">
            <text:p>auspicious, benignant, favorable, gracious, kindly, benign, clement, friendly, kind, merciful</text:p>
          </table:table-cell>
          <table:table-cell office:value-type="string">
            <text:p>adverse, forbidding, ill-disposed, repellent, unfriendly, antagonistic, hostile, inauspicious, unfavorable, unpropitious</text:p>
          </table:table-cell>
        </table:table-row>
        <table:table-row table:style-name="ro1">
          <table:table-cell office:value-type="string">
            <text:p>proposal</text:p>
          </table:table-cell>
          <table:table-cell office:value-type="string">
            <text:p>bid, offer, overture, proposition</text:p>
          </table:table-cell>
          <table:table-cell office:value-type="string">
            <text:p>acceptance, denial, disapproval, refusal, rejection, repulse</text:p>
          </table:table-cell>
        </table:table-row>
        <table:table-row table:style-name="ro1">
          <table:table-cell office:value-type="string">
            <text:p>propose</text:p>
          </table:table-cell>
          <table:table-cell table:number-columns-repeated="2"/>
        </table:table-row>
        <table:table-row table:style-name="ro1">
          <table:table-cell office:value-type="string">
            <text:p>protract</text:p>
          </table:table-cell>
          <table:table-cell office:value-type="string">
            <text:p>continue, delay, elongate, lengthen, procrastinate, defer, draw out, extend, postpone, prolong</text:p>
          </table:table-cell>
          <table:table-cell office:value-type="string">
            <text:p>abbreviate, conclude, curtail, hurry, reduce, abridge, contract, hasten, limit, shorten</text:p>
          </table:table-cell>
        </table:table-row>
        <table:table-row table:style-name="ro1">
          <table:table-cell office:value-type="string">
            <text:p>proverb</text:p>
          </table:table-cell>
          <table:table-cell office:value-type="string">
            <text:p>adage, axiom, maxim, saw, aphorism, byword, motto, saying, apothegm, dictum, precept, truism</text:p>
          </table:table-cell>
          <table:table-cell/>
        </table:table-row>
        <table:table-row table:style-name="ro1">
          <table:table-cell office:value-type="string">
            <text:p>prowess</text:p>
          </table:table-cell>
          <table:table-cell office:value-type="string">
            <text:p>bravery, gallantry, intrepidity, courage, heroism, valor</text:p>
          </table:table-cell>
          <table:table-cell office:value-type="string">
            <text:p>cowardice, cowardliness, effeminacy, fear, pusillanimity, timidity</text:p>
          </table:table-cell>
        </table:table-row>
        <table:table-row table:style-name="ro1">
          <table:table-cell office:value-type="string">
            <text:p>prudence</text:p>
          </table:table-cell>
          <table:table-cell office:value-type="string">
            <text:p>care, discretion, judgment, carefulness, forecast, judiciousness, caution, foresight, providence, circumspection, forethought, wisdom, consideration, frugality</text:p>
          </table:table-cell>
          <table:table-cell office:value-type="string">
            <text:p>folly, improvidence, indiscretion, rashness, thoughtlessness, heedlessness, imprudence, prodigality, recklessness, wastefulness</text:p>
          </table:table-cell>
        </table:table-row>
        <table:table-row table:style-name="ro1">
          <table:table-cell office:value-type="string">
            <text:p>purchase</text:p>
          </table:table-cell>
          <table:table-cell office:value-type="string">
            <text:p>acquire, barter for, get, procure, secure, bargain for, buy, obtain</text:p>
          </table:table-cell>
          <table:table-cell office:value-type="string">
            <text:p>barter, dispose of, exchange, put to sale, sell</text:p>
          </table:table-cell>
        </table:table-row>
        <table:table-row table:style-name="ro1">
          <table:table-cell office:value-type="string">
            <text:p>pure</text:p>
          </table:table-cell>
          <table:table-cell office:value-type="string">
            <text:p>absolute, guiltless, simple, unmixed, chaste, holy, spotless, unpolluted, classic, immaculate, stainless, unspotted, classical, incorrupt, true, unstained, clean, innocent, unadulterated, unsullied, clear, mere, unblemished, untainted, continent, perfect, uncorrupted, untarnished, genuine, real, undefiled, upright, guileless, sheer, unmingled, virtuous</text:p>
          </table:table-cell>
          <table:table-cell office:value-type="string">
            <text:p>adulterated, foul, indecent, obscene, tainted, defiled, gross, indelicate, polluted, tarnished, dirty, immodest, lewd, stained, unchaste, filthy, impure, mixed, sullied, unclean</text:p>
          </table:table-cell>
        </table:table-row>
        <table:table-row table:style-name="ro1">
          <table:table-cell office:value-type="string">
            <text:p>put</text:p>
          </table:table-cell>
          <table:table-cell office:value-type="string">
            <text:p>deposit, lay, place, set</text:p>
          </table:table-cell>
          <table:table-cell/>
        </table:table-row>
        <table:table-row table:style-name="ro1">
          <table:table-cell office:value-type="string">
            <text:p>queer</text:p>
          </table:table-cell>
          <table:table-cell office:value-type="string">
            <text:p>anomalous, erratic, odd, strange, bizarre, extraordinary, peculiar, uncommon, comical, fantastic, preposterous, unique, crotchety, funny, quaint, unmatched, curious, grotesque, ridiculous, unusual, droll, laughable, singular, whimsical, eccentric, ludicrous</text:p>
          </table:table-cell>
          <table:table-cell office:value-type="string">
            <text:p>common, familiar, normal, regular, customary, natural, ordinary, usual</text:p>
          </table:table-cell>
        </table:table-row>
        <table:table-row table:style-name="ro1">
          <table:table-cell office:value-type="string">
            <text:p>quicken</text:p>
          </table:table-cell>
          <table:table-cell office:value-type="string">
            <text:p>accelerate, drive on, hasten, promote, advance, expedite, hurry, speed, despatch, facilitate, make haste, urge, drive, further, press forward, urge on</text:p>
          </table:table-cell>
          <table:table-cell office:value-type="string">
            <text:p>check, clog, delay, drag, hinder, impede, obstruct, retard</text:p>
          </table:table-cell>
        </table:table-row>
        <table:table-row table:style-name="ro1">
          <table:table-cell office:value-type="string">
            <text:p>quote</text:p>
          </table:table-cell>
          <table:table-cell office:value-type="string">
            <text:p>cite, extract, plagiarize, repeat, excerpt, paraphrase, recite</text:p>
          </table:table-cell>
          <table:table-cell/>
        </table:table-row>
        <table:table-row table:style-name="ro1">
          <table:table-cell office:value-type="string">
            <text:p>racy</text:p>
          </table:table-cell>
          <table:table-cell office:value-type="string">
            <text:p>flavorous, lively, pungent, spicy, forcible, piquant, rich, spirited</text:p>
          </table:table-cell>
          <table:table-cell office:value-type="string">
            <text:p>cold, flat, insipid, stale, tasteless, dull, flavorless, prosy, stupid, vapid</text:p>
          </table:table-cell>
        </table:table-row>
        <table:table-row table:style-name="ro1">
          <table:table-cell office:value-type="string">
            <text:p>radical</text:p>
          </table:table-cell>
          <table:table-cell office:value-type="string">
            <text:p>complete, ingrained, perfect, constitutional, innate, positive, entire, native, primitive, essential, natural, thorough, extreme, organic, thoroughgoing, fundamental, original, total</text:p>
          </table:table-cell>
          <table:table-cell office:value-type="string">
            <text:p>conservative, incomplete, palliative, slight, tentative, inadequate, moderate, partial, superficial, trial</text:p>
          </table:table-cell>
        </table:table-row>
        <table:table-row table:style-name="ro1">
          <table:table-cell office:value-type="string">
            <text:p>rare</text:p>
          </table:table-cell>
          <table:table-cell office:value-type="string">
            <text:p>curious, odd, scarce, unique, extraordinary, peculiar, singular, unparalleled, incomparable, precious, strange, unprecedented, infrequent, remarkable, uncommon, unusual</text:p>
          </table:table-cell>
          <table:table-cell/>
        </table:table-row>
        <table:table-row table:style-name="ro1">
          <table:table-cell office:value-type="string">
            <text:p>reach</text:p>
          </table:table-cell>
          <table:table-cell office:value-type="string">
            <text:p>arrive, attain, come to, enter, gain, get to, land</text:p>
          </table:table-cell>
          <table:table-cell office:value-type="string">
            <text:p>depart, embark, go, go away, leave, set out, set sail, start, weigh anchor</text:p>
          </table:table-cell>
        </table:table-row>
        <table:table-row table:style-name="ro1">
          <table:table-cell office:value-type="string">
            <text:p>real</text:p>
          </table:table-cell>
          <table:table-cell office:value-type="string">
            <text:p>actual, demonstrable, genuine, true, authentic, developed, positive, unquestionable, certain, essential, substantial, veritable</text:p>
          </table:table-cell>
          <table:table-cell office:value-type="string">
            <text:p>conceived, feigned, illusory, supposed, unreal, fabulous, fictitious, imaginary, supposititious, untrue, fanciful, hypothetical, reported, theoretical, visionary</text:p>
          </table:table-cell>
        </table:table-row>
        <table:table-row table:style-name="ro1">
          <table:table-cell office:value-type="string">
            <text:p>reason</text:p>
          </table:table-cell>
          <table:table-cell office:value-type="string">
            <text:p>argue, debate, discuss, establish, question, contend, demonstrate, dispute, prove, wrangle, controvert</text:p>
          </table:table-cell>
          <table:table-cell/>
        </table:table-row>
        <table:table-row table:style-name="ro1">
          <table:table-cell office:value-type="string">
            <text:p>reason</text:p>
          </table:table-cell>
          <table:table-cell office:value-type="string">
            <text:p>account, cause, end, motive, principle, aim, consideration, ground, object, purpose, argument, design</text:p>
          </table:table-cell>
          <table:table-cell/>
        </table:table-row>
        <table:table-row table:style-name="ro1">
          <table:table-cell office:value-type="string">
            <text:p>reasoning</text:p>
          </table:table-cell>
          <table:table-cell office:value-type="string">
            <text:p>argument, argumentation, debate, ratiocination</text:p>
          </table:table-cell>
          <table:table-cell/>
        </table:table-row>
        <table:table-row table:style-name="ro1">
          <table:table-cell office:value-type="string">
            <text:p>rebellious</text:p>
          </table:table-cell>
          <table:table-cell office:value-type="string">
            <text:p>contumacious, mutinous, uncontrollable, disobedient, refractory, ungovernable, insubordinate, seditious, unmanageable, intractable</text:p>
          </table:table-cell>
          <table:table-cell office:value-type="string">
            <text:p>compliant, docile, manageable, subservient, controllable, dutiful, obedient, tractable, deferential, gentle, submissive, yielding</text:p>
          </table:table-cell>
        </table:table-row>
        <table:table-row table:style-name="ro1">
          <table:table-cell office:value-type="string">
            <text:p>record</text:p>
          </table:table-cell>
          <table:table-cell office:value-type="string">
            <text:p>account, enrolment, instrument, register, archive, entry, inventory, roll, catalogue, enumeration, memorandum, schedule, chronicle, history, memorial, scroll, document, inscription, muniment</text:p>
          </table:table-cell>
          <table:table-cell/>
        </table:table-row>
        <table:table-row table:style-name="ro1">
          <table:table-cell office:value-type="string">
            <text:p>recover</text:p>
          </table:table-cell>
          <table:table-cell office:value-type="string">
            <text:p>be cured or healed, heal, recuperate, restore, be restored, reanimate, regain, resume, cure, recruit, repossess, retrieve</text:p>
          </table:table-cell>
          <table:table-cell office:value-type="string">
            <text:p>die, fail, grow worse, relapse, sink</text:p>
          </table:table-cell>
        </table:table-row>
        <table:table-row table:style-name="ro1">
          <table:table-cell office:value-type="string">
            <text:p>refinement</text:p>
          </table:table-cell>
          <table:table-cell office:value-type="string">
            <text:p>civilization, cultivation, culture, elegance, politeness</text:p>
          </table:table-cell>
          <table:table-cell office:value-type="string">
            <text:p>barbarism, brutality, coarseness, rudeness, savagery, boorishness, clownishness, grossness, rusticity, vulgarity</text:p>
          </table:table-cell>
        </table:table-row>
        <table:table-row table:style-name="ro1">
          <table:table-cell office:value-type="string">
            <text:p>refute</text:p>
          </table:table-cell>
          <table:table-cell office:value-type="string">
            <text:p>confound, confute, disprove, overthrow, repel</text:p>
          </table:table-cell>
          <table:table-cell/>
        </table:table-row>
        <table:table-row table:style-name="ro1">
          <table:table-cell office:value-type="string">
            <text:p>reliable</text:p>
          </table:table-cell>
          <table:table-cell office:value-type="string">
            <text:p>trustworthy, trusty</text:p>
          </table:table-cell>
          <table:table-cell/>
        </table:table-row>
        <table:table-row table:style-name="ro1">
          <table:table-cell office:value-type="string">
            <text:p>religion</text:p>
          </table:table-cell>
          <table:table-cell office:value-type="string">
            <text:p>devotion, godliness, morality, piety, theology, faith, holiness, pietism, righteousness, worship</text:p>
          </table:table-cell>
          <table:table-cell office:value-type="string">
            <text:p>atheism, godlessness, irreligion, sacrilege, ungodliness, blasphemy, impiety, profanity, unbelief, wickedness</text:p>
          </table:table-cell>
        </table:table-row>
        <table:table-row table:style-name="ro1">
          <table:table-cell office:value-type="string">
            <text:p>reluctant</text:p>
          </table:table-cell>
          <table:table-cell office:value-type="string">
            <text:p>averse, disinclined, loath, slow, backward, indisposed, opposed, unwilling</text:p>
          </table:table-cell>
          <table:table-cell office:value-type="string">
            <text:p>desirous, disposed, eager, favorable, inclined, willing</text:p>
          </table:table-cell>
        </table:table-row>
        <table:table-row table:style-name="ro1">
          <table:table-cell office:value-type="string">
            <text:p>remark</text:p>
          </table:table-cell>
          <table:table-cell office:value-type="string">
            <text:p>annotation, comment, note, observation, utterance</text:p>
          </table:table-cell>
          <table:table-cell/>
        </table:table-row>
        <table:table-row table:style-name="ro1">
          <table:table-cell office:value-type="string">
            <text:p>rend</text:p>
          </table:table-cell>
          <table:table-cell office:value-type="string">
            <text:p>break, cleave, mangle, rive, sever, sunder, burst, lacerate, rip, rupture, slit, tear</text:p>
          </table:table-cell>
          <table:table-cell office:value-type="string">
            <text:p>heal, join, mend, reunite, secure, sew, solder, stitch, unite, weld</text:p>
          </table:table-cell>
        </table:table-row>
        <table:table-row table:style-name="ro1">
          <table:table-cell office:value-type="string">
            <text:p>renounce</text:p>
          </table:table-cell>
          <table:table-cell office:value-type="string">
            <text:p>abandon, disavow, disown, recant, repudiate, abjure, discard, forswear, refuse, retract, deny, disclaim, recall, reject, revoke</text:p>
          </table:table-cell>
          <table:table-cell office:value-type="string">
            <text:p>acknowledge, assert, cherish, defend, maintain, proclaim, uphold, advocate, avow, claim, hold, own, retain, vindicate</text:p>
          </table:table-cell>
        </table:table-row>
        <table:table-row table:style-name="ro1">
          <table:table-cell office:value-type="string">
            <text:p>repentance</text:p>
          </table:table-cell>
          <table:table-cell office:value-type="string">
            <text:p>compunction, contriteness, regret, self-condemnation, contrition, penitence, remorse, sorrow</text:p>
          </table:table-cell>
          <table:table-cell office:value-type="string">
            <text:p>approval, content, obduracy, self-complacency, comfort, hardness, obstinacy, self-congratulation, complacency, impenitence, self-approval, stubbornness</text:p>
          </table:table-cell>
        </table:table-row>
        <table:table-row table:style-name="ro1">
          <table:table-cell office:value-type="string">
            <text:p>report</text:p>
          </table:table-cell>
          <table:table-cell office:value-type="string">
            <text:p>account, narrative, rehearsal, rumor, story, description, recital, relation, statement, tale, narration, record</text:p>
          </table:table-cell>
          <table:table-cell/>
        </table:table-row>
        <table:table-row table:style-name="ro1">
          <table:table-cell office:value-type="string">
            <text:p>reproof</text:p>
          </table:table-cell>
          <table:table-cell office:value-type="string">
            <text:p>admonition, chiding, disapproval, reprimand, animadversion, comment, objurgation, reproach, blame, condemnation, rebuke, reproval, censure, criticism, reflection, upbraiding, check, denunciation, reprehension</text:p>
          </table:table-cell>
          <table:table-cell office:value-type="string">
            <text:p>applause, approval, encomium, eulogy, panegyric, praise, approbation, commendation</text:p>
          </table:table-cell>
        </table:table-row>
        <table:table-row table:style-name="ro1">
          <table:table-cell office:value-type="string">
            <text:p>reprove</text:p>
          </table:table-cell>
          <table:table-cell office:value-type="string">
            <text:p>admonish, condemn, reprimand, blame, expostulate with, reproach, censure, find fault with, take to task, chasten, rebuke, upbraid, check, remonstrate with, warn, chide, reprehend</text:p>
          </table:table-cell>
          <table:table-cell office:value-type="string">
            <text:p>abet, approve, countenance, impel, instigate, applaud, cheer, encourage, incite, urge on</text:p>
          </table:table-cell>
        </table:table-row>
        <table:table-row table:style-name="ro1">
          <table:table-cell office:value-type="string">
            <text:p>requite</text:p>
          </table:table-cell>
          <table:table-cell office:value-type="string">
            <text:p>avenge, punish, remunerate, revenge, compensate, quit, repay, reward, pay, reciprocate, retaliate, satisfy, pay off, recompense, return, settle with</text:p>
          </table:table-cell>
          <table:table-cell office:value-type="string">
            <text:p>absolve, excuse, forgive, overlook, pass over, acquit, forget, neglect, pardon, slight</text:p>
          </table:table-cell>
        </table:table-row>
        <table:table-row table:style-name="ro1">
          <table:table-cell office:value-type="string">
            <text:p>rest</text:p>
          </table:table-cell>
          <table:table-cell office:value-type="string">
            <text:p>calm, pause, quietness, slumber, calmness, peace, quietude, stay, cessation, peacefulness, recreation, stillness, ease, quiescence, repose, stop, intermission, quiet, sleep, tranquillity</text:p>
          </table:table-cell>
          <table:table-cell office:value-type="string">
            <text:p>agitation, disturbance, movement, stir, tumult, commotion, excitement, restlessness, strain, unrest, disquiet, motion, rush, toil, work</text:p>
          </table:table-cell>
        </table:table-row>
        <table:table-row table:style-name="ro1">
          <table:table-cell office:value-type="string">
            <text:p>restive</text:p>
          </table:table-cell>
          <table:table-cell office:value-type="string">
            <text:p>balky, impatient, rebellious, restless, fidgety, intractable, recalcitrant, skittish, fractious, mulish, refractory, stubborn, fretful, mutinous, resentful, unruly, frisky, obstinate, restiff, vicious</text:p>
          </table:table-cell>
          <table:table-cell office:value-type="string">
            <text:p>docile, manageable, passive, quiet, tractable, gentle, obedient, peaceable, submissive, yielding</text:p>
          </table:table-cell>
        </table:table-row>
        <table:table-row table:style-name="ro1">
          <table:table-cell office:value-type="string">
            <text:p>restrain</text:p>
          </table:table-cell>
          <table:table-cell office:value-type="string">
            <text:p>abridge, constrain, hold in, keep under, bridle, curb, keep, repress, check, hinder, keep back, restrict, circumscribe, hold, keep down, suppress, confine, hold back, keep in, withhold</text:p>
          </table:table-cell>
          <table:table-cell office:value-type="string">
            <text:p>aid, arouse, encourage, free, incite, release, animate, emancipate, excite, impel, let loose, set free</text:p>
          </table:table-cell>
        </table:table-row>
        <table:table-row table:style-name="ro1">
          <table:table-cell office:value-type="string">
            <text:p>retirement</text:p>
          </table:table-cell>
          <table:table-cell office:value-type="string">
            <text:p>loneliness, privacy, seclusion, solitude</text:p>
          </table:table-cell>
          <table:table-cell office:value-type="string">
            <text:p>association, companionship, company, converse, fellowship, society</text:p>
          </table:table-cell>
        </table:table-row>
        <table:table-row table:style-name="ro1">
          <table:table-cell office:value-type="string">
            <text:p>revelation</text:p>
          </table:table-cell>
          <table:table-cell office:value-type="string">
            <text:p>apocalypse, disclosure, manifestation</text:p>
          </table:table-cell>
          <table:table-cell office:value-type="string">
            <text:p>cloud, concealment, mystery, shrouding, cloudiness, hiding, obscuration, veiling</text:p>
          </table:table-cell>
        </table:table-row>
        <table:table-row table:style-name="ro1">
          <table:table-cell office:value-type="string">
            <text:p>revenge</text:p>
          </table:table-cell>
          <table:table-cell office:value-type="string">
            <text:p>avenging, retaliation, retribution, vengeance, requital</text:p>
          </table:table-cell>
          <table:table-cell office:value-type="string">
            <text:p>compassion, forgiveness, mercy, pardon, pity, reconciliation, excuse, grace</text:p>
          </table:table-cell>
        </table:table-row>
        <table:table-row table:style-name="ro1">
          <table:table-cell office:value-type="string">
            <text:p>revolution</text:p>
          </table:table-cell>
          <table:table-cell office:value-type="string">
            <text:p>anarchy, insurrection, revolt, confusion, lawlessness, riot, disintegration, mutiny, sedition, disorder, rebellion, tumult, insubordination</text:p>
          </table:table-cell>
          <table:table-cell office:value-type="string">
            <text:p>authority, domination, government, obedience, sovereignty, command, dominion, law, order, submission, control, empire, loyalty, rule, supremacy</text:p>
          </table:table-cell>
        </table:table-row>
        <table:table-row table:style-name="ro1">
          <table:table-cell office:value-type="string">
            <text:p>revolve</text:p>
          </table:table-cell>
          <table:table-cell office:value-type="string">
            <text:p>roll, rotate, turn</text:p>
          </table:table-cell>
          <table:table-cell office:value-type="string">
            <text:p>bind, chafe, grind, slide, slip, stand, stick</text:p>
          </table:table-cell>
        </table:table-row>
        <table:table-row table:style-name="ro1">
          <table:table-cell office:value-type="string">
            <text:p>riddle</text:p>
          </table:table-cell>
          <table:table-cell office:value-type="string">
            <text:p>conundrum, enigma, paradox, problem, puzzle</text:p>
          </table:table-cell>
          <table:table-cell office:value-type="string">
            <text:p>answer, axiom, explanation, proposition, solution</text:p>
          </table:table-cell>
        </table:table-row>
        <table:table-row table:style-name="ro1">
          <table:table-cell office:value-type="string">
            <text:p>right</text:p>
          </table:table-cell>
          <table:table-cell office:value-type="string">
            <text:p>claim, franchise, liberty, prerogative, exemption, immunity, license, privilege</text:p>
          </table:table-cell>
          <table:table-cell/>
        </table:table-row>
        <table:table-row table:style-name="ro1">
          <table:table-cell office:value-type="string">
            <text:p>rise</text:p>
          </table:table-cell>
          <table:table-cell office:value-type="string">
            <text:p>arise, ascend, emanate, flow, issue, proceed, spring</text:p>
          </table:table-cell>
          <table:table-cell office:value-type="string">
            <text:p>decline, descend, drop, fall, go down, set, settle, sink</text:p>
          </table:table-cell>
        </table:table-row>
        <table:table-row table:style-name="ro1">
          <table:table-cell office:value-type="string">
            <text:p>robber</text:p>
          </table:table-cell>
          <table:table-cell office:value-type="string">
            <text:p>bandit, depredator, freebooter, pirate, brigand, despoiler, highwayman, plunderer, buccaneer, footpad, marauder, raider, burglar, forager, pillager, thief</text:p>
          </table:table-cell>
          <table:table-cell/>
        </table:table-row>
        <table:table-row table:style-name="ro1">
          <table:table-cell office:value-type="string">
            <text:p>royal</text:p>
          </table:table-cell>
          <table:table-cell office:value-type="string">
            <text:p>august, kingly, majestic, princely, kinglike, magnificent, munificent, regal</text:p>
          </table:table-cell>
          <table:table-cell office:value-type="string">
            <text:p>beggarly, contemptible, mean, poor, servile, slavish, vile</text:p>
          </table:table-cell>
        </table:table-row>
        <table:table-row table:style-name="ro1">
          <table:table-cell office:value-type="string">
            <text:p>rustic</text:p>
          </table:table-cell>
          <table:table-cell office:value-type="string">
            <text:p>agricultural, coarse, pastoral, uncouth, artless, countrified, plain, unpolished, awkward, country, rude, unsophisticated, boorish, hoidenish, rural, untaught, bucolic, inelegant, sylvan, verdant, clownish, outlandish</text:p>
          </table:table-cell>
          <table:table-cell office:value-type="string">
            <text:p>accomplished, cultured, polished, refined, urbane, city-like, elegant, polite, urban, well-bred</text:p>
          </table:table-cell>
        </table:table-row>
        <table:table-row table:style-name="ro1">
          <table:table-cell office:value-type="string">
            <text:p>sacrament</text:p>
          </table:table-cell>
          <table:table-cell office:value-type="string">
            <text:p>ceremony, eucharist, observance, rite, solemnity, communion, Lord's Supper, ordinance, service</text:p>
          </table:table-cell>
          <table:table-cell/>
        </table:table-row>
        <table:table-row table:style-name="ro1">
          <table:table-cell office:value-type="string">
            <text:p>sagacious</text:p>
          </table:table-cell>
          <table:table-cell office:value-type="string">
            <text:p>able, intelligent, perspicacious, sensible, acute, keen, quick of scent, sharp, apt, keen-sighted, quick-scented, sharp-witted, clear-sighted, keen-witted, rational, shrewd, discerning, judicious, sage, wise</text:p>
          </table:table-cell>
          <table:table-cell office:value-type="string">
            <text:p>absurd, foolish, ignorant, obtuse, silly, sottish, undiscerning, dull, futile, irrational, senseless, simple, stupid, unintelligent</text:p>
          </table:table-cell>
        </table:table-row>
        <table:table-row table:style-name="ro1">
          <table:table-cell office:value-type="string">
            <text:p>sale</text:p>
          </table:table-cell>
          <table:table-cell office:value-type="string">
            <text:p>bargain, barter, change, deal, exchange, trade</text:p>
          </table:table-cell>
          <table:table-cell/>
        </table:table-row>
        <table:table-row table:style-name="ro1">
          <table:table-cell office:value-type="string">
            <text:p>sample</text:p>
          </table:table-cell>
          <table:table-cell office:value-type="string">
            <text:p>case, exemplification, instance, example, illustration, specimen</text:p>
          </table:table-cell>
          <table:table-cell office:value-type="string">
            <text:p>abnormality, aggregate, exception, monstrosity, total, whole</text:p>
          </table:table-cell>
        </table:table-row>
        <table:table-row table:style-name="ro1">
          <table:table-cell office:value-type="string">
            <text:p>satisfy</text:p>
          </table:table-cell>
          <table:table-cell office:value-type="string">
            <text:p>cloy, fill, sate, suffice, content, glut, satiate, surfeit</text:p>
          </table:table-cell>
          <table:table-cell office:value-type="string">
            <text:p>check, disappoint, restrain, starve, straiten, deny, refuse, restrict, stint, tantalize</text:p>
          </table:table-cell>
        </table:table-row>
        <table:table-row table:style-name="ro1">
          <table:table-cell office:value-type="string">
            <text:p>scholar</text:p>
          </table:table-cell>
          <table:table-cell office:value-type="string">
            <text:p>disciple, learner, pupil, savant, student</text:p>
          </table:table-cell>
          <table:table-cell office:value-type="string">
            <text:p>dunce, fool, idiot, idler, ignoramus, illiterate person</text:p>
          </table:table-cell>
        </table:table-row>
        <table:table-row table:style-name="ro1">
          <table:table-cell office:value-type="string">
            <text:p>science</text:p>
          </table:table-cell>
          <table:table-cell office:value-type="string">
            <text:p>art, knowledge</text:p>
          </table:table-cell>
          <table:table-cell/>
        </table:table-row>
        <table:table-row table:style-name="ro1">
          <table:table-cell office:value-type="string">
            <text:p>security</text:p>
          </table:table-cell>
          <table:table-cell office:value-type="string">
            <text:p>bail, earnest, gage, pledge, surety</text:p>
          </table:table-cell>
          <table:table-cell/>
        </table:table-row>
        <table:table-row table:style-name="ro1">
          <table:table-cell office:value-type="string">
            <text:p>self-abnegation</text:p>
          </table:table-cell>
          <table:table-cell office:value-type="string">
            <text:p>self-control, self-devotion, self-renunciation, self-denial, self-immolation, self-sacrifice</text:p>
          </table:table-cell>
          <table:table-cell office:value-type="string">
            <text:p>self-gratification, self-indulgence, selfishness, self-seeking, self-will</text:p>
          </table:table-cell>
        </table:table-row>
        <table:table-row table:style-name="ro1">
          <table:table-cell office:value-type="string">
            <text:p>send</text:p>
          </table:table-cell>
          <table:table-cell office:value-type="string">
            <text:p>cast, despatch, emit, impel, propel, dart, discharge, fling, lance, sling, delegate, dismiss, forward, launch, throw, depute, drive, hurl, project, transmit</text:p>
          </table:table-cell>
          <table:table-cell office:value-type="string">
            <text:p>bring, convey, give, hold, receive, carry, get, hand, keep, retain</text:p>
          </table:table-cell>
        </table:table-row>
        <table:table-row table:style-name="ro1">
          <table:table-cell office:value-type="string">
            <text:p>sensation</text:p>
          </table:table-cell>
          <table:table-cell office:value-type="string">
            <text:p>emotion, feeling, perception, sense</text:p>
          </table:table-cell>
          <table:table-cell/>
        </table:table-row>
        <table:table-row table:style-name="ro1">
          <table:table-cell office:value-type="string">
            <text:p>sensibility</text:p>
          </table:table-cell>
          <table:table-cell office:value-type="string">
            <text:p>feeling, impressibility, sensitiveness, susceptibility</text:p>
          </table:table-cell>
          <table:table-cell office:value-type="string">
            <text:p>coldness, deadness, hardness, insensibility, numbness, unconsciousness</text:p>
          </table:table-cell>
        </table:table-row>
        <table:table-row table:style-name="ro1">
          <table:table-cell office:value-type="string">
            <text:p>severe</text:p>
          </table:table-cell>
          <table:table-cell office:value-type="string">
            <text:p>austere, inflexible, rigorous, uncompromising, hard, morose, stern, unmitigated, harsh, relentless, stiff, unrelenting, inexorable, rigid, strict, unyielding</text:p>
          </table:table-cell>
          <table:table-cell office:value-type="string">
            <text:p>affable, easy, gentle, lenient, pliable, sweet, tractable, bland, genial, indulgent, mild, soft, tender, yielding</text:p>
          </table:table-cell>
        </table:table-row>
        <table:table-row table:style-name="ro1">
          <table:table-cell office:value-type="string">
            <text:p>shake</text:p>
          </table:table-cell>
          <table:table-cell office:value-type="string">
            <text:p>agitate, jar, quake, shiver, totter, brandish, joggle, quaver, shudder, tremble, flap, jolt, quiver, sway, vibrate, fluctuate, jounce, reel, swing, wave, flutter, oscillate, rock, thrill, waver</text:p>
          </table:table-cell>
          <table:table-cell/>
        </table:table-row>
        <table:table-row table:style-name="ro1">
          <table:table-cell office:value-type="string">
            <text:p>shelter</text:p>
          </table:table-cell>
          <table:table-cell office:value-type="string">
            <text:p>cover, guard, protect, shield, defend, harbor, screen, ward</text:p>
          </table:table-cell>
          <table:table-cell office:value-type="string">
            <text:p>betray, cast out, expel, expose, give up, refuse, reject, surrender</text:p>
          </table:table-cell>
        </table:table-row>
        <table:table-row table:style-name="ro1">
          <table:table-cell office:value-type="string">
            <text:p>sign</text:p>
          </table:table-cell>
          <table:table-cell office:value-type="string">
            <text:p>emblem, mark, presage, symbol, token, indication, note, prognostic, symptom, type, manifestation, omen, signal</text:p>
          </table:table-cell>
          <table:table-cell/>
        </table:table-row>
        <table:table-row table:style-name="ro1">
          <table:table-cell office:value-type="string">
            <text:p>sin</text:p>
          </table:table-cell>
          <table:table-cell office:value-type="string">
            <text:p>crime, fault, misdeed, vice, criminality, guilt, offense, viciousness, delinquency, ill-doing, transgression, wickedness, depravity, immorality, ungodliness, wrong, evil, iniquity, unrighteousness, wrong-doing</text:p>
          </table:table-cell>
          <table:table-cell office:value-type="string">
            <text:p>blamelessness, goodness, integrity, rectitude, sinlessness, excellence, holiness, morality, right, uprightness, godliness, innocence, purity, righteousness, virtue</text:p>
          </table:table-cell>
        </table:table-row>
        <table:table-row table:style-name="ro1">
          <table:table-cell office:value-type="string">
            <text:p>sing</text:p>
          </table:table-cell>
          <table:table-cell office:value-type="string">
            <text:p>carol, chant, chirp, chirrup, hum, warble</text:p>
          </table:table-cell>
          <table:table-cell/>
        </table:table-row>
        <table:table-row table:style-name="ro1">
          <table:table-cell office:value-type="string">
            <text:p>skeptic</text:p>
          </table:table-cell>
          <table:table-cell office:value-type="string">
            <text:p>agnostic, deist, doubter, infidel, unbeliever, atheist, disbeliever, freethinker</text:p>
          </table:table-cell>
          <table:table-cell office:value-type="string">
            <text:p>believer, Christian</text:p>
          </table:table-cell>
        </table:table-row>
        <table:table-row table:style-name="ro1">
          <table:table-cell office:value-type="string">
            <text:p>sketch</text:p>
          </table:table-cell>
          <table:table-cell office:value-type="string">
            <text:p>brief, draft, outline, plan, design, drawing, picture, skeleton</text:p>
          </table:table-cell>
          <table:table-cell/>
        </table:table-row>
        <table:table-row table:style-name="ro1">
          <table:table-cell office:value-type="string">
            <text:p>skilful</text:p>
          </table:table-cell>
          <table:table-cell office:value-type="string">
            <text:p>accomplished, apt, dexterous, happy, proficient, adept, clever, expert, ingenious, skilled, adroit, deft, handy, practised, trained</text:p>
          </table:table-cell>
          <table:table-cell office:value-type="string">
            <text:p>awkward, clumsy, inexpert, shiftless, unskilled, untrained, bungling, helpless, maladroit, unhandy, untaught</text:p>
          </table:table-cell>
        </table:table-row>
        <table:table-row table:style-name="ro1">
          <table:table-cell office:value-type="string">
            <text:p>slander</text:p>
          </table:table-cell>
          <table:table-cell office:value-type="string">
            <text:p>asperse, decry, disparage, revile, backbite, defame, libel, traduce, calumniate, depreciate, malign, vilify</text:p>
          </table:table-cell>
          <table:table-cell office:value-type="string">
            <text:p>defend, eulogize, extol, laud, praise, vindicate</text:p>
          </table:table-cell>
        </table:table-row>
        <table:table-row table:style-name="ro1">
          <table:table-cell office:value-type="string">
            <text:p>slang</text:p>
          </table:table-cell>
          <table:table-cell office:value-type="string">
            <text:p>cant, colloquialism, vulgarism, vulgarity</text:p>
          </table:table-cell>
          <table:table-cell/>
        </table:table-row>
        <table:table-row table:style-name="ro1">
          <table:table-cell office:value-type="string">
            <text:p>slow</text:p>
          </table:table-cell>
          <table:table-cell office:value-type="string">
            <text:p>dawdling, dilatory, gradual, lingering, slack, delaying, drowsy, inactive, moderate, sluggish, deliberate, dull, inert, procrastinating, tardy</text:p>
          </table:table-cell>
          <table:table-cell/>
        </table:table-row>
        <table:table-row table:style-name="ro1">
          <table:table-cell office:value-type="string">
            <text:p>sneer</text:p>
          </table:table-cell>
          <table:table-cell office:value-type="string">
            <text:p>fling, gibe, jeer, mock, scoff, taunt</text:p>
          </table:table-cell>
          <table:table-cell/>
        </table:table-row>
        <table:table-row table:style-name="ro1">
          <table:table-cell office:value-type="string">
            <text:p>socialism</text:p>
          </table:table-cell>
          <table:table-cell office:value-type="string">
            <text:p>collectivism, communism, fabianism</text:p>
          </table:table-cell>
          <table:table-cell/>
        </table:table-row>
        <table:table-row table:style-name="ro1">
          <table:table-cell office:value-type="string">
            <text:p>sound</text:p>
          </table:table-cell>
          <table:table-cell office:value-type="string">
            <text:p>noise, note, tone</text:p>
          </table:table-cell>
          <table:table-cell/>
        </table:table-row>
        <table:table-row table:style-name="ro1">
          <table:table-cell office:value-type="string">
            <text:p>speak</text:p>
          </table:table-cell>
          <table:table-cell office:value-type="string">
            <text:p>announce, converse, discourse, say, articulate, declaim, enunciate, talk, chat, declare, express, tell, chatter, deliver, pronounce, utter</text:p>
          </table:table-cell>
          <table:table-cell/>
        </table:table-row>
        <table:table-row table:style-name="ro1">
          <table:table-cell office:value-type="string">
            <text:p>speech</text:p>
          </table:table-cell>
          <table:table-cell office:value-type="string">
            <text:p>address, dissertation, oration, speaking, discourse, harangue, oratory, talk, disquisition, language, sermon, utterance</text:p>
          </table:table-cell>
          <table:table-cell office:value-type="string">
            <text:p>hush, silence, speechlessness, stillness, taciturnity</text:p>
          </table:table-cell>
        </table:table-row>
        <table:table-row table:style-name="ro1">
          <table:table-cell office:value-type="string">
            <text:p>spontaneous</text:p>
          </table:table-cell>
          <table:table-cell office:value-type="string">
            <text:p>automatic, impulsive, involuntary, voluntary, free, instinctive, unbidden, willing</text:p>
          </table:table-cell>
          <table:table-cell/>
        </table:table-row>
        <table:table-row table:style-name="ro1">
          <table:table-cell office:value-type="string">
            <text:p>spy</text:p>
          </table:table-cell>
          <table:table-cell office:value-type="string">
            <text:p>detective, emissary, scout</text:p>
          </table:table-cell>
          <table:table-cell/>
        </table:table-row>
        <table:table-row table:style-name="ro1">
          <table:table-cell office:value-type="string">
            <text:p>stain</text:p>
          </table:table-cell>
          <table:table-cell office:value-type="string">
            <text:p>blot, discolor, dishonor, soil, sully, tinge, color, disgrace, dye, spot, tarnish, tint</text:p>
          </table:table-cell>
          <table:table-cell/>
        </table:table-row>
        <table:table-row table:style-name="ro1">
          <table:table-cell office:value-type="string">
            <text:p>state</text:p>
          </table:table-cell>
          <table:table-cell office:value-type="string">
            <text:p>affirm, aver, declare, predicate, set forth, allege, avouch, depose, pronounce, specify, assert, avow, express, propound, swear, asseverate, certify, inform, protest, tell, assure, claim, maintain, say, testify</text:p>
          </table:table-cell>
          <table:table-cell office:value-type="string">
            <text:p>contradict, controvert, disprove, gainsay, refute, retract, contravene, deny, dispute, oppose, repudiate, waive</text:p>
          </table:table-cell>
        </table:table-row>
        <table:table-row table:style-name="ro1">
          <table:table-cell office:value-type="string">
            <text:p>steep</text:p>
          </table:table-cell>
          <table:table-cell office:value-type="string">
            <text:p>abrupt, high, precipitous, sharp, sheer</text:p>
          </table:table-cell>
          <table:table-cell office:value-type="string">
            <text:p>easy, flat, gentle, gradual, horizontal, level, low, slight</text:p>
          </table:table-cell>
        </table:table-row>
        <table:table-row table:style-name="ro1">
          <table:table-cell office:value-type="string">
            <text:p>storm</text:p>
          </table:table-cell>
          <table:table-cell office:value-type="string">
            <text:p>agitation, disturbance, tempest</text:p>
          </table:table-cell>
          <table:table-cell office:value-type="string">
            <text:p>calm, fair weather, hush, peace, serenity, stillness, tranquillity</text:p>
          </table:table-cell>
        </table:table-row>
        <table:table-row table:style-name="ro1">
          <table:table-cell office:value-type="string">
            <text:p>story</text:p>
          </table:table-cell>
          <table:table-cell office:value-type="string">
            <text:p>account, legend, narrative, recital, relation, anecdote, myth, novel, record, tale, incident, narration</text:p>
          </table:table-cell>
          <table:table-cell office:value-type="string">
            <text:p>annals, biography, chronicle, history, memoir</text:p>
          </table:table-cell>
        </table:table-row>
        <table:table-row table:style-name="ro1">
          <table:table-cell office:value-type="string">
            <text:p>stupidity</text:p>
          </table:table-cell>
          <table:table-cell office:value-type="string">
            <text:p>apathy, insensibility, slowness, stupefaction, dulness, obtuseness, sluggishness, stupor</text:p>
          </table:table-cell>
          <table:table-cell office:value-type="string">
            <text:p>acuteness, brilliancy, keenness, sagacity, alertness, cleverness, quickness, sense, animation, intelligence, readiness, sensibility</text:p>
          </table:table-cell>
        </table:table-row>
        <table:table-row table:style-name="ro1">
          <table:table-cell office:value-type="string">
            <text:p>stupor</text:p>
          </table:table-cell>
          <table:table-cell office:value-type="string">
            <text:p>apathy, fainting, stupefaction, syncope, asphyxia, insensibility, swoon, torpor, coma, lethargy, swooning, unconsciousness</text:p>
          </table:table-cell>
          <table:table-cell/>
        </table:table-row>
        <table:table-row table:style-name="ro1">
          <table:table-cell office:value-type="string">
            <text:p>subjective</text:p>
          </table:table-cell>
          <table:table-cell table:number-columns-repeated="2"/>
        </table:table-row>
        <table:table-row table:style-name="ro1">
          <table:table-cell office:value-type="string">
            <text:p>subsidy</text:p>
          </table:table-cell>
          <table:table-cell office:value-type="string">
            <text:p>aid, bounty, indemnity, reward, support, allowance, gift, pension, subvention, tribute, bonus, grant, premium</text:p>
          </table:table-cell>
          <table:table-cell/>
        </table:table-row>
        <table:table-row table:style-name="ro1">
          <table:table-cell office:value-type="string">
            <text:p>subvert</text:p>
          </table:table-cell>
          <table:table-cell office:value-type="string">
            <text:p>destroy, overthrow, ruin, supplant, extinguish, overturn, supersede, suppress</text:p>
          </table:table-cell>
          <table:table-cell office:value-type="string">
            <text:p>conserve, keep, perpetuate, preserve, sustain, uphold</text:p>
          </table:table-cell>
        </table:table-row>
        <table:table-row table:style-name="ro1">
          <table:table-cell office:value-type="string">
            <text:p>succeed</text:p>
          </table:table-cell>
          <table:table-cell office:value-type="string">
            <text:p>achieve, attain, flourish, prevail, prosper, thrive, win</text:p>
          </table:table-cell>
          <table:table-cell office:value-type="string">
            <text:p>be defeated, come short, fail, fall short, lose, miss, miscarry</text:p>
          </table:table-cell>
        </table:table-row>
        <table:table-row table:style-name="ro1">
          <table:table-cell office:value-type="string">
            <text:p>suggestion</text:p>
          </table:table-cell>
          <table:table-cell office:value-type="string">
            <text:p>hint, implication, innuendo, insinuation, intimation</text:p>
          </table:table-cell>
          <table:table-cell/>
        </table:table-row>
        <table:table-row table:style-name="ro1">
          <table:table-cell office:value-type="string">
            <text:p>supernatural</text:p>
          </table:table-cell>
          <table:table-cell office:value-type="string">
            <text:p>miraculous, preternatural, superhuman</text:p>
          </table:table-cell>
          <table:table-cell office:value-type="string">
            <text:p>common, commonplace, everyday, natural, ordinary, usual</text:p>
          </table:table-cell>
        </table:table-row>
        <table:table-row table:style-name="ro1">
          <table:table-cell office:value-type="string">
            <text:p>support</text:p>
          </table:table-cell>
          <table:table-cell office:value-type="string">
            <text:p>bear, cherish, keep, maintain, sustain, carry, hold up, keep up, prop, uphold</text:p>
          </table:table-cell>
          <table:table-cell office:value-type="string">
            <text:p>abandon, break down, demolish, destroy, let go, throw down, betray, cast down, desert, drop, overthrow, wreck</text:p>
          </table:table-cell>
        </table:table-row>
        <table:table-row table:style-name="ro1">
          <table:table-cell office:value-type="string">
            <text:p>suppose</text:p>
          </table:table-cell>
          <table:table-cell office:value-type="string">
            <text:p>conjecture, deem, guess, imagine, surmise, think</text:p>
          </table:table-cell>
          <table:table-cell office:value-type="string">
            <text:p>ascertain, be sure, conclude, discover, know, prove</text:p>
          </table:table-cell>
        </table:table-row>
        <table:table-row table:style-name="ro1">
          <table:table-cell office:value-type="string">
            <text:p>surrender</text:p>
          </table:table-cell>
          <table:table-cell office:value-type="string">
            <text:p>abandon, cede, give over, relinquish, alienate, give, give up, sacrifice, capitulate, give oneself up, let go, yield</text:p>
          </table:table-cell>
          <table:table-cell/>
        </table:table-row>
        <table:table-row table:style-name="ro1">
          <table:table-cell office:value-type="string">
            <text:p>synonymous</text:p>
          </table:table-cell>
          <table:table-cell office:value-type="string">
            <text:p>alike, equivalent, like, similar, correspondent, identical, same, synonymic, corresponding, interchangeable</text:p>
          </table:table-cell>
          <table:table-cell/>
        </table:table-row>
        <table:table-row table:style-name="ro1">
          <table:table-cell office:value-type="string">
            <text:p>system</text:p>
          </table:table-cell>
          <table:table-cell office:value-type="string">
            <text:p>manner, method, mode, order, regularity, rule</text:p>
          </table:table-cell>
          <table:table-cell office:value-type="string">
            <text:p>chaos, derangement, disarrangement, disorder, irregularity, confusion</text:p>
          </table:table-cell>
        </table:table-row>
        <table:table-row table:style-name="ro1">
          <table:table-cell office:value-type="string">
            <text:p>taciturn</text:p>
          </table:table-cell>
          <table:table-cell office:value-type="string">
            <text:p>close, mute, reticent, speechless, dumb, reserved, silent, uncommunicative</text:p>
          </table:table-cell>
          <table:table-cell office:value-type="string">
            <text:p>communicative, free, garrulous, loquacious, talkative, unreserved</text:p>
          </table:table-cell>
        </table:table-row>
        <table:table-row table:style-name="ro1">
          <table:table-cell office:value-type="string">
            <text:p>tasteful</text:p>
          </table:table-cell>
          <table:table-cell office:value-type="string">
            <text:p>artistic, delicate, esthetic, fastidious, nice, chaste, delicious, esthetical, fine, tasty, dainty, elegant, exquisite</text:p>
          </table:table-cell>
          <table:table-cell office:value-type="string">
            <text:p>clumsy, displeasing, grotesque, inartistic, rough, coarse, distasteful, harsh, inharmonious, rude, deformed, fulsome, hideous, meretricious, rugged, disgusting, gaudy, horrid, offensive, tawdry</text:p>
          </table:table-cell>
        </table:table-row>
        <table:table-row table:style-name="ro1">
          <table:table-cell office:value-type="string">
            <text:p>teach</text:p>
          </table:table-cell>
          <table:table-cell office:value-type="string">
            <text:p>discipline, give instruction, inform, nurture, drill, give lessons, initiate, school, educate, inculcate, instill, train, enlighten, indoctrinate, instruct, tutor</text:p>
          </table:table-cell>
          <table:table-cell/>
        </table:table-row>
        <table:table-row table:style-name="ro1">
          <table:table-cell office:value-type="string">
            <text:p>temerity</text:p>
          </table:table-cell>
          <table:table-cell office:value-type="string">
            <text:p>audacity, heedlessness, presumption, foolhardiness, over-confidence, rashness, hardihood, precipitancy, recklessness, hastiness, precipitation, venturesomeness</text:p>
          </table:table-cell>
          <table:table-cell office:value-type="string">
            <text:p>care, caution, circumspection, cowardice, hesitation, timidity, wariness</text:p>
          </table:table-cell>
        </table:table-row>
        <table:table-row table:style-name="ro1">
          <table:table-cell office:value-type="string">
            <text:p>term</text:p>
          </table:table-cell>
          <table:table-cell office:value-type="string">
            <text:p>article, denomination, member, phrase, condition, expression, name, word</text:p>
          </table:table-cell>
          <table:table-cell/>
        </table:table-row>
        <table:table-row table:style-name="ro1">
          <table:table-cell office:value-type="string">
            <text:p>terse</text:p>
          </table:table-cell>
          <table:table-cell office:value-type="string">
            <text:p>brief, concise, neat, short, compact, condensed, pithy, succinct, compendious, laconic, sententious</text:p>
          </table:table-cell>
          <table:table-cell office:value-type="string">
            <text:p>diffuse, lengthy, long, prolix, tedious, verbose, wordy</text:p>
          </table:table-cell>
        </table:table-row>
        <table:table-row table:style-name="ro1">
          <table:table-cell office:value-type="string">
            <text:p>testimony</text:p>
          </table:table-cell>
          <table:table-cell office:value-type="string">
            <text:p>affidavit, attestation, deposition, proof, affirmation, certification, evidence, witness</text:p>
          </table:table-cell>
          <table:table-cell/>
        </table:table-row>
        <table:table-row table:style-name="ro1">
          <table:table-cell office:value-type="string">
            <text:p>therefore</text:p>
          </table:table-cell>
          <table:table-cell office:value-type="string">
            <text:p>accordingly, consequently, then, whence, because, hence, thence, wherefore</text:p>
          </table:table-cell>
          <table:table-cell/>
        </table:table-row>
        <table:table-row table:style-name="ro1">
          <table:table-cell office:value-type="string">
            <text:p>throng</text:p>
          </table:table-cell>
          <table:table-cell office:value-type="string">
            <text:p>concourse, crowd, host, jam, mass, multitude, press</text:p>
          </table:table-cell>
          <table:table-cell/>
        </table:table-row>
        <table:table-row table:style-name="ro1">
          <table:table-cell office:value-type="string">
            <text:p>time</text:p>
          </table:table-cell>
          <table:table-cell office:value-type="string">
            <text:p>age, duration, epoch, period, sequence, term, date, eon, era, season, succession, while</text:p>
          </table:table-cell>
          <table:table-cell/>
        </table:table-row>
        <table:table-row table:style-name="ro1">
          <table:table-cell office:value-type="string">
            <text:p>tip</text:p>
          </table:table-cell>
          <table:table-cell office:value-type="string">
            <text:p>cant, dip, incline, list, slope, careen, heel over, lean, slant, tilt</text:p>
          </table:table-cell>
          <table:table-cell/>
        </table:table-row>
        <table:table-row table:style-name="ro1">
          <table:table-cell office:value-type="string">
            <text:p>tire</text:p>
          </table:table-cell>
          <table:table-cell office:value-type="string">
            <text:p>exhaust, fatigue, harass, jade, wear out, weary, fag</text:p>
          </table:table-cell>
          <table:table-cell office:value-type="string">
            <text:p>invigorate, recreate, refresh, relax, relieve, repose, rest, restore</text:p>
          </table:table-cell>
        </table:table-row>
        <table:table-row table:style-name="ro1">
          <table:table-cell office:value-type="string">
            <text:p>tool</text:p>
          </table:table-cell>
          <table:table-cell office:value-type="string">
            <text:p>apparatus, implement, machine, utensil, appliance, instrument, mechanism, weapon</text:p>
          </table:table-cell>
          <table:table-cell/>
        </table:table-row>
        <table:table-row table:style-name="ro1">
          <table:table-cell office:value-type="string">
            <text:p>topic</text:p>
          </table:table-cell>
          <table:table-cell office:value-type="string">
            <text:p>division, issue, motion, proposition, subject, head, matter, point, question, theme</text:p>
          </table:table-cell>
          <table:table-cell/>
        </table:table-row>
        <table:table-row table:style-name="ro1">
          <table:table-cell office:value-type="string">
            <text:p>trace</text:p>
          </table:table-cell>
          <table:table-cell office:value-type="string">
            <text:p>footmark, impression, remains, token, trail, footprint, mark, remnant, track, vestige, footstep, memorial, sign</text:p>
          </table:table-cell>
          <table:table-cell/>
        </table:table-row>
        <table:table-row table:style-name="ro1">
          <table:table-cell office:value-type="string">
            <text:p>transact</text:p>
          </table:table-cell>
          <table:table-cell office:value-type="string">
            <text:p>accomplish, carry on, do, perform, act, conduct, negotiate, treat</text:p>
          </table:table-cell>
          <table:table-cell/>
        </table:table-row>
        <table:table-row table:style-name="ro1">
          <table:table-cell office:value-type="string">
            <text:p>transaction</text:p>
          </table:table-cell>
          <table:table-cell office:value-type="string">
            <text:p>act, action, affair, business, deed, doing, proceeding</text:p>
          </table:table-cell>
          <table:table-cell/>
        </table:table-row>
        <table:table-row table:style-name="ro1">
          <table:table-cell office:value-type="string">
            <text:p>transcendental</text:p>
          </table:table-cell>
          <table:table-cell office:value-type="string">
            <text:p>a priori, intuitive, original, primordial, transcendent</text:p>
          </table:table-cell>
          <table:table-cell/>
        </table:table-row>
        <table:table-row table:style-name="ro1">
          <table:table-cell office:value-type="string">
            <text:p>transient</text:p>
          </table:table-cell>
          <table:table-cell office:value-type="string">
            <text:p>brief, fleeting, fugitive, short, ephemeral, flitting, momentary, temporary, evanescent, flying, passing, transitory</text:p>
          </table:table-cell>
          <table:table-cell office:value-type="string">
            <text:p>abiding, eternal, immortal, lasting, perpetual, undying, enduring, everlasting, imperishable, permanent, persistent, unfading</text:p>
          </table:table-cell>
        </table:table-row>
        <table:table-row table:style-name="ro1">
          <table:table-cell office:value-type="string">
            <text:p>union</text:p>
          </table:table-cell>
          <table:table-cell office:value-type="string">
            <text:p>coalition, conjunction, juncture, unification, combination, junction, oneness, unity</text:p>
          </table:table-cell>
          <table:table-cell office:value-type="string">
            <text:p>analysis, decomposition, disjunction, disunion, divorce, separation, contrariety, disconnection, dissociation, division, schism, severance</text:p>
          </table:table-cell>
        </table:table-row>
        <table:table-row table:style-name="ro1">
          <table:table-cell office:value-type="string">
            <text:p>usual</text:p>
          </table:table-cell>
          <table:table-cell office:value-type="string">
            <text:p>accustomed, everyday, general, ordinary, public, common, familiar, habitual, prevailing, regular, customary, frequent, normal, prevalent, wonted</text:p>
          </table:table-cell>
          <table:table-cell office:value-type="string">
            <text:p>exceptional, infrequent, rare, strange, unparalleled, extraordinary, out-of-the-way, singular, uncommon, unusual</text:p>
          </table:table-cell>
        </table:table-row>
        <table:table-row table:style-name="ro1">
          <table:table-cell office:value-type="string">
            <text:p>utility</text:p>
          </table:table-cell>
          <table:table-cell office:value-type="string">
            <text:p>advantage, expediency, serviceableness, avail, profit, use, benefit, service, usefulness</text:p>
          </table:table-cell>
          <table:table-cell office:value-type="string">
            <text:p>disadvantage, futility, inadequacy, inutility, uselessness, folly, impolicy, inexpediency, unprofitableness, worthlessness</text:p>
          </table:table-cell>
        </table:table-row>
        <table:table-row table:style-name="ro1">
          <table:table-cell office:value-type="string">
            <text:p>vacant</text:p>
          </table:table-cell>
          <table:table-cell office:value-type="string">
            <text:p>blank, leisure, unfilled, untenanted, void, empty, unemployed, unoccupied, vacuous, waste</text:p>
          </table:table-cell>
          <table:table-cell office:value-type="string">
            <text:p>brimful, busy, filled, inhabited, overflowing, brimmed, crammed, full, jammed, packed, brimming, crowded, gorged, occupied, replete</text:p>
          </table:table-cell>
        </table:table-row>
        <table:table-row table:style-name="ro1">
          <table:table-cell office:value-type="string">
            <text:p>vain</text:p>
          </table:table-cell>
          <table:table-cell office:value-type="string">
            <text:p>abortive, futile, shadowy, unsatisfying, baseless, idle, trifling, unserviceable, bootless, inconstant, trivial, unsubstantial, deceitful, ineffectual, unavailing, useless, delusive, nugatory, unimportant, vapid, empty, null, unprofitable, visionary, fruitless, profitless, unreal, worthless</text:p>
          </table:table-cell>
          <table:table-cell office:value-type="string">
            <text:p>adequate, effective, powerful, solid, useful, advantageous, efficient, profitable, sound, valid, beneficial, expedient, real, substantial, valuable, competent, potent, serviceable, sufficient, worthy</text:p>
          </table:table-cell>
        </table:table-row>
        <table:table-row table:style-name="ro1">
          <table:table-cell office:value-type="string">
            <text:p>venal</text:p>
          </table:table-cell>
          <table:table-cell office:value-type="string">
            <text:p>hireling, mercenary, purchasable, salable</text:p>
          </table:table-cell>
          <table:table-cell office:value-type="string">
            <text:p>disinterested, honest, incorruptible, public-spirited, unpurchasable, generous, honorable, patriotic</text:p>
          </table:table-cell>
        </table:table-row>
        <table:table-row table:style-name="ro1">
          <table:table-cell office:value-type="string">
            <text:p>venerate</text:p>
          </table:table-cell>
          <table:table-cell office:value-type="string">
            <text:p>adore, honor, respect, revere, reverence</text:p>
          </table:table-cell>
          <table:table-cell office:value-type="string">
            <text:p>contemn, detest, dishonor, scoff at, slight, despise, disdain, disregard, scorn, spurn</text:p>
          </table:table-cell>
        </table:table-row>
        <table:table-row table:style-name="ro1">
          <table:table-cell office:value-type="string">
            <text:p>veneration</text:p>
          </table:table-cell>
          <table:table-cell office:value-type="string">
            <text:p>adoration, awe, dread, reverence</text:p>
          </table:table-cell>
          <table:table-cell office:value-type="string">
            <text:p>contempt, disdain, dishonor, disregard, scorn</text:p>
          </table:table-cell>
        </table:table-row>
        <table:table-row table:style-name="ro1">
          <table:table-cell office:value-type="string">
            <text:p>venial</text:p>
          </table:table-cell>
          <table:table-cell office:value-type="string">
            <text:p>excusable, pardonable, slight, trivial</text:p>
          </table:table-cell>
          <table:table-cell office:value-type="string">
            <text:p>inexcusable, inexpiable, mortal, unpardonable, unjustifiable</text:p>
          </table:table-cell>
        </table:table-row>
        <table:table-row table:style-name="ro1">
          <table:table-cell office:value-type="string">
            <text:p>veracity</text:p>
          </table:table-cell>
          <table:table-cell office:value-type="string">
            <text:p>candor, honesty, reality, truthfulness, frankness, ingenuousness, truth, verity</text:p>
          </table:table-cell>
          <table:table-cell office:value-type="string">
            <text:p>deceit, duplicity, falsehood, fiction, lie, deception, error, falseness, guile, mendacity, delusion, fabrication, falsity, imposture, untruth</text:p>
          </table:table-cell>
        </table:table-row>
        <table:table-row table:style-name="ro1">
          <table:table-cell office:value-type="string">
            <text:p>verbal</text:p>
          </table:table-cell>
          <table:table-cell office:value-type="string">
            <text:p>literal, oral, vocal</text:p>
          </table:table-cell>
          <table:table-cell/>
        </table:table-row>
        <table:table-row table:style-name="ro1">
          <table:table-cell office:value-type="string">
            <text:p>victory</text:p>
          </table:table-cell>
          <table:table-cell office:value-type="string">
            <text:p>achievement, conquest, success, triumph, advantage, mastery, supremacy</text:p>
          </table:table-cell>
          <table:table-cell office:value-type="string">
            <text:p>defeat, disappointment, failure, miscarriage, retreat, destruction, disaster, frustration, overthrow, rout</text:p>
          </table:table-cell>
        </table:table-row>
        <table:table-row table:style-name="ro1">
          <table:table-cell office:value-type="string">
            <text:p>vigilant</text:p>
          </table:table-cell>
          <table:table-cell office:value-type="string">
            <text:p>alert, cautious, on the lookout, wary, awake, circumspect, sleepless, watchful, careful, on the alert, wakeful, wide-awake</text:p>
          </table:table-cell>
          <table:table-cell office:value-type="string">
            <text:p>careless, heedless, inconsiderate, oblivious, drowsy, inattentive, neglectful, thoughtless, dull, incautious, negligent, unwary</text:p>
          </table:table-cell>
        </table:table-row>
        <table:table-row table:style-name="ro1">
          <table:table-cell office:value-type="string">
            <text:p>virtue</text:p>
          </table:table-cell>
          <table:table-cell office:value-type="string">
            <text:p>chastity, honesty, probity, truth, duty, honor, purity, uprightness, excellence, integrity, rectitude, virtuousness, faithfulness, justice, righteousness, worth, goodness, morality, rightness, worthiness</text:p>
          </table:table-cell>
          <table:table-cell office:value-type="string">
            <text:p>evil, vice, viciousness, wickedness, wrong</text:p>
          </table:table-cell>
        </table:table-row>
        <table:table-row table:style-name="ro1">
          <table:table-cell office:value-type="string">
            <text:p>wander</text:p>
          </table:table-cell>
          <table:table-cell office:value-type="string">
            <text:p>deviate, diverge, go astray, range, rove, swerve, digress, err, ramble, roam, stray, veer</text:p>
          </table:table-cell>
          <table:table-cell/>
        </table:table-row>
        <table:table-row table:style-name="ro1">
          <table:table-cell office:value-type="string">
            <text:p>way</text:p>
          </table:table-cell>
          <table:table-cell office:value-type="string">
            <text:p>alley, course, lane, path, route, avenue, driveway, pass, pathway, street, bridle-path, highroad, passage, road, thoroughfare, channel, highway, passageway, roadway, track</text:p>
          </table:table-cell>
          <table:table-cell/>
        </table:table-row>
        <table:table-row table:style-name="ro1">
          <table:table-cell office:value-type="string">
            <text:p>wisdom</text:p>
          </table:table-cell>
          <table:table-cell office:value-type="string">
            <text:p>attainment, insight, prudence, depth, judgment, reason, discernment, judiciousness, reasonableness, discretion, knowledge, sagacity, enlightenment, learning, sense, erudition, prescience, skill, foresight, profundity, understanding, information</text:p>
          </table:table-cell>
          <table:table-cell office:value-type="string">
            <text:p>absurdity, folly, imbecility, miscalculation, senselessness, error, foolishness, imprudence, misjudgment, silliness, fatuity, idiocy, indiscretion, nonsense, stupidity</text:p>
          </table:table-cell>
        </table:table-row>
        <table:table-row table:style-name="ro1">
          <table:table-cell office:value-type="string">
            <text:p>wit</text:p>
          </table:table-cell>
          <table:table-cell office:value-type="string">
            <text:p>banter, fun, joke, waggery, burlesque, humor, playfulness, waggishness, drollery, jest, pleasantry, witticism, facetiousness, jocularity, raillery</text:p>
          </table:table-cell>
          <table:table-cell office:value-type="string">
            <text:p>dulness, seriousness, sobriety, solemnity, stolidity, stupidity, gravity</text:p>
          </table:table-cell>
        </table:table-row>
        <table:table-row table:style-name="ro1">
          <table:table-cell office:value-type="string">
            <text:p>work</text:p>
          </table:table-cell>
          <table:table-cell office:value-type="string">
            <text:p>achievement, doing, labor, product, action, drudgery, occupation, production, business, employment, performance, toil, deed, exertion</text:p>
          </table:table-cell>
          <table:table-cell office:value-type="string">
            <text:p>ease, idleness, leisure, recreation, relaxation, repose, rest, vacation</text:p>
          </table:table-cell>
        </table:table-row>
        <table:table-row table:style-name="ro1">
          <table:table-cell office:value-type="string">
            <text:p>yet</text:p>
          </table:table-cell>
          <table:table-cell office:value-type="string">
            <text:p>besides, further, hitherto, now, still, thus far</text:p>
          </table:table-cell>
          <table:table-cell/>
        </table:table-row>
        <table:table-row table:style-name="ro1">
          <table:table-cell office:value-type="string">
            <text:p>youthful</text:p>
          </table:table-cell>
          <table:table-cell office:value-type="string">
            <text:p>adolescent, callow, childlike, immature, puerile, boyish, childish, girlish, juvenile, young</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1">21.12.2012</text:date>, <text:time>04:28: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50" meta:object-count="0"/>
    <meta:generator>LibreOffice/3.4$Unix LibreOffice_project/340m1$Build-402</meta:generator>
  </office:meta>
</office:document-meta>
</file>